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Courier" svg:font-family="Courier"/>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master-page-name="PM2">
      <style:paragraph-properties fo:margin-left="0cm" fo:margin-right="0cm" fo:margin-top="0cm" fo:margin-bottom="0cm" style:contextual-spacing="false" fo:line-height="200%" fo:text-align="center" style:justify-single-word="false" fo:text-indent="0cm" style:auto-text-indent="false" style:page-number="auto"/>
      <style:text-properties fo:color="#000000" loext:opacity="100%" style:font-name="Courier" fo:font-size="32pt" style:text-underline-style="solid" style:text-underline-type="double" style:text-underline-width="auto" style:text-underline-color="font-color" style:font-name-asian="Courier" style:font-size-asian="32pt" style:font-name-complex="Courier" style:font-size-complex="32pt"/>
    </style:style>
    <style:style style:name="P2" style:family="paragraph" style:parent-style-name="Standard">
      <style:paragraph-properties fo:margin-left="0cm" fo:margin-right="0cm" fo:margin-top="0cm" fo:margin-bottom="0cm" style:contextual-spacing="false" fo:line-height="200%" fo:text-align="start" style:justify-single-word="false" fo:text-indent="0cm" style:auto-text-indent="false"/>
    </style:style>
    <style:style style:name="P3" style:family="paragraph" style:parent-style-name="Standard">
      <style:paragraph-properties fo:margin-left="0cm" fo:margin-right="0cm" fo:margin-top="0cm" fo:margin-bottom="0cm" style:contextual-spacing="false" fo:line-height="200%" fo:text-align="start" style:justify-single-word="false" fo:text-indent="1.27cm" style:auto-text-indent="false"/>
      <style:text-properties fo:color="#000000" loext:opacity="100%" style:font-name="Courier" fo:font-size="12pt" style:font-name-asian="Courier" style:font-size-asian="12pt" style:font-name-complex="Courier" style:font-size-complex="12pt"/>
    </style:style>
    <style:style style:name="P4" style:family="paragraph" style:parent-style-name="Standard">
      <style:paragraph-properties fo:margin-left="0cm" fo:margin-right="0cm" fo:margin-top="0cm" fo:margin-bottom="0cm" style:contextual-spacing="false" fo:line-height="200%" fo:text-align="center" style:justify-single-word="false" fo:text-indent="0cm" style:auto-text-indent="false" fo:break-before="page"/>
      <style:text-properties fo:color="#000000" loext:opacity="100%" style:font-name="Courier" fo:font-size="32pt" style:text-underline-style="solid" style:text-underline-type="double" style:text-underline-width="auto" style:text-underline-color="font-color" style:font-name-asian="Courier" style:font-size-asian="32pt" style:font-name-complex="Courier" style:font-size-complex="32pt"/>
    </style:style>
    <style:style style:name="P5" style:family="paragraph" style:parent-style-name="Standard">
      <style:paragraph-properties fo:margin-left="1.27cm" fo:margin-right="1.27cm" fo:margin-top="0cm" fo:margin-bottom="0cm" style:contextual-spacing="false" fo:line-height="200%" fo:text-align="start" style:justify-single-word="false" fo:text-indent="-1.27cm" style:auto-text-indent="false"/>
      <style:text-properties fo:color="#000000" loext:opacity="100%" style:font-name="Courier" fo:font-size="12pt" style:font-name-asian="Courier" style:font-size-asian="12pt" style:font-name-complex="Courier" style:font-size-complex="12pt"/>
    </style:style>
    <style:style style:name="P6" style:family="paragraph" style:parent-style-name="Standard">
      <style:paragraph-properties fo:margin-left="2.54cm" fo:margin-right="1.27cm" fo:margin-top="0cm" fo:margin-bottom="0cm" style:contextual-spacing="false" fo:line-height="200%" fo:text-align="start" style:justify-single-word="false" fo:text-indent="-1.27cm" style:auto-text-indent="false"/>
      <style:text-properties fo:color="#000000" loext:opacity="100%" style:font-name="Courier" fo:font-size="12pt" style:font-name-asian="Courier" style:font-size-asian="12pt" style:font-name-complex="Courier" style:font-size-complex="12pt"/>
    </style:style>
    <style:style style:name="P7" style:family="paragraph" style:parent-style-name="Standard">
      <style:paragraph-properties fo:margin-left="3.81cm" fo:margin-right="1.27cm" fo:margin-top="0cm" fo:margin-bottom="0cm" style:contextual-spacing="false" fo:line-height="200%" fo:text-align="start" style:justify-single-word="false" fo:text-indent="-1.27cm" style:auto-text-indent="false"/>
      <style:text-properties fo:color="#000000" loext:opacity="100%" style:font-name="Courier" fo:font-size="12pt" style:font-name-asian="Courier" style:font-size-asian="12pt" style:font-name-complex="Courier" style:font-size-complex="12pt"/>
    </style:style>
    <style:style style:name="P8" style:family="paragraph" style:parent-style-name="Standard">
      <style:paragraph-properties fo:margin-left="0cm" fo:margin-right="0cm" fo:margin-top="0cm" fo:margin-bottom="0cm" style:contextual-spacing="false" fo:line-height="200%" fo:text-align="center" style:justify-single-word="false" fo:text-indent="0cm" style:auto-text-indent="false"/>
    </style:style>
    <style:style style:name="P9" style:family="paragraph" style:parent-style-name="Standard">
      <style:paragraph-properties fo:margin-left="0cm" fo:margin-right="0cm" fo:margin-top="0cm" fo:margin-bottom="0cm" style:contextual-spacing="false" fo:line-height="200%" fo:text-align="start" style:justify-single-word="false" fo:text-indent="1.27cm" style:auto-text-indent="false"/>
    </style:style>
    <style:style style:name="P10" style:family="paragraph" style:parent-style-name="Standard">
      <style:paragraph-properties fo:margin-left="0cm" fo:margin-right="0cm" fo:margin-top="0cm" fo:margin-bottom="0cm" style:contextual-spacing="false" fo:line-height="200%" fo:text-align="start" style:justify-single-word="false" fo:text-indent="2.54cm" style:auto-text-indent="false"/>
      <style:text-properties fo:color="#000000" loext:opacity="100%" style:font-name="Courier" fo:font-size="12pt" style:font-name-asian="Courier" style:font-size-asian="12pt" style:font-name-complex="Courier" style:font-size-complex="12pt"/>
    </style:style>
    <style:style style:name="P11" style:family="paragraph" style:parent-style-name="Standard">
      <style:paragraph-properties fo:margin-left="0cm" fo:margin-right="0cm" fo:margin-top="0cm" fo:margin-bottom="0cm" style:contextual-spacing="false" fo:line-height="200%" fo:text-align="start" style:justify-single-word="false" fo:text-indent="2.54cm" style:auto-text-indent="false"/>
    </style:style>
    <style:style style:name="P12" style:family="paragraph" style:parent-style-name="Standard">
      <style:paragraph-properties fo:margin-left="0cm" fo:margin-right="0cm" fo:margin-top="0cm" fo:margin-bottom="0cm" style:contextual-spacing="false" fo:line-height="200%" fo:text-align="start" style:justify-single-word="false" fo:text-indent="0cm" style:auto-text-indent="false"/>
      <style:text-properties fo:color="#000000" loext:opacity="100%" style:font-name="Courier" fo:font-size="12pt" style:font-name-asian="Courier" style:font-size-asian="12pt" style:font-name-complex="Courier" style:font-size-complex="12pt"/>
    </style:style>
    <style:style style:name="P13" style:family="paragraph" style:parent-style-name="Standard">
      <style:paragraph-properties fo:margin-left="0cm" fo:margin-right="0cm" fo:margin-top="0cm" fo:margin-bottom="0cm" style:contextual-spacing="false" fo:line-height="200%" fo:text-align="start" style:justify-single-word="false" fo:text-indent="0cm" style:auto-text-indent="false" fo:break-before="page"/>
      <style:text-properties fo:color="#000000" loext:opacity="100%" style:font-name="Courier" fo:font-size="12pt" style:text-underline-style="solid" style:text-underline-width="auto" style:text-underline-color="font-color" style:font-name-asian="Courier" style:font-size-asian="12pt" style:font-name-complex="Courier" style:font-size-complex="12pt"/>
    </style:style>
    <style:style style:name="P14" style:family="paragraph" style:parent-style-name="Standard" style:master-page-name="PM3">
      <style:paragraph-properties fo:margin-left="0cm" fo:margin-right="0cm" fo:margin-top="0cm" fo:margin-bottom="0cm" style:contextual-spacing="false" fo:line-height="200%" fo:text-align="center" style:justify-single-word="false" fo:text-indent="0cm" style:auto-text-indent="false" style:page-number="auto" fo:break-before="page"/>
      <style:text-properties fo:color="#000000" loext:opacity="100%" style:font-name="Courier" fo:font-size="32pt" style:text-underline-style="solid" style:text-underline-type="double" style:text-underline-width="auto" style:text-underline-color="font-color" style:font-name-asian="Courier" style:font-size-asian="32pt" style:font-name-complex="Courier" style:font-size-complex="32pt"/>
    </style:style>
    <style:style style:name="P15" style:family="paragraph" style:parent-style-name="Standard">
      <style:paragraph-properties fo:margin-left="0cm" fo:margin-right="0cm" fo:margin-top="0cm" fo:margin-bottom="0cm" style:contextual-spacing="false" fo:line-height="200%" fo:text-align="start" style:justify-single-word="false" fo:text-indent="0cm" style:auto-text-indent="false"/>
      <style:text-properties fo:color="#000000" loext:opacity="100%" style:font-name="Courier" fo:font-size="24pt" style:text-underline-style="solid" style:text-underline-width="auto" style:text-underline-color="font-color" style:font-name-asian="Courier" style:font-size-asian="24pt" style:font-name-complex="Courier" style:font-size-complex="24pt"/>
    </style:style>
    <style:style style:name="P16" style:family="paragraph" style:parent-style-name="Standard">
      <style:paragraph-properties fo:margin-left="0cm" fo:margin-right="0cm" fo:margin-top="0cm" fo:margin-bottom="0cm" style:contextual-spacing="false" fo:line-height="200%" fo:text-align="justify" style:justify-single-word="false" fo:text-indent="0cm" style:auto-text-indent="false"/>
    </style:style>
    <style:style style:name="P17" style:family="paragraph" style:parent-style-name="Standard">
      <style:paragraph-properties fo:margin-left="0cm" fo:margin-right="0cm" fo:margin-top="0cm" fo:margin-bottom="0cm" style:contextual-spacing="false" fo:line-height="200%" fo:text-align="justify" style:justify-single-word="false" fo:text-indent="1.27cm" style:auto-text-indent="false"/>
    </style:style>
    <style:style style:name="P18" style:family="paragraph" style:parent-style-name="Standard">
      <style:paragraph-properties fo:margin-left="0cm" fo:margin-right="0cm" fo:margin-top="0cm" fo:margin-bottom="0cm" style:contextual-spacing="false" fo:line-height="200%" fo:text-align="justify" style:justify-single-word="false" fo:text-indent="0cm" style:auto-text-indent="false"/>
      <style:text-properties fo:color="#000000" loext:opacity="100%" style:font-name="Courier" fo:font-size="12pt" style:font-name-asian="Courier" style:font-size-asian="12pt" style:font-name-complex="Courier" style:font-size-complex="12pt"/>
    </style:style>
    <style:style style:name="P19" style:family="paragraph" style:parent-style-name="Standard">
      <style:paragraph-properties fo:margin-left="0cm" fo:margin-right="0cm" fo:margin-top="0cm" fo:margin-bottom="0cm" style:contextual-spacing="false" fo:line-height="200%" fo:text-align="start" style:justify-single-word="false" fo:text-indent="0cm" style:auto-text-indent="false" fo:break-before="page"/>
      <style:text-properties fo:color="#000000" loext:opacity="100%" style:font-name="Courier" fo:font-size="24pt" style:text-underline-style="solid" style:text-underline-width="auto" style:text-underline-color="font-color" style:font-name-asian="Courier" style:font-size-asian="24pt" style:font-name-complex="Courier" style:font-size-complex="24pt"/>
    </style:style>
    <style:style style:name="P20" style:family="paragraph" style:parent-style-name="Standard">
      <style:paragraph-properties fo:margin-left="0cm" fo:margin-right="0cm" fo:margin-top="0cm" fo:margin-bottom="0cm" style:contextual-spacing="false" fo:line-height="200%" fo:text-align="justify" style:justify-single-word="false" fo:text-indent="1.27cm" style:auto-text-indent="false"/>
      <style:text-properties fo:color="#000000" loext:opacity="100%" style:font-name="Courier" fo:font-size="12pt" style:font-name-asian="Courier" style:font-size-asian="12pt" style:font-name-complex="Courier" style:font-size-complex="12pt"/>
    </style:style>
    <style:style style:name="P21" style:family="paragraph" style:parent-style-name="Standard">
      <style:paragraph-properties fo:margin-left="0cm" fo:margin-right="0cm" fo:margin-top="0cm" fo:margin-bottom="0cm" style:contextual-spacing="false" fo:line-height="200%" fo:text-align="justify" style:justify-single-word="false" fo:text-indent="1.27cm" style:auto-text-indent="false" fo:break-before="page"/>
    </style:style>
    <style:style style:name="P22" style:family="paragraph" style:parent-style-name="Standard">
      <style:paragraph-properties fo:margin-left="0cm" fo:margin-right="0cm" fo:margin-top="0cm" fo:margin-bottom="0cm" style:contextual-spacing="false" fo:line-height="200%" fo:text-align="start" style:justify-single-word="false" fo:text-indent="0cm" style:auto-text-indent="false"/>
      <style:text-properties fo:color="#000000" loext:opacity="100%" style:font-name="Courier" fo:font-size="12pt" fo:font-style="italic" style:text-underline-style="solid" style:text-underline-width="auto" style:text-underline-color="font-color" fo:font-weight="bold" style:font-name-asian="Courier" style:font-size-asian="12pt" style:font-style-asian="italic" style:font-weight-asian="bold" style:font-name-complex="Courier" style:font-size-complex="12pt" style:font-style-complex="italic" style:font-weight-complex="bold"/>
    </style:style>
    <style:style style:name="P23" style:family="paragraph" style:parent-style-name="Standard" style:master-page-name="PM4">
      <style:paragraph-properties fo:margin-left="0cm" fo:margin-right="0cm" fo:margin-top="0cm" fo:margin-bottom="0cm" style:contextual-spacing="false" fo:line-height="200%" fo:text-align="center" style:justify-single-word="false" fo:text-indent="0cm" style:auto-text-indent="false" style:page-number="auto" fo:break-before="page"/>
      <style:text-properties fo:color="#000000" loext:opacity="100%" style:font-name="Courier" fo:font-size="32pt" style:text-underline-style="solid" style:text-underline-type="double" style:text-underline-width="auto" style:text-underline-color="font-color" style:font-name-asian="Courier" style:font-size-asian="32pt" style:font-name-complex="Courier" style:font-size-complex="32pt"/>
    </style:style>
    <style:style style:name="P24" style:family="paragraph" style:parent-style-name="Standard">
      <style:paragraph-properties fo:margin-left="0cm" fo:margin-right="0cm" fo:margin-top="0cm" fo:margin-bottom="0cm" style:contextual-spacing="false" fo:line-height="200%" fo:text-align="justify" style:justify-single-word="false" fo:text-indent="0cm" style:auto-text-indent="false"/>
      <style:text-properties fo:color="#000000" loext:opacity="100%" style:font-name="Courier" fo:font-size="12pt" style:text-underline-style="solid" style:text-underline-width="auto" style:text-underline-color="font-color" style:font-name-asian="Courier" style:font-size-asian="12pt" style:font-name-complex="Courier" style:font-size-complex="12pt"/>
    </style:style>
    <style:style style:name="P25" style:family="paragraph" style:parent-style-name="Standard">
      <style:paragraph-properties fo:margin-left="0cm" fo:margin-right="0cm" fo:margin-top="0cm" fo:margin-bottom="0cm" style:contextual-spacing="false" fo:line-height="200%" fo:text-align="justify" style:justify-single-word="false" fo:text-indent="0cm" style:auto-text-indent="false" fo:break-before="page"/>
    </style:style>
    <style:style style:name="P26" style:family="paragraph" style:parent-style-name="Standard">
      <style:paragraph-properties fo:margin-left="0cm" fo:margin-right="0cm" fo:margin-top="0cm" fo:margin-bottom="0cm" style:contextual-spacing="false" fo:line-height="200%" fo:text-align="justify" style:justify-single-word="false" fo:text-indent="2.54cm" style:auto-text-indent="false"/>
    </style:style>
    <style:style style:name="P27" style:family="paragraph" style:parent-style-name="Standard">
      <style:paragraph-properties fo:margin-left="0cm" fo:margin-right="0cm" fo:margin-top="0cm" fo:margin-bottom="0cm" style:contextual-spacing="false" fo:line-height="200%" fo:text-align="justify" style:justify-single-word="false" fo:text-indent="2.54cm" style:auto-text-indent="false"/>
      <style:text-properties fo:color="#000000" loext:opacity="100%" style:font-name="Courier" fo:font-size="12pt" style:font-name-asian="Courier" style:font-size-asian="12pt" style:font-name-complex="Courier" style:font-size-complex="12pt"/>
    </style:style>
    <style:style style:name="P28" style:family="paragraph" style:parent-style-name="Standard">
      <style:paragraph-properties fo:margin-left="0cm" fo:margin-right="0cm" fo:margin-top="0cm" fo:margin-bottom="0cm" style:contextual-spacing="false" fo:line-height="200%" fo:text-align="justify" style:justify-single-word="false" fo:text-indent="3.81cm" style:auto-text-indent="false"/>
    </style:style>
    <style:style style:name="P29" style:family="paragraph" style:parent-style-name="Standard">
      <style:paragraph-properties fo:margin-left="0cm" fo:margin-right="0cm" fo:margin-top="0cm" fo:margin-bottom="0cm" style:contextual-spacing="false" fo:line-height="200%" fo:text-align="justify" style:justify-single-word="false" fo:text-indent="0cm" style:auto-text-indent="false" fo:break-before="page"/>
      <style:text-properties fo:color="#000000" loext:opacity="100%" style:font-name="Courier" fo:font-size="12pt" style:font-name-asian="Courier" style:font-size-asian="12pt" style:font-name-complex="Courier" style:font-size-complex="12pt"/>
    </style:style>
    <style:style style:name="P30" style:family="paragraph" style:parent-style-name="Standard">
      <style:paragraph-properties fo:margin-left="0cm" fo:margin-right="0cm" fo:margin-top="0cm" fo:margin-bottom="0cm" style:contextual-spacing="false" fo:line-height="200%" fo:text-align="justify" style:justify-single-word="false" fo:text-indent="1.27cm" style:auto-text-indent="false" fo:break-before="page"/>
      <style:text-properties fo:color="#000000" loext:opacity="100%" style:font-name="Courier" fo:font-size="12pt" style:font-name-asian="Courier" style:font-size-asian="12pt" style:font-name-complex="Courier" style:font-size-complex="12pt"/>
    </style:style>
    <style:style style:name="P31" style:family="paragraph" style:parent-style-name="Standard">
      <style:paragraph-properties fo:margin-left="0cm" fo:margin-right="0cm" fo:margin-top="0cm" fo:margin-bottom="0cm" style:contextual-spacing="false" fo:line-height="200%" fo:text-align="justify" style:justify-single-word="false" fo:text-indent="3.81cm" style:auto-text-indent="false"/>
      <style:text-properties fo:color="#000000" loext:opacity="100%" style:font-name="Courier" fo:font-size="12pt" style:font-name-asian="Courier" style:font-size-asian="12pt" style:font-name-complex="Courier" style:font-size-complex="12pt"/>
    </style:style>
    <style:style style:name="P32" style:family="paragraph" style:parent-style-name="Standard">
      <style:paragraph-properties fo:margin-left="0cm" fo:margin-right="0cm" fo:margin-top="0cm" fo:margin-bottom="0cm" style:contextual-spacing="false" fo:line-height="200%" fo:text-align="start" style:justify-single-word="false" fo:text-indent="0cm" style:auto-text-indent="false" fo:break-before="page"/>
      <style:text-properties fo:color="#000000" loext:opacity="100%" style:font-name="Courier" fo:font-size="12pt" fo:font-style="italic" style:text-underline-style="solid" style:text-underline-width="auto" style:text-underline-color="font-color" fo:font-weight="bold" style:font-name-asian="Courier" style:font-size-asian="12pt" style:font-style-asian="italic" style:font-weight-asian="bold" style:font-name-complex="Courier" style:font-size-complex="12pt" style:font-style-complex="italic" style:font-weight-complex="bold"/>
    </style:style>
    <style:style style:name="P33" style:family="paragraph" style:parent-style-name="Standard" style:master-page-name="PM5">
      <style:paragraph-properties fo:margin-left="0cm" fo:margin-right="0cm" fo:margin-top="0cm" fo:margin-bottom="0cm" style:contextual-spacing="false" fo:line-height="200%" fo:text-align="center" style:justify-single-word="false" fo:text-indent="0cm" style:auto-text-indent="false" style:page-number="auto" fo:break-before="page"/>
      <style:text-properties fo:color="#000000" loext:opacity="100%" style:font-name="Courier" fo:font-size="32pt" style:text-underline-style="solid" style:text-underline-type="double" style:text-underline-width="auto" style:text-underline-color="font-color" style:font-name-asian="Courier" style:font-size-asian="32pt" style:font-name-complex="Courier" style:font-size-complex="32pt"/>
    </style:style>
    <style:style style:name="P34" style:family="paragraph" style:parent-style-name="Standard" style:master-page-name="PM6">
      <style:paragraph-properties fo:margin-left="0cm" fo:margin-right="0cm" fo:margin-top="0cm" fo:margin-bottom="0cm" style:contextual-spacing="false" fo:line-height="200%" fo:text-align="center" style:justify-single-word="false" fo:text-indent="0cm" style:auto-text-indent="false" style:page-number="auto" fo:break-before="page"/>
      <style:text-properties fo:color="#000000" loext:opacity="100%" style:font-name="Courier" fo:font-size="32pt" style:text-underline-style="solid" style:text-underline-type="double" style:text-underline-width="auto" style:text-underline-color="font-color" style:font-name-asian="Courier" style:font-size-asian="32pt" style:font-name-complex="Courier" style:font-size-complex="32pt"/>
    </style:style>
    <style:style style:name="T1" style:family="text">
      <style:text-properties fo:color="#000000" loext:opacity="100%" style:font-name="Courier" fo:font-size="12pt" style:font-name-asian="Courier" style:font-size-asian="12pt" style:font-name-complex="Courier" style:font-size-complex="12pt"/>
    </style:style>
    <style:style style:name="T2" style:family="text">
      <style:text-properties fo:color="#000000" loext:opacity="100%" style:font-name="Courier" fo:font-size="16pt" style:font-name-asian="Courier" style:font-size-asian="16pt" style:font-name-complex="Courier" style:font-size-complex="16pt"/>
    </style:style>
    <style:style style:name="T3" style:family="text">
      <style:text-properties fo:color="#000000" loext:opacity="100%" style:font-name="Courier" fo:font-size="32pt" style:text-underline-style="solid" style:text-underline-type="double" style:text-underline-width="auto" style:text-underline-color="font-color" style:font-name-asian="Courier" style:font-size-asian="32pt" style:font-name-complex="Courier" style:font-size-complex="32pt"/>
    </style:style>
    <style:style style:name="T4" style:family="text">
      <style:text-properties fo:color="#000000" loext:opacity="100%" style:font-name="Courier" fo:font-size="12pt" style:text-underline-style="solid" style:text-underline-type="double" style:text-underline-width="auto" style:text-underline-color="font-color" style:font-name-asian="Courier" style:font-size-asian="12pt" style:font-name-complex="Courier" style:font-size-complex="12pt"/>
    </style:style>
    <style:style style:name="T5" style:family="text">
      <style:text-properties fo:color="#000000" loext:opacity="100%" style:font-name="Courier" fo:font-size="12pt" style:text-underline-style="solid" style:text-underline-width="auto" style:text-underline-color="font-color" style:font-name-asian="Courier" style:font-size-asian="12pt" style:font-name-complex="Courier" style:font-size-complex="12pt"/>
    </style:style>
    <style:style style:name="T6" style:family="text">
      <style:text-properties fo:color="#000000" loext:opacity="100%" style:font-name="Courier" fo:font-size="12pt" fo:font-weight="bold" style:font-name-asian="Courier" style:font-size-asian="12pt" style:font-weight-asian="bold" style:font-name-complex="Courier" style:font-size-complex="12pt" style:font-weight-complex="bold"/>
    </style:style>
    <style:style style:name="T7" style:family="text">
      <style:text-properties fo:color="#000000" loext:opacity="100%" style:text-position="super 58%" style:font-name="Courier" fo:font-size="12pt" style:font-name-asian="Courier" style:font-size-asian="12pt" style:font-name-complex="Courier" style:font-size-complex="12pt"/>
    </style:style>
    <style:style style:name="T8" style:family="text">
      <style:text-properties fo:color="#000000" loext:opacity="100%" style:text-position="sub 58%" style:font-name="Courier" fo:font-size="12pt" style:font-name-asian="Courier" style:font-size-asian="12pt" style:font-name-complex="Courier" style:font-size-complex="12pt"/>
    </style:style>
    <style:style style:name="T9" style:family="text">
      <style:text-properties fo:color="#000000" loext:opacity="100%" style:text-position="super 58%" style:font-name="Courier" fo:font-size="12pt" style:text-underline-style="solid" style:text-underline-type="double" style:text-underline-width="auto" style:text-underline-color="font-color" style:font-name-asian="Courier" style:font-size-asian="12pt" style:font-name-complex="Courier" style:font-size-complex="12pt"/>
    </style:style>
    <style:style style:name="T10" style:family="text">
      <style:text-properties fo:color="#000000" loext:opacity="100%" style:font-name="Courier" fo:font-size="12pt" fo:font-style="italic" style:font-name-asian="Courier" style:font-size-asian="12pt" style:font-style-asian="italic" style:font-name-complex="Courier" style:font-size-complex="12pt" style:font-style-complex="italic"/>
    </style:style>
    <style:style style:name="T11" style:family="text">
      <style:text-properties fo:color="#000000" loext:opacity="100%" style:text-position="super 58%" style:font-name="Courier" fo:font-size="12pt" fo:font-weight="bold" style:font-name-asian="Courier" style:font-size-asian="12pt" style:font-weight-asian="bold" style:font-name-complex="Courier" style:font-size-complex="12pt" style:font-weight-complex="bold"/>
    </style:style>
    <style:style style:name="T12" style:family="text">
      <style:text-properties fo:color="#000000" loext:opacity="100%" style:text-position="sub 58%" style:font-name="Courier" fo:font-size="12pt" fo:font-weight="bold" style:font-name-asian="Courier" style:font-size-asian="12pt" style:font-weight-asian="bold" style:font-name-complex="Courier" style:font-size-complex="12pt" style:font-weight-complex="bold"/>
    </style:style>
    <style:style style:name="T13" style:family="text">
      <style:text-properties fo:color="#000000" loext:opacity="100%" style:text-position="sub 58%" style:font-name="Courier" fo:font-size="12pt" style:text-underline-style="solid" style:text-underline-type="double" style:text-underline-width="auto" style:text-underline-color="font-color" style:font-name-asian="Courier" style:font-size-asian="12pt" style:font-name-complex="Courier" style:font-size-complex="12pt"/>
    </style:style>
    <style:style style:name="T14" style:family="text">
      <style:text-properties fo:color="#000000" loext:opacity="100%" style:text-position="sub 58%" style:font-name="Courier" fo:font-size="12pt" style:text-underline-style="solid" style:text-underline-width="auto" style:text-underline-color="font-color" style:font-name-asian="Courier" style:font-size-asian="12pt" style:font-name-complex="Courier" style:font-size-complex="12pt"/>
    </style:style>
    <style:style style:name="T15" style:family="text">
      <style:text-properties fo:color="#000000" loext:opacity="100%" style:text-position="super 58%" style:font-name="Courier" fo:font-size="12pt" style:text-underline-style="solid" style:text-underline-width="auto" style:text-underline-color="font-color" style:font-name-asian="Courier" style:font-size-asian="12pt" style:font-name-complex="Courier"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UMEN</text:p>
      <text:p text:style-name="P2"><text:span text:style-name="T1"/></text:p>
      <text:p text:style-name="P3">El presente proyecto implementa una librería de rutinas en lenguaje C que resuelven el problema de autovalores generalizado:</text:p>
      <text:p text:style-name="P2"><text:span text:style-name="T1"/></text:p>
      <text:p text:style-name="P3">Las rutinas calculan los autovalores y/o los autovectores en función del tipo de solución que necesite el usuario:</text:p>
      <text:p text:style-name="P3">·Solución parcial única: Se han implementado los métodos de la potencia inversa y de la bisección.</text:p>
      <text:p text:style-name="P3">·Solución parcial: Se ha implementado el método de la iteración en un subespacio.</text:p>
      <text:p text:style-name="P3">·Solución total: Se ha implementado el método QZ.</text:p>
      <text:p text:style-name="P4">ÍNDICE</text:p>
      <text:p text:style-name="P2"><text:span text:style-name="T1"/></text:p>
      <text:p text:style-name="P2"><text:span text:style-name="T1"/></text:p>
      <text:p text:style-name="P5">1. INTRODUCCIÓN <text:s/>4</text:p>
      <text:p text:style-name="P2"><text:span text:style-name="T1"/></text:p>
      <text:p text:style-name="P5">2. FUNDAMENTO TEÓRICO <text:s/>9</text:p>
      <text:p text:style-name="P6">2.1 Transformaciones de semejanza <text:s/>9</text:p>
      <text:p text:style-name="P6">2.2 Transformaciones de equivalencia 10</text:p>
      <text:p text:style-name="P6">2.3 Operaciones elementales con matrices 10</text:p>
      <text:p text:style-name="P6">2.4 Forma canónica triangular 13</text:p>
      <text:p text:style-name="P6">2.5 Transformaciones de semejanza elementales. Propiedades 13</text:p>
      <text:p text:style-name="P6">2.6 Transformaciones unitarias elementales. Propiedades 14</text:p>
      <text:p text:style-name="P7">2.6.1 Matrices de rotación de Givens 14</text:p>
      <text:p text:style-name="P7">2.6.2 Matrices de Householder 15</text:p>
      <text:p text:style-name="P6">2.7 Análisis del error en los métodos basados en transformaciones elementales no unitarias 16</text:p>
      <text:p text:style-name="P6">2.8 Análisis del error en los métodos basados en transformaciones elementales unitarias 17</text:p>
      <text:p text:style-name="P6">2.9 Operaciones en coma flotante 18</text:p>
      <text:p text:style-name="P2"><text:soft-page-break/><text:span text:style-name="T1"/></text:p>
      <text:p text:style-name="P5">3. MÉTODOS DE RESOLUCIÓN 19</text:p>
      <text:p text:style-name="P6">3.1 Selección de un autovalor 19</text:p>
      <text:p text:style-name="P7">3.1.1 Potencia inversa 19</text:p>
      <text:p text:style-name="P7">3.1.2 Método de la bisección 25</text:p>
      <text:p text:style-name="P6">3.2 Selección de un grupo de autovalores 29</text:p>
      <text:p text:style-name="P7">3.2.1 Iteración en un subespacio 29</text:p>
      <text:p text:style-name="P6">3.3 Búsqueda de todos los autovalores 33</text:p>
      <text:p text:style-name="P7">3.3.1 QZ explítico 33</text:p>
      <text:p text:style-name="P2"><text:span text:style-name="T1"><text:s text:c="556"/></text:span><text:span text:style-name="T1">t</text:span><text:span text:style-name="T2"><text:tab/></text:span><text:span text:style-name="T3">1. INTRODUCCIÓN</text:span></text:p>
      <text:p text:style-name="P2"><text:span text:style-name="T1"/></text:p>
      <text:p text:style-name="P3">La resolución de ecuaciones diferenciales en derivadas parciales elípticas por el método de los elementos finitos (FEM), conlleva la aparición del problema de autovalores generalizado, expresado de la forma:</text:p>
      <text:p text:style-name="P8"><text:span text:style-name="T4">A</text:span><text:span text:style-name="T1"> * </text:span><text:span text:style-name="T5">x</text:span><text:span text:style-name="T1"> = </text:span><text:span text:style-name="T6">l</text:span><text:span text:style-name="T1"> * </text:span><text:span text:style-name="T4">B</text:span><text:span text:style-name="T1"> * </text:span><text:span text:style-name="T5">x</text:span></text:p>
      <text:p text:style-name="P2"><text:span text:style-name="T1">donde </text:span><text:span text:style-name="T4">A</text:span><text:span text:style-name="T1"> y </text:span><text:span text:style-name="T4">B</text:span><text:span text:style-name="T1"> son matrices cuadradas de variable real cualesquiera de dimensión nxn. <text:tab/>La resolución del problema consiste en dar los 'n' valores de </text:span><text:span text:style-name="T6">l</text:span><text:span text:style-name="T1"> que llamaremos autovalores (abreviadamente </text:span><text:soft-page-break/><text:span text:style-name="T1">vap), y sus correspondientes </text:span><text:span text:style-name="T5">x</text:span><text:span text:style-name="T1"> autovectores (abreviadamente vep). La interpretación física de cada vap y de cada vep vendrá dada en función del problema en cuestión que se esté resolviendo.</text:span></text:p>
      <text:p text:style-name="P3">Sin duda el problema de autovalores generalizado puede reducirse a un problema de vap's estándar, planteándose como sigue:</text:p>
      <text:p text:style-name="P8"><text:span text:style-name="T4">B</text:span><text:span text:style-name="T7">-1</text:span><text:span text:style-name="T1"> * </text:span><text:span text:style-name="T4">A</text:span><text:span text:style-name="T1"> * </text:span><text:span text:style-name="T5">x</text:span><text:span text:style-name="T1"> = </text:span><text:span text:style-name="T6">l</text:span><text:span text:style-name="T1"> * </text:span><text:span text:style-name="T5">x</text:span></text:p>
      <text:p text:style-name="P9"><text:span text:style-name="T1">Y aplicando entonces los métodos de resolución para el problema estándar de autovalores. Pero existe el inconveniente grave de invertir la matriz </text:span><text:span text:style-name="T4">B</text:span><text:span text:style-name="T1">, que debe eludirse. </text:span></text:p>
      <text:p text:style-name="P3">Para ello se estudia en el presente proyecto métodos que se aplicarán directamente sobre el problema generalizado, de forma que lo resolverá con mayor eficacia. Hay fundamentalmente tres caminos a la hora de abordar el problema:</text:p>
      <text:p text:style-name="P9"><text:span text:style-name="T1">·El primero consiste en buscar una solución del problema intentando conocer las propiedades de las matrices </text:span><text:span text:style-name="T4">A</text:span><text:span text:style-name="T1"> y </text:span><text:span text:style-name="T4">B</text:span><text:span text:style-name="T1">, lo que en el fondo se trata de resolver de forma directa o indirecta la ecuación:</text:span></text:p>
      <text:p text:style-name="P8"><text:span text:style-name="T1">det(</text:span><text:span text:style-name="T4">A</text:span><text:span text:style-name="T1"> - </text:span><text:span text:style-name="T6">l</text:span><text:span text:style-name="T4">B</text:span><text:span text:style-name="T1">) = 0</text:span></text:p>
      <text:p text:style-name="P3">Un método que sigue esta idea es el método de la bisección.</text:p>
      <text:p text:style-name="P9"><text:span text:style-name="T1">·El segundo consiste en hallar la solución del problema transformando las matrices </text:span><text:span text:style-name="T4">A</text:span><text:span text:style-name="T1"> y </text:span><text:span text:style-name="T4">B</text:span><text:span text:style-name="T1"> en matrices canónicas, mediante </text:span><text:soft-page-break/><text:span text:style-name="T1">trasformaciones de semejanza de tal modo que obtengamos los vap's a través de las matrices transformadas. Un método representativo es el método QZ.</text:span></text:p>
      <text:p text:style-name="P3">·El tercero consiste crear una serie numérica que consiga aproximar los elementos de la serie a la solución del problema. Por ejemplo podemos indicar que el método de la potencia inversa sigue este camino.</text:p>
      <text:p text:style-name="P9"><text:span text:style-name="T1">En el problema de autovalores se han desarrollado muchos métodos para darle una solución, la finalidad de la existencia de dichos métodos es que cada uno ofrece una solución a medida tanto de las características de las matrices </text:span><text:span text:style-name="T4">A</text:span><text:span text:style-name="T1"> y </text:span><text:span text:style-name="T4">B</text:span><text:span text:style-name="T1">, como de las exigencias del usuario a la hora de pedir una solución. En este contexto es posible dar:</text:span></text:p>
      <text:p text:style-name="P3">·Una solución parcial única. En el presente proyecto están desarrollados dos métodos a saber:</text:p>
      <text:p text:style-name="P10">··El método de la potencia inversa. Consiste en construir una serie de valores que debe converger hacia el valor más cercano a una constante definida por el usuario. A la vez nos proporcionará el autovector.</text:p>
      <text:p text:style-name="P10">··El método de la bisección. Consiste en buscar un autovalor dentro de un intervalo definido por el usuario.</text:p>
      <text:p text:style-name="P9"><text:span text:style-name="T1">·Una solución parcial. En este proyecto se implementa el método de la iteración en un subespacio, consistente en formar </text:span><text:soft-page-break/><text:span text:style-name="T1">una serie de 'm' vectores, donde 'm' es menor que la dimensión de </text:span><text:span text:style-name="T4">A</text:span><text:span text:style-name="T1"> y </text:span><text:span text:style-name="T4">B</text:span><text:span text:style-name="T1">, que debe converger hacia 'm' veṕs del problema de vap's generalizado.</text:span></text:p>
      <text:p text:style-name="P9"><text:span text:style-name="T1">·Una solución total. En este proyecto se implementa el método QZ. Este método busca las matrices unitarias </text:span><text:span text:style-name="T4">Q</text:span><text:span text:style-name="T1"> y </text:span><text:span text:style-name="T4">Z</text:span><text:span text:style-name="T1"> que transforman las matrices </text:span><text:span text:style-name="T4">A</text:span><text:span text:style-name="T1"> y </text:span><text:span text:style-name="T4">B</text:span><text:span text:style-name="T1"> a la forma canónica triangular, que son las matrices </text:span><text:span text:style-name="T4">T</text:span><text:span text:style-name="T1"> y </text:span><text:span text:style-name="T4">S</text:span><text:span text:style-name="T1">:</text:span></text:p>
      <text:p text:style-name="P8"><text:span text:style-name="T4">T</text:span><text:span text:style-name="T1"> = </text:span><text:span text:style-name="T4">QAZ</text:span><text:span text:style-name="T1">, </text:span><text:span text:style-name="T4">S</text:span><text:span text:style-name="T1"> = </text:span><text:span text:style-name="T4">QBZ</text:span><text:span text:style-name="T1">.</text:span></text:p>
      <text:p text:style-name="P9"><text:span text:style-name="T1">Para acelerar el método se excoge un valor </text:span><text:span text:style-name="T6">s</text:span><text:span text:style-name="T1"> que se aplica a modo de desplazamiento a la matriz </text:span><text:span text:style-name="T4">A</text:span><text:span text:style-name="T1">:</text:span></text:p>
      <text:p text:style-name="P8"><text:span text:style-name="T4">A'</text:span><text:span text:style-name="T1"> = </text:span><text:span text:style-name="T4">A</text:span><text:span text:style-name="T1"> - </text:span><text:span text:style-name="T6">s</text:span><text:span text:style-name="T4">B</text:span></text:p>
      <text:p text:style-name="P3">El modo en que se aplique este desplazamiento provoca que haya dos versiones del método QZ:</text:p>
      <text:p text:style-name="P11"><text:span text:style-name="T1">··Método QZ explícito. Se calculan las matrices </text:span><text:span text:style-name="T4">Q</text:span><text:span text:style-name="T1"> y </text:span><text:span text:style-name="T4">Z</text:span><text:span text:style-name="T1"> a partir de la matriz </text:span><text:span text:style-name="T4">A'</text:span><text:span text:style-name="T1">.</text:span></text:p>
      <text:p text:style-name="P11"><text:span text:style-name="T1">··Método QZ implícito. Se pueden obtener las matrices </text:span><text:span text:style-name="T4">Q</text:span><text:span text:style-name="T1"> y </text:span><text:span text:style-name="T4">Z</text:span><text:span text:style-name="T1"> sin calcular explícitamente </text:span><text:span text:style-name="T4">A'</text:span><text:span text:style-name="T1">, como ya veremos en el desarrollo del método.</text:span></text:p>
      <text:p text:style-name="P3">Para ilustrar los algoritmos que resuelven el problema de autovalores generalizado se calcularán los vaṕs de dos problemas de autovalores que están relacionados entre sí, el primero de dimensión 18x18 y el segundo de dimensión 44x44. </text:p>
      <text:p text:style-name="P3">Las matrices ejemplo han sido extraidos de la resolución de <text:soft-page-break/>la ecuación de Helmholtz sobre una guía de onda rectangular por el método de los elementos finitos. Los elementos se han tomado con una forma triangular. Las matrices en este caso son simétricas, por lo que sus autovalores y autovectores pertenecen a los reales.</text:p>
      <text:p text:style-name="P3">La interpretación física de la solución sugiere que los autovalores se corresponden con el cuadrado de la frecuencia de corte del modo que representa:</text:p>
      <text:p text:style-name="P8"><text:span text:style-name="T6">l</text:span><text:span text:style-name="T8">i</text:span><text:span text:style-name="T1"> = </text:span><text:span text:style-name="T6">w</text:span><text:span text:style-name="T8">i</text:span><text:span text:style-name="T7">2</text:span></text:p>
      <text:p text:style-name="P12">y los autovectores dibujan la forma del modo en la guía.</text:p>
      <text:p text:style-name="P13">Nomenclatura</text:p>
      <text:p text:style-name="P9"><text:span text:style-name="T4">A</text:span><text:span text:style-name="T1"> Matriz.</text:span></text:p>
      <text:p text:style-name="P9"><text:span text:style-name="T4">A</text:span><text:span text:style-name="T7">-1</text:span><text:span text:style-name="T1"> Matriz inversa.</text:span></text:p>
      <text:p text:style-name="P9"><text:span text:style-name="T4">A</text:span><text:span text:style-name="T7">t</text:span><text:span text:style-name="T1"> Matriz transpuesta.</text:span></text:p>
      <text:p text:style-name="P9"><text:span text:style-name="T4">I</text:span><text:span text:style-name="T1"> Matriz identidad.</text:span></text:p>
      <text:p text:style-name="P9"><text:span text:style-name="T5">x</text:span><text:span text:style-name="T1"> Vector.</text:span></text:p>
      <text:p text:style-name="P9"><text:span text:style-name="T6">k</text:span><text:span text:style-name="T1"> Escalar.</text:span></text:p>
      <text:p text:style-name="P9"><text:span text:style-name="T6">a</text:span><text:span text:style-name="T8">ij</text:span><text:span text:style-name="T1"> Elemento de la fila 'i', columna 'j' de una matriz.</text:span></text:p>
      <text:p text:style-name="P9"><text:span text:style-name="T6">v</text:span><text:span text:style-name="T8">i</text:span><text:span text:style-name="T1"> Elemento 'i' de un vector.</text:span></text:p>
      <text:p text:style-name="P9"><text:span text:style-name="T1">║</text:span><text:span text:style-name="T4">A</text:span><text:span text:style-name="T1">║</text:span><text:span text:style-name="T8">p</text:span><text:span text:style-name="T1"> Norma 'p' de una matriz.</text:span></text:p>
      <text:p text:style-name="P9"><text:span text:style-name="T1">║</text:span><text:span text:style-name="T5">v</text:span><text:span text:style-name="T1">║</text:span><text:span text:style-name="T8">p</text:span><text:span text:style-name="T1"> Norma 'p' de un vector.</text:span></text:p>
      <text:p text:style-name="P9"><text:span text:style-name="T1">│</text:span><text:span text:style-name="T6">k</text:span><text:span text:style-name="T1">│ Módulo de un escalar.</text:span></text:p>
      <text:p text:style-name="P14">2. FUNDAMENTO TEÓRICO</text:p>
      <text:p text:style-name="P2"><text:span text:style-name="T1"/></text:p>
      <text:p text:style-name="P15">2.1 Transformaciones de semejanza</text:p>
      <text:p text:style-name="P16"><text:span text:style-name="T1"/></text:p>
      <text:p text:style-name="P17"><text:span text:style-name="T1">La transformación de semejanza realizada sobre una matriz cuadrada </text:span><text:span text:style-name="T4">A</text:span><text:span text:style-name="T1">, convierte esta matriz en una matriz semejante </text:span><text:span text:style-name="T4">H</text:span><text:span text:style-name="T9">-1</text:span><text:span text:style-name="T4">AH</text:span></text:p>
      <text:p text:style-name="P16"><text:span text:style-name="T1">donde se debe cumplir que </text:span><text:span text:style-name="T4">H</text:span><text:span text:style-name="T1"> es no singular. Expresado en el problema de autovalores generalizado queda:</text:span></text:p>
      <text:p text:style-name="P8"><text:span text:style-name="T4">A</text:span><text:span text:style-name="T5">x</text:span><text:span text:style-name="T1"> = </text:span><text:span text:style-name="T6">l</text:span><text:span text:style-name="T4">B</text:span><text:span text:style-name="T5">x</text:span></text:p>
      <text:p text:style-name="P18">el problema transformado,</text:p>
      <text:p text:style-name="P8"><text:span text:style-name="T4">H</text:span><text:span text:style-name="T9">-1</text:span><text:span text:style-name="T4">AH</text:span><text:span text:style-name="T5">x</text:span><text:span text:style-name="T1"> = </text:span><text:span text:style-name="T6">l</text:span><text:span text:style-name="T4">H</text:span><text:span text:style-name="T9">-1</text:span><text:span text:style-name="T4">BH</text:span><text:span text:style-name="T5">x</text:span></text:p>
      <text:p text:style-name="P18">queda un nuevo problema,</text:p>
      <text:p text:style-name="P8"><text:span text:style-name="T4">A'</text:span><text:span text:style-name="T5">y</text:span><text:span text:style-name="T1"> = </text:span><text:span text:style-name="T6">l</text:span><text:span text:style-name="T4">B'</text:span><text:span text:style-name="T5">y</text:span></text:p>
      <text:p text:style-name="P17"><text:span text:style-name="T1">Los autovalores como se observa son invariantes con respecto a una transformación de semejanza, pero los autovectores se ven modificados según </text:span><text:span text:style-name="T5">x</text:span><text:span text:style-name="T1"> = </text:span><text:span text:style-name="T4">H</text:span><text:span text:style-name="T7">-1</text:span><text:span text:style-name="T5">y</text:span><text:span text:style-name="T1">.</text:span></text:p>
      <text:p text:style-name="P16"><text:span text:style-name="T1"/></text:p>
      <text:p text:style-name="P19">2.2 Transformaciones de equivalencia</text:p>
      <text:p text:style-name="P16"><text:span text:style-name="T1"/></text:p>
      <text:p text:style-name="P17"><text:span text:style-name="T1">Una matriz </text:span><text:span text:style-name="T4">T</text:span><text:span text:style-name="T1"> se dice que es equivalente a una matriz </text:span><text:span text:style-name="T4">A</text:span><text:span text:style-name="T1"> si existen las matrices no singulares </text:span><text:span text:style-name="T4">P</text:span><text:span text:style-name="T1"> y </text:span><text:span text:style-name="T4">Q</text:span><text:span text:style-name="T1"> que cumplen:</text:span></text:p>
      <text:p text:style-name="P8"><text:span text:style-name="T4">PAQ</text:span><text:span text:style-name="T1"> = </text:span><text:span text:style-name="T4">B</text:span></text:p>
      <text:p text:style-name="P20">El problema de autovalores generalizado en las transformaciones equivalentes queda:</text:p>
      <text:p text:style-name="P8"><text:span text:style-name="T4">A</text:span><text:span text:style-name="T5">x</text:span><text:span text:style-name="T1"> = </text:span><text:span text:style-name="T6">l</text:span><text:span text:style-name="T4">B</text:span><text:span text:style-name="T5">x</text:span></text:p>
      <text:p text:style-name="P18">el problema transformado,</text:p>
      <text:p text:style-name="P8"><text:span text:style-name="T4">PAQ</text:span><text:span text:style-name="T5">x</text:span><text:span text:style-name="T1"> = </text:span><text:span text:style-name="T6">l</text:span><text:span text:style-name="T4">PBQ</text:span><text:span text:style-name="T5">x</text:span></text:p>
      <text:p text:style-name="P18">queda un nuevo problema,</text:p>
      <text:p text:style-name="P8"><text:span text:style-name="T4">A'</text:span><text:span text:style-name="T5">y</text:span><text:span text:style-name="T1"> = </text:span><text:span text:style-name="T6">l</text:span><text:span text:style-name="T4">B'</text:span><text:span text:style-name="T5">y</text:span></text:p>
      <text:p text:style-name="P17"><text:span text:style-name="T1">Los autovalores como se observa son invariantes con respecto a una transformación de semejanza, pero los autovectores se ven modificados según </text:span><text:span text:style-name="T5">x</text:span><text:span text:style-name="T1"> = </text:span><text:span text:style-name="T4">Q</text:span><text:span text:style-name="T7">-1</text:span><text:span text:style-name="T5">y</text:span><text:span text:style-name="T1">.</text:span></text:p>
      <text:p text:style-name="P16"><text:span text:style-name="T1"/></text:p>
      <text:p text:style-name="P15">2.3 Operaciones elementales con matrices</text:p>
      <text:p text:style-name="P16"><text:soft-page-break/><text:span text:style-name="T1"/></text:p>
      <text:p text:style-name="P17"><text:span text:style-name="T1">Definiremos una matriz </text:span><text:span text:style-name="T4">P</text:span><text:span text:style-name="T1">, la cual multiplicada por la matriz </text:span><text:span text:style-name="T4">A</text:span><text:span text:style-name="T1">, efectuará sobre ésta operaciones que se llamanrán elementales sobre las filas y/o columnas de </text:span><text:span text:style-name="T4">A</text:span><text:span text:style-name="T1">.</text:span></text:p>
      <text:p text:style-name="P17"><text:span text:style-name="T1">La definición que podemos hacer de </text:span><text:span text:style-name="T4">P</text:span><text:span text:style-name="T1"> es:</text:span></text:p>
      <text:p text:style-name="P21"><text:span text:style-name="T1">·a) p</text:span><text:span text:style-name="T8">ii</text:span><text:span text:style-name="T1"> = 1 (i != k,l); p</text:span><text:span text:style-name="T8">kl</text:span><text:span text:style-name="T1"> = p</text:span><text:span text:style-name="T8">lk</text:span><text:span text:style-name="T1"> = 1; p</text:span><text:span text:style-name="T8">ij</text:span><text:span text:style-name="T1"> = 0 (otro caso)</text:span></text:p>
      <text:p text:style-name="P16"><text:span text:style-name="T1"/></text:p>
      <text:p text:style-name="P17"><text:span text:style-name="T1">·b) p</text:span><text:span text:style-name="T8">ii</text:span><text:span text:style-name="T1"> = 1 (i = 1,...,n); p</text:span><text:span text:style-name="T8">kl</text:span><text:span text:style-name="T1"> = r; p</text:span><text:span text:style-name="T8">ij</text:span><text:span text:style-name="T1"> = 0 (otro caso)</text:span></text:p>
      <text:p text:style-name="P16"><text:span text:style-name="T1"/></text:p>
      <text:p text:style-name="P17"><text:span text:style-name="T1">.c) p</text:span><text:span text:style-name="T8">ii</text:span><text:span text:style-name="T1"> = 1 (i != k); p</text:span><text:span text:style-name="T8">kk</text:span><text:span text:style-name="T1"> = r; p</text:span><text:span text:style-name="T8">ij</text:span><text:span text:style-name="T1"> = 0 (otro caso)</text:span></text:p>
      <text:p text:style-name="P16"><text:span text:style-name="T1"/></text:p>
      <text:p text:style-name="P17"><text:span text:style-name="T1">La premultiplicación de la matriz </text:span><text:span text:style-name="T4">P</text:span><text:span text:style-name="T1"> por la matriz </text:span><text:span text:style-name="T4">A</text:span><text:span text:style-name="T1"> según los casos a), b) y c) produce los siguientes cambios:</text:span></text:p>
      <text:p text:style-name="P20">·a) Las filas 'k' y 'l' se intercambian.</text:p>
      <text:p text:style-name="P17"><text:span text:style-name="T1">·b) </text:span><text:span text:style-name="T6">r</text:span><text:span text:style-name="T1"> veces la fila 'k' se suma a la fila 'l'.</text:span></text:p>
      <text:p text:style-name="P17"><text:span text:style-name="T1">·c) La fila 'k' se multiplica por la constante </text:span><text:span text:style-name="T6">r</text:span><text:span text:style-name="T1">.</text:span></text:p>
      <text:p text:style-name="P17"><text:span text:style-name="T1">La postmultiplicacion de la matriz </text:span><text:span text:style-name="T4">P</text:span><text:span text:style-name="T1"> por la matriz </text:span><text:span text:style-name="T4">A</text:span><text:span text:style-name="T1"> tiene su correspondiente efecto sobre las columnas, en lugar de las filas.</text:span></text:p>
      <text:p text:style-name="P16"><text:span text:style-name="T1"/></text:p>
      <text:p text:style-name="P15">2.4 Forma canónica triangular</text:p>
      <text:p text:style-name="P16"><text:span text:style-name="T1"/></text:p>
      <text:p text:style-name="P20">Todas las matrices reales son semejantes a una matriz de estructura triangular, bien inferior o bien superior.</text:p>
      <text:p text:style-name="P8"><text:span text:style-name="T4">T</text:span><text:span text:style-name="T1"> = </text:span><text:span text:style-name="T4">H</text:span><text:span text:style-name="T9">-1</text:span><text:span text:style-name="T4">AH</text:span></text:p>
      <text:p text:style-name="P16"><text:span text:style-name="T1"/></text:p>
      <text:p text:style-name="P15">2.5 Transformaciones de <text:soft-page-break/>semejanza elementales. Propiedades</text:p>
      <text:p text:style-name="P16"><text:span text:style-name="T1"/></text:p>
      <text:p text:style-name="P17"><text:span text:style-name="T1">Las transformaciones de semejanza empleadas para modificar la estructura de una matriz </text:span><text:span text:style-name="T4">A</text:span><text:span text:style-name="T1"> real se efectuan a partir de sucesivas transformaciones de semejanza efectuadas con las matrices elementales defindas a continuación:</text:span></text:p>
      <text:p text:style-name="P17"><text:span text:style-name="T1">·a) La matriz </text:span><text:span text:style-name="T4">I</text:span><text:span text:style-name="T8">ij</text:span><text:span text:style-name="T1">, igual a la matriz identidad excepto en el hecho que se han intercambiado las filas 'i' y 'j', y las columnas 'i' y 'j'. La transformación de semejanza realizada con la matriz </text:span><text:span text:style-name="T4">I</text:span><text:span text:style-name="T8">ij</text:span><text:span text:style-name="T1"> tiene como resultado el intercambio de los elementos a</text:span><text:span text:style-name="T8">ij</text:span><text:span text:style-name="T1"> y a</text:span><text:span text:style-name="T8">ji</text:span><text:span text:style-name="T1">.</text:span></text:p>
      <text:p text:style-name="P17"><text:span text:style-name="T1">·b) La matriz de permutación </text:span><text:span text:style-name="T4">P</text:span><text:span text:style-name="T8">a1,a2,...,an</text:span><text:span text:style-name="T1"> definida por:</text:span></text:p>
      <text:p text:style-name="P8"><text:span text:style-name="T1">p</text:span><text:span text:style-name="T8">i,ai</text:span><text:span text:style-name="T1"> = 1, p</text:span><text:span text:style-name="T8">ij</text:span><text:span text:style-name="T1"> = 0</text:span></text:p>
      <text:p text:style-name="P16"><text:span text:style-name="T1">donde (a1, a2, ..., an) es una permutación de (1, 2,...,n). Las matrices de permutación son el resultado de la multiplicación de sucesivas matrices </text:span><text:span text:style-name="T4">I</text:span><text:span text:style-name="T8">ij</text:span><text:span text:style-name="T1">.</text:span></text:p>
      <text:p text:style-name="P17"><text:span text:style-name="T1">·c) La matriz </text:span><text:span text:style-name="T4">M</text:span><text:span text:style-name="T8">i</text:span><text:span text:style-name="T1">, igual a la matriz identidad excepto en la fila 'i', que es:</text:span></text:p>
      <text:p text:style-name="P8"><text:span text:style-name="T1">(0,0,...,0,1,-m</text:span><text:span text:style-name="T8">i,i+1</text:span><text:span text:style-name="T1">,...,-m</text:span><text:span text:style-name="T8">i,n</text:span><text:span text:style-name="T1">)</text:span></text:p>
      <text:p text:style-name="P17"><text:span text:style-name="T1">Con la elección apropiada de las matrices </text:span><text:span text:style-name="T4">M</text:span><text:span text:style-name="T8">i</text:span><text:span text:style-name="T1">, se puede </text:span><text:soft-page-break/><text:span text:style-name="T1">conseguir gracias a transformaciones de semejanza, cambiar la estructura de una matriz general </text:span><text:span text:style-name="T4">A</text:span><text:span text:style-name="T1">.</text:span></text:p>
      <text:p text:style-name="P17"><text:span text:style-name="T1">4 - La matriz </text:span><text:span text:style-name="T4">N</text:span><text:span text:style-name="T8">i</text:span><text:span text:style-name="T1">, es la transpuesta de las matriz </text:span><text:span text:style-name="T4">M</text:span><text:span text:style-name="T8">i</text:span><text:span text:style-name="T1">.</text:span></text:p>
      <text:p text:style-name="P16"><text:span text:style-name="T1"/></text:p>
      <text:p text:style-name="P15">2.6 Transformaciones unitarias elementales. Propiedades</text:p>
      <text:p text:style-name="P16"><text:span text:style-name="T1"/></text:p>
      <text:p text:style-name="P17"><text:span text:style-name="T1">Las transformaciones de semejanza pueden efectuarse también con matrices unitarias, son las que cumplen </text:span><text:span text:style-name="T4">R</text:span><text:span text:style-name="T9">t</text:span><text:span text:style-name="T4">R</text:span><text:span text:style-name="T1"> = </text:span><text:span text:style-name="T4">I</text:span><text:span text:style-name="T1">. Tenemos dos tipos de matrices unitarias para efectuar transformaciones de semajanza:</text:span></text:p>
      <text:p text:style-name="P20">·Matrices de rotación de Givens.</text:p>
      <text:p text:style-name="P20">·Matrices de Householder.</text:p>
      <text:p text:style-name="P16"><text:span text:style-name="T1"/></text:p>
      <text:p text:style-name="P22">2.6.1 Matrices de rotación de Givens</text:p>
      <text:p text:style-name="P16"><text:span text:style-name="T1"/></text:p>
      <text:p text:style-name="P17"><text:span text:style-name="T1">Definimos la matriz de rotación en el plano i-j mediante </text:span><text:span text:style-name="T4">R</text:span><text:span text:style-name="T8">ij</text:span><text:span text:style-name="T1"> cuya estructura es:</text:span></text:p>
      <text:p text:style-name="P8"><text:span text:style-name="T1">r</text:span><text:span text:style-name="T8">ii</text:span><text:span text:style-name="T1"> = cosΘ; <text:s/>r</text:span><text:span text:style-name="T8">ij</text:span><text:span text:style-name="T1"> = sinΘ</text:span></text:p>
      <text:p text:style-name="P8"><text:span text:style-name="T1">r</text:span><text:span text:style-name="T8">ji</text:span><text:span text:style-name="T1"> = -sinΘ; <text:s/>r</text:span><text:span text:style-name="T8">jj</text:span><text:span text:style-name="T1"> = cosΘ</text:span></text:p>
      <text:p text:style-name="P8"><text:span text:style-name="T1">r</text:span><text:span text:style-name="T8">kk</text:span><text:span text:style-name="T1"> = 1 (k != i,j); r</text:span><text:span text:style-name="T8">kl</text:span><text:span text:style-name="T1"> = 0 (otro caso)</text:span></text:p>
      <text:p text:style-name="P16"><text:soft-page-break/><text:span text:style-name="T1"/></text:p>
      <text:p text:style-name="P17"><text:span text:style-name="T1">La matriz </text:span><text:span text:style-name="T4">R</text:span><text:span text:style-name="T8">ij</text:span><text:span text:style-name="T1"> es una matriz ortogonal.</text:span></text:p>
      <text:p text:style-name="P16"><text:span text:style-name="T1"/></text:p>
      <text:p text:style-name="P22">2.6.2 Matrices de Householder</text:p>
      <text:p text:style-name="P16"><text:span text:style-name="T1"/></text:p>
      <text:p text:style-name="P17"><text:span text:style-name="T1">Definimos la matriz </text:span><text:span text:style-name="T4">P</text:span><text:span text:style-name="T1">(</text:span><text:span text:style-name="T5">w</text:span><text:span text:style-name="T1">) a partir de un vector </text:span><text:span text:style-name="T5">w</text:span><text:span text:style-name="T1"> de la siguiente forma:</text:span></text:p>
      <text:p text:style-name="P8"><text:span text:style-name="T4">P</text:span><text:span text:style-name="T1"> = </text:span><text:span text:style-name="T4">I</text:span><text:span text:style-name="T1"> - 2</text:span><text:span text:style-name="T5">w</text:span><text:span text:style-name="T5">w</text:span><text:span text:style-name="T7">t</text:span><text:span text:style-name="T1">; <text:s text:c="2"/></text:span><text:span text:style-name="T5">w</text:span><text:span text:style-name="T7">t</text:span><text:span text:style-name="T1"> * </text:span><text:span text:style-name="T5">w</text:span><text:span text:style-name="T1"> = 1</text:span></text:p>
      <text:p text:style-name="P20">Las matrices de Householder son matrices simétricas que cumplen una propiedad muy útil a la hora de poder transformar la estructura de las matrices con las que se opera:</text:p>
      <text:p text:style-name="P8"><text:span text:style-name="T4">P</text:span><text:span text:style-name="T1">(</text:span><text:span text:style-name="T5">y</text:span><text:span text:style-name="T1"> - </text:span><text:span text:style-name="T5">x</text:span><text:span text:style-name="T1">)</text:span><text:span text:style-name="T5">x</text:span><text:span text:style-name="T1"> = </text:span><text:span text:style-name="T5">y</text:span></text:p>
      <text:p text:style-name="P19">2.7 Análisis del error en los métodos basados en transformaciones elementales no unitarias</text:p>
      <text:p text:style-name="P16"><text:span text:style-name="T1"/></text:p>
      <text:p text:style-name="P17"><text:span text:style-name="T1">Cuando sobre una computadora hacemos la tranformación de semejanza mediante una matriz no unitaria </text:span><text:span text:style-name="T4">H</text:span><text:span text:style-name="T1">, de una matriz </text:span><text:span text:style-name="T4">A</text:span><text:span text:style-name="T1">, debemos tener en cuenta que debido a los errores en el resultado <text:s/>de las operaciones en coma flotante, se produce un error que representaremos con la matriz </text:span><text:span text:style-name="T4">F</text:span><text:span text:style-name="T1">:</text:span></text:p>
      <text:p text:style-name="P8"><text:span text:style-name="T4">A'</text:span><text:span text:style-name="T1"> = </text:span><text:span text:style-name="T4">H</text:span><text:span text:style-name="T9">-1</text:span><text:span text:style-name="T4">AH</text:span><text:span text:style-name="T1"> + </text:span><text:span text:style-name="T4">F</text:span></text:p>
      <text:p text:style-name="P16"><text:span text:style-name="T1">podemos definir una matriz </text:span><text:span text:style-name="T4">K</text:span><text:span text:style-name="T1"> de la forma:</text:span></text:p>
      <text:p text:style-name="P8"><text:span text:style-name="T4">K</text:span><text:span text:style-name="T1"> = </text:span><text:span text:style-name="T4">HFH</text:span><text:span text:style-name="T9">-1</text:span></text:p>
      <text:p text:style-name="P16"><text:span text:style-name="T1">entonces la matriz transformada </text:span><text:span text:style-name="T4">A'</text:span><text:span text:style-name="T1"> queda:</text:span></text:p>
      <text:p text:style-name="P8"><text:span text:style-name="T4">A'</text:span><text:span text:style-name="T1"> = </text:span><text:span text:style-name="T4">H</text:span><text:span text:style-name="T9">-1</text:span><text:span text:style-name="T4">AH</text:span><text:span text:style-name="T1"> + </text:span><text:span text:style-name="T4">H</text:span><text:span text:style-name="T9">-1</text:span><text:span text:style-name="T4">KH</text:span><text:span text:style-name="T1"> = </text:span><text:span text:style-name="T4">H</text:span><text:span text:style-name="T7">-1</text:span><text:span text:style-name="T1">(</text:span><text:span text:style-name="T4">A</text:span><text:span text:style-name="T1"> + </text:span><text:span text:style-name="T4">K</text:span><text:span text:style-name="T1">)</text:span><text:span text:style-name="T4">H</text:span></text:p>
      <text:p text:style-name="P18">así tenemos que una medida del error que cometemos nos la dará la razón:</text:p>
      <text:p text:style-name="P8"><text:span text:style-name="T6">e</text:span><text:span text:style-name="T1"> = ║</text:span><text:span text:style-name="T4">K</text:span><text:span text:style-name="T1">║ / ║</text:span><text:span text:style-name="T4">A</text:span><text:span text:style-name="T1">║</text:span></text:p>
      <text:p text:style-name="P17"><text:span text:style-name="T1">Hemos de decir que en este caso la determinación de </text:span><text:span text:style-name="T4">K</text:span><text:span text:style-name="T1"> debe </text:span><text:soft-page-break/><text:span text:style-name="T1">hacerse </text:span><text:span text:style-name="T10">a posteriori</text:span><text:span text:style-name="T1">, por lo que necesitamos las matrices </text:span><text:span text:style-name="T4">A'</text:span><text:span text:style-name="T1">, </text:span><text:span text:style-name="T4">A</text:span><text:span text:style-name="T1"> y </text:span><text:span text:style-name="T4">H</text:span><text:span text:style-name="T1">.</text:span></text:p>
      <text:p text:style-name="P19">2.8 Análisis del error en los métodos basados en transformaciones elementales unitarias</text:p>
      <text:p text:style-name="P16"><text:span text:style-name="T1"/></text:p>
      <text:p text:style-name="P17"><text:span text:style-name="T1">Al igual que en el caso anterior, cuando sobre una computadora hacemos la tranformación de semejanza mediante una matriz unitaria </text:span><text:span text:style-name="T4">H</text:span><text:span text:style-name="T1">, de una matriz </text:span><text:span text:style-name="T4">A</text:span><text:span text:style-name="T1">, debemos tener en cuenta que debido a los errores en el resultado <text:s/>de las operaciones en coma flotante, se produce un error que representaremos con la matriz </text:span><text:span text:style-name="T4">F</text:span><text:span text:style-name="T1">:</text:span></text:p>
      <text:p text:style-name="P8"><text:span text:style-name="T4">A'</text:span><text:span text:style-name="T1"> = </text:span><text:span text:style-name="T4">H</text:span><text:span text:style-name="T9">t</text:span><text:span text:style-name="T4">AH</text:span><text:span text:style-name="T1"> + </text:span><text:span text:style-name="T4">F</text:span></text:p>
      <text:p text:style-name="P16"><text:span text:style-name="T1">podemos definir una matriz </text:span><text:span text:style-name="T4">K</text:span><text:span text:style-name="T1"> de la forma:</text:span></text:p>
      <text:p text:style-name="P8"><text:span text:style-name="T4">K</text:span><text:span text:style-name="T1"> = </text:span><text:span text:style-name="T4">HFH</text:span><text:span text:style-name="T9">t</text:span></text:p>
      <text:p text:style-name="P16"><text:span text:style-name="T1">entonces la matriz transformada </text:span><text:span text:style-name="T4">A'</text:span><text:span text:style-name="T1"> queda:</text:span></text:p>
      <text:p text:style-name="P8"><text:span text:style-name="T4">A'</text:span><text:span text:style-name="T1"> = </text:span><text:span text:style-name="T4">H</text:span><text:span text:style-name="T9">t</text:span><text:span text:style-name="T4">AH</text:span><text:span text:style-name="T1"> + </text:span><text:span text:style-name="T4">H</text:span><text:span text:style-name="T9">t</text:span><text:span text:style-name="T4">KH</text:span><text:span text:style-name="T1"> = </text:span><text:span text:style-name="T4">H</text:span><text:span text:style-name="T7">t</text:span><text:span text:style-name="T1">(</text:span><text:span text:style-name="T4">A</text:span><text:span text:style-name="T1"> + </text:span><text:span text:style-name="T4">K</text:span><text:span text:style-name="T1">)</text:span><text:span text:style-name="T4">H</text:span></text:p>
      <text:p text:style-name="P18">así tenemos que una medida del error que cometemos nos la dará la razón:</text:p>
      <text:p text:style-name="P8"><text:span text:style-name="T6">e</text:span><text:span text:style-name="T1"> = ║</text:span><text:span text:style-name="T4">K</text:span><text:span text:style-name="T1">║ / ║</text:span><text:span text:style-name="T4">A</text:span><text:span text:style-name="T1">║</text:span></text:p>
      <text:p text:style-name="P17"><text:soft-page-break/><text:span text:style-name="T1">Cuando la matriz </text:span><text:span text:style-name="T4">H</text:span><text:span text:style-name="T1"> es unitaria tenemos la ventaja de poder hacer una estimación </text:span><text:span text:style-name="T10">a priori</text:span><text:span text:style-name="T1"> económica de ║</text:span><text:span text:style-name="T4">K</text:span><text:span text:style-name="T1">║</text:span><text:span text:style-name="T8">2</text:span><text:span text:style-name="T1">, sería:</text:span></text:p>
      <text:p text:style-name="P8"><text:span text:style-name="T1">║</text:span><text:span text:style-name="T4">K</text:span><text:span text:style-name="T1">║</text:span><text:span text:style-name="T8">2</text:span><text:span text:style-name="T1"> = 2</text:span><text:span text:style-name="T7">-t</text:span><text:span text:style-name="T1"> * ║</text:span><text:span text:style-name="T4">A</text:span><text:span text:style-name="T1">║</text:span><text:span text:style-name="T8">2</text:span><text:span text:style-name="T1"> * </text:span><text:span text:style-name="T6">x</text:span></text:p>
      <text:p text:style-name="P16"><text:span text:style-name="T1">donde 't' es el número de dígitos significativos del número representado en coma flotante, y </text:span><text:span text:style-name="T6">x</text:span><text:span text:style-name="T1"> sería un factor que dependería de la matriz </text:span><text:span text:style-name="T4">H</text:span><text:span text:style-name="T1">.</text:span></text:p>
      <text:p text:style-name="P16"><text:span text:style-name="T1"/></text:p>
      <text:p text:style-name="P15">2.9 Operaciones en coma flotante</text:p>
      <text:p text:style-name="P16"><text:span text:style-name="T1"/></text:p>
      <text:p text:style-name="P17"><text:span text:style-name="T1">En las operaciones en coma flotante cada numero estándar </text:span><text:span text:style-name="T6">x</text:span><text:span text:style-name="T1"> se representa por un par ordenado (</text:span><text:span text:style-name="T6">a</text:span><text:span text:style-name="T1">,</text:span><text:span text:style-name="T6">b</text:span><text:span text:style-name="T1">) tal que:</text:span></text:p>
      <text:p text:style-name="P8"><text:span text:style-name="T6">x</text:span><text:span text:style-name="T1"> = 2</text:span><text:span text:style-name="T11">b</text:span><text:span text:style-name="T6">a</text:span></text:p>
      <text:p text:style-name="P17"><text:span text:style-name="T1">Aquí </text:span><text:span text:style-name="T6">b</text:span><text:span text:style-name="T1"> es un número entero, positivo o negativo, y </text:span><text:span text:style-name="T6">a</text:span><text:span text:style-name="T1"> es un número que satisface la condición:</text:span></text:p>
      <text:p text:style-name="P8"><text:span text:style-name="T1">.5 &lt;= │</text:span><text:span text:style-name="T6">a</text:span><text:span text:style-name="T1">│ &lt; 1</text:span></text:p>
      <text:p text:style-name="P17"><text:span text:style-name="T1">Nos referiremos a </text:span><text:span text:style-name="T6">b</text:span><text:span text:style-name="T1"> como el exponente y a </text:span><text:span text:style-name="T6">a</text:span><text:span text:style-name="T1"> como la mantisa. Asumiremos que </text:span><text:span text:style-name="T6">a</text:span><text:span text:style-name="T1"> se representa con un número de 't' dígitos, y será quien nos definirá el número más pequeño que se puede representar por una computadora. El </text:span><text:span text:style-name="T6">eps</text:span><text:span text:style-name="T1"> se define por el número más pequeño que cumple:</text:span></text:p>
      <text:p text:style-name="P8"><text:span text:style-name="T1">1.0 + </text:span><text:span text:style-name="T6">eps</text:span><text:span text:style-name="T1"> &gt; 1.0</text:span></text:p>
      <text:p text:style-name="P18">de forma que:</text:p>
      <text:p text:style-name="P8"><text:soft-page-break/><text:span text:style-name="T6">eps</text:span><text:span text:style-name="T1"> = 2</text:span><text:span text:style-name="T7">-</text:span><text:span text:style-name="T11">t</text:span></text:p>
      <text:p text:style-name="P20">Número que se debe tener muy en cuenta a la hora de efectuar operaciones en coma flotante con una computadora.</text:p>
      <text:p text:style-name="P23">3. MÉTODOS DE RESOLUCIÓN</text:p>
      <text:p text:style-name="P16"><text:span text:style-name="T1"/></text:p>
      <text:p text:style-name="P15">3.1 Selección de un autovalor</text:p>
      <text:p text:style-name="P16"><text:span text:style-name="T1"/></text:p>
      <text:p text:style-name="P22">3.1.1 Potencia inversa</text:p>
      <text:p text:style-name="P16"><text:span text:style-name="T1"/></text:p>
      <text:p text:style-name="P17"><text:span text:style-name="T1">El método de la potencia inversa nos permite encontrar un único valor propio, el más cercano a un desplazamiento </text:span><text:span text:style-name="T6">d</text:span><text:span text:style-name="T1"> dado por el usuario, a la vez que su correspondiente vector propio.</text:span></text:p>
      <text:p text:style-name="P16"><text:span text:style-name="T1"/></text:p>
      <text:p text:style-name="P24">Fundamento teórico</text:p>
      <text:p text:style-name="P20">Para hacer la demostración se toma la ecuación que se deduce del problema de autovalores generalizado:</text:p>
      <text:p text:style-name="P16"><text:span text:style-name="T1"/></text:p>
      <text:p text:style-name="P17"><text:span text:style-name="T1">El método de la potencia inversa permite calcular el valor propio más cercano a un desplazamiento </text:span><text:span text:style-name="T6">d</text:span><text:span text:style-name="T1"> dado. Para ello es necesario ordenar los 'n' vaṕs del problema en cuestión:</text:span></text:p>
      <text:p text:style-name="P16"><text:span text:style-name="T1"/></text:p>
      <text:p text:style-name="P18">suponiendo que:</text:p>
      <text:p text:style-name="P16"><text:span text:style-name="T1"/></text:p>
      <text:p text:style-name="P18"><text:soft-page-break/>para que el algoritmo pueda ser estable, pues uno de los inconvenientes de este algoritmo es que no puede trabajar de forma directa con valores complejos.</text:p>
      <text:p text:style-name="P17"><text:span text:style-name="T1">El método comienza designando un vector arbitrario </text:span><text:span text:style-name="T5">y</text:span><text:span text:style-name="T8">0</text:span><text:span text:style-name="T1">, que se puede expresar como una condición inicial de los veṕs asociados a los vaṕs </text:span><text:span text:style-name="T6">l</text:span><text:span text:style-name="T8">i</text:span><text:span text:style-name="T1">:</text:span></text:p>
      <text:p text:style-name="P18">!#bddddd ddbel{UNDERLINE y}_0~ =~ alpha_1 {UNDERLINE x}_1~ +~ alpha_2 {UNDERLINE x}_2~ +~ ...~ +~ alpha_n {UNDERLINE x}_n x6X@KX@x6X <text:s text:c="511"/>0</text:p>
      <text:p text:style-name="P25"><text:span text:style-name="T1">Se construye un nuevo vector </text:span><text:span text:style-name="T5">y</text:span><text:span text:style-name="T8">1</text:span><text:span text:style-name="T1"> multiplicando por la matriz </text:span><text:span text:style-name="T4">B</text:span><text:span text:style-name="T1"> y teniendo en cuenta la ecuación planteada a partir del problema de autovalores generalizado:</text:span></text:p>
      <text:p text:style-name="P16"><text:span text:style-name="T1"/></text:p>
      <text:p text:style-name="P16"><text:span text:style-name="T1">repitiendo el paso anterior, se van obteniendo sucesivos </text:span><text:span text:style-name="T5">y</text:span><text:span text:style-name="T8">i+1</text:span><text:span text:style-name="T1"> a partir de los anteriores </text:span><text:span text:style-name="T5">y</text:span><text:span text:style-name="T8">i</text:span><text:span text:style-name="T1">, pbteniéndose la siguiente aproximación:</text:span></text:p>
      <text:p text:style-name="P16"><text:span text:style-name="T1"/></text:p>
      <text:p text:style-name="P16"><text:span text:style-name="T1">señalando que </text:span><text:span text:style-name="T6">a</text:span><text:span text:style-name="T8">k</text:span><text:span text:style-name="T1"> es un factor de escala sobre el vector </text:span><text:span text:style-name="T5">y</text:span><text:span text:style-name="T8">0</text:span><text:span text:style-name="T1">. Si se hace un paso al límite cuando 'i' tiende a infinito se obtiene un único valor propio con su correspondiente vector muy cercano al valor propio y vector propio del problema en cuestión.</text:span></text:p>
      <text:p text:style-name="P16"><text:span text:style-name="T1"/></text:p>
      <text:p text:style-name="P24">Algoritmo</text:p>
      <text:p text:style-name="P17"><text:span text:style-name="T1">El algoritmo para calcular el vap más cercano a un desplazamiento </text:span><text:span text:style-name="T6">d</text:span><text:span text:style-name="T1"> designado nos da a al vez el autovalor y su correspondiente autovector, y es:</text:span></text:p>
      <text:p text:style-name="P16"><text:span text:style-name="T1"/></text:p>
      <text:p text:style-name="P17"><text:span text:style-name="T4">A</text:span><text:span text:style-name="T8">d</text:span><text:span text:style-name="T1"> = </text:span><text:span text:style-name="T4">A</text:span><text:span text:style-name="T1"> - </text:span><text:span text:style-name="T6">d</text:span><text:span text:style-name="T4">B</text:span></text:p>
      <text:p text:style-name="P17"><text:span text:style-name="T1">Elegir un vector inicial </text:span><text:span text:style-name="T5">x</text:span><text:span text:style-name="T8">0</text:span></text:p>
      <text:p text:style-name="P17"><text:span text:style-name="T1">Repetir hasta </text:span><text:span text:style-name="T6">err</text:span><text:span text:style-name="T1"> &lt; </text:span><text:span text:style-name="T6">cota</text:span></text:p>
      <text:p text:style-name="P26"><text:span text:style-name="T5">y</text:span><text:span text:style-name="T8">i-1</text:span><text:span text:style-name="T1"> = </text:span><text:span text:style-name="T4">B</text:span><text:span text:style-name="T5">x</text:span><text:span text:style-name="T8">i-1</text:span></text:p>
      <text:p text:style-name="P27">Resolver el sistema de ecuaciones</text:p>
      <text:p text:style-name="P28"><text:soft-page-break/><text:span text:style-name="T4">A</text:span><text:span text:style-name="T5">x</text:span><text:span text:style-name="T8">i</text:span><text:span text:style-name="T1"> = </text:span><text:span text:style-name="T5">y</text:span><text:span text:style-name="T8">i-1</text:span></text:p>
      <text:p text:style-name="P26"><text:span text:style-name="T1">Normalizar </text:span><text:span text:style-name="T5">x</text:span><text:span text:style-name="T8">i</text:span></text:p>
      <text:p text:style-name="P26"><text:span text:style-name="T1">Calcular </text:span><text:span text:style-name="T6">l</text:span><text:span text:style-name="T8">i</text:span></text:p>
      <text:p text:style-name="P26"><text:span text:style-name="T1">Calcular </text:span><text:span text:style-name="T6">err</text:span></text:p>
      <text:p text:style-name="P16"><text:span text:style-name="T1"/></text:p>
      <text:p text:style-name="P20">Para realizar el paso 3.c podemos utilizar cualquier norma definida para un vector, en este caso se suele utilizar bien la norma euclidiana o la norma del máximo:</text:p>
      <text:p text:style-name="P16"><text:span text:style-name="T1"/></text:p>
      <text:p text:style-name="P20">Para realizar el paso 3.d utilizaremos el cociente de Rayleigh definido como sigue:</text:p>
      <text:p text:style-name="P16"><text:span text:style-name="T1"/></text:p>
      <text:p text:style-name="P20">Para realizar el paso 3.e utilizaremos el error relativo del autovalor, hemos de hacer notar que la cota será impuesta por el usuario de la subrutina, que calcularemos como sigue:</text:p>
      <text:p text:style-name="P16"><text:span text:style-name="T1"/></text:p>
      <text:p text:style-name="P24">Análisis del error</text:p>
      <text:p text:style-name="P20">El análisis del error del algoritmo de la potencia inversa deriva propiamente de la demostración, a partir de:</text:p>
      <text:p text:style-name="P16"><text:span text:style-name="T1"/></text:p>
      <text:p text:style-name="P18">donde:</text:p>
      <text:p text:style-name="P16"><text:span text:style-name="T1"/></text:p>
      <text:p text:style-name="P16"><text:span text:style-name="T1">a partir de esta fórmula se deduce que la convergencia del </text:span><text:soft-page-break/><text:span text:style-name="T1">método depende de la razón entre los dos primeros autovalores, pues cuanto más pequeña sea esta razón, más rápidamente tenderá a anularse </text:span><text:span text:style-name="T6">E</text:span><text:span text:style-name="T1">. Igualmente </text:span><text:span text:style-name="T6">E</text:span><text:span text:style-name="T1"> nos da una idea de orden de magnitud del error que se comete:</text:span></text:p>
      <text:p text:style-name="P16"><text:span text:style-name="T1"/></text:p>
      <text:p text:style-name="P16"><text:span text:style-name="T1"/></text:p>
      <text:p text:style-name="P16"><text:span text:style-name="T1"/></text:p>
      <text:p text:style-name="P24">Ejemplo</text:p>
      <text:p text:style-name="P17"><text:span text:style-name="T1">Tomadas las matrices del problema descrito en la introducción, se hacen los intentos de hallar la frecuencia de corte de los modos E</text:span><text:span text:style-name="T8">01</text:span><text:span text:style-name="T1"> y E</text:span><text:span text:style-name="T8">10</text:span><text:span text:style-name="T1"> pues el problema tiene soluciones por parejas.</text:span></text:p>
      <text:p text:style-name="P17"><text:span text:style-name="T1">En el primer ejemplo las matrices </text:span><text:span text:style-name="T4">A</text:span><text:span text:style-name="T1"> y </text:span><text:span text:style-name="T4">B</text:span><text:span text:style-name="T1"> son 18x18, la evolución es la siguiente:</text:span></text:p>
      <text:p text:style-name="P16"><text:span text:style-name="T1"/></text:p>
      <text:p text:style-name="P16"><text:span text:style-name="T1">desplazamiento inicial </text:span><text:span text:style-name="T6">d</text:span><text:span text:style-name="T1"> = 10</text:span></text:p>
      <text:p text:style-name="P18">iter 1 lambda = 11.096433699387729</text:p>
      <text:p text:style-name="P18">iter 2 lambda = 10.429060034388543</text:p>
      <text:p text:style-name="P18">iter 3 lambda = 10.384399973334569</text:p>
      <text:p text:style-name="P18">iter 4 lambda = 10.381801697780235</text:p>
      <text:p text:style-name="P18">iter 5 lambda = 10.381655779812915</text:p>
      <text:p text:style-name="P18">iter 6 lambda = 10.381647602429318</text:p>
      <text:p text:style-name="P18">vap encontrado = 10.381647602429318</text:p>
      <text:p text:style-name="P16"><text:soft-page-break/><text:span text:style-name="T1"/></text:p>
      <text:p text:style-name="P20">En este caso se hacen solo 6 iteraciones, encontrándose el vap más proximo al desplazamiento inicial.</text:p>
      <text:p text:style-name="P20">En el segundo ejemplo las matrices son 44x44, y entramos en este caso un valor de desplazamiento inicial próximo a la solución dada en el primer ejemplo:</text:p>
      <text:p text:style-name="P16"><text:span text:style-name="T1"/></text:p>
      <text:p text:style-name="P16"><text:span text:style-name="T1">desplazamiento inicial </text:span><text:span text:style-name="T6">d</text:span><text:span text:style-name="T1"> = 10.380000000000001</text:span></text:p>
      <text:p text:style-name="P18">iter 1 lambda = 10.792834049003627</text:p>
      <text:p text:style-name="P18">iter 2 lambda = 10.730414879921984</text:p>
      <text:p text:style-name="P18">iter 3 lambda = 10.731203680451761</text:p>
      <text:p text:style-name="P18">iter 4 lambda = 10.731981069092335</text:p>
      <text:p text:style-name="P18">iter 10 lambda = 10.736160566000303</text:p>
      <text:p text:style-name="P18">iter 20 lambda = 10.741563415881863</text:p>
      <text:p text:style-name="P18">iter 30 lambda = 10.745466757598596</text:p>
      <text:p text:style-name="P18">iter 40 lambda = 10.748276795602527</text:p>
      <text:p text:style-name="P18">iter 50 lambda = 10.750294604406736</text:p>
      <text:p text:style-name="P18">iter 60 lambda = 10.751740883356229</text:p>
      <text:p text:style-name="P18">iter 70 lambda = 10.75277615328215</text:p>
      <text:p text:style-name="P18">iter 80 lambda = 10.753516519625792</text:p>
      <text:p text:style-name="P18">iter 90 lambda = 10.754045631598427</text:p>
      <text:p text:style-name="P18">iter 94 lambda = 10.754212216727016</text:p>
      <text:p text:style-name="P18">iter 95 lambda = 10.754250475168776</text:p>
      <text:p text:style-name="P18"><text:soft-page-break/>iter 96 lambda = 10.754287467149879</text:p>
      <text:p text:style-name="P18">vap encontrado = 10.754287467149879</text:p>
      <text:p text:style-name="P16"><text:span text:style-name="T1"/></text:p>
      <text:p text:style-name="P20">El número de iteraciones es alto, aunque el resultado obtenido acaba siendo satisfactorio.</text:p>
      <text:p text:style-name="P19">3.1.2 Método de la bisección</text:p>
      <text:p text:style-name="P16"><text:span text:style-name="T1"/></text:p>
      <text:p text:style-name="P20">El método de la bisección nos permite encontrar un único valor propio, ubicado entre dos extremos fijados por el usuario.</text:p>
      <text:p text:style-name="P16"><text:span text:style-name="T1"/></text:p>
      <text:p text:style-name="P24">Fundamento teórico</text:p>
      <text:p text:style-name="P17"><text:span text:style-name="T1">El método de la bisección se basa en un teorema de algebre matricial: "El número de autovalores menores que un </text:span><text:span text:style-name="T6">d</text:span><text:span text:style-name="T1"> fijado, coincide con el número de pivots negativos cuando la eliminación gaussiana se aplica a la matriz </text:span><text:span text:style-name="T4">A</text:span><text:span text:style-name="T1">-</text:span><text:span text:style-name="T6">d</text:span><text:span text:style-name="T4">B</text:span><text:span text:style-name="T1">."</text:span></text:p>
      <text:p text:style-name="P20">Este teorema nos permite elaborar algoritmos para encontrar autovalores reales, y la parte real de los autovalores complejos.</text:p>
      <text:p text:style-name="P20">En lugar de hacer una eliminación gaussiana, obtenemos los signos de los pivots de igual manera si hacemos una descomposición LU de la matriz de la cual queremos calcular su vap.</text:p>
      <text:p text:style-name="P16"><text:span text:style-name="T1"/></text:p>
      <text:p text:style-name="P24">Algoritmo</text:p>
      <text:p text:style-name="P17"><text:span text:style-name="T1">El algoritmo que implementa el método de la bisección consiste en ir desplazando el valor </text:span><text:span text:style-name="T6">d</text:span><text:span text:style-name="T1"> entre dos extremos que forman un intervalo, el cual iremos reduciendo de tamaño hasta </text:span><text:soft-page-break/><text:span text:style-name="T1">que el intervalo sea tan pequeño que ya no pueda reducirse más en la computadora. El algoritmo es el siguiente:</text:span></text:p>
      <text:p text:style-name="P16"><text:span text:style-name="T1"/></text:p>
      <text:p text:style-name="P21"><text:span text:style-name="T1">Elegir extremos iniciales </text:span><text:span text:style-name="T6">a</text:span><text:span text:style-name="T12">0</text:span><text:span text:style-name="T1">, </text:span><text:span text:style-name="T6">b</text:span><text:span text:style-name="T12">0</text:span></text:p>
      <text:p text:style-name="P17"><text:span text:style-name="T1">Mirar pivots negativos </text:span><text:span text:style-name="T4">A</text:span><text:span text:style-name="T1"> - </text:span><text:span text:style-name="T6">a</text:span><text:span text:style-name="T12">0</text:span><text:span text:style-name="T4">B</text:span><text:span text:style-name="T1"> (=</text:span><text:span text:style-name="T6">k</text:span><text:span text:style-name="T12">a</text:span><text:span text:style-name="T1">)</text:span></text:p>
      <text:p text:style-name="P17"><text:span text:style-name="T1">Mirar pivots negativos </text:span><text:span text:style-name="T4">A</text:span><text:span text:style-name="T1"> - </text:span><text:span text:style-name="T6">b</text:span><text:span text:style-name="T12">0</text:span><text:span text:style-name="T4">B</text:span></text:p>
      <text:p text:style-name="P17"><text:span text:style-name="T1">Repetir hasta </text:span><text:span text:style-name="T6">err</text:span><text:span text:style-name="T1"> &lt; </text:span><text:span text:style-name="T6">cota</text:span></text:p>
      <text:p text:style-name="P26"><text:span text:style-name="T6">c</text:span><text:span text:style-name="T12">n</text:span><text:span text:style-name="T1"> = (</text:span><text:span text:style-name="T6">b</text:span><text:span text:style-name="T12">n</text:span><text:span text:style-name="T1"> - </text:span><text:span text:style-name="T6">a</text:span><text:span text:style-name="T12">n</text:span><text:span text:style-name="T1">) / 2</text:span></text:p>
      <text:p text:style-name="P26"><text:span text:style-name="T1">Mirar pivots negativos </text:span><text:span text:style-name="T4">A</text:span><text:span text:style-name="T1"> - </text:span><text:span text:style-name="T6">c</text:span><text:span text:style-name="T12">n</text:span><text:span text:style-name="T4">B</text:span><text:span text:style-name="T1"> (=</text:span><text:span text:style-name="T6">k</text:span><text:span text:style-name="T1">)</text:span></text:p>
      <text:p text:style-name="P26"><text:span text:style-name="T1">Si </text:span><text:span text:style-name="T6">k</text:span><text:span text:style-name="T1"> &gt; </text:span><text:span text:style-name="T6">k</text:span><text:span text:style-name="T12">a</text:span><text:span text:style-name="T1"> =&gt; </text:span><text:span text:style-name="T6">b</text:span><text:span text:style-name="T12">n+1</text:span><text:span text:style-name="T1"> = </text:span><text:span text:style-name="T6">c</text:span><text:span text:style-name="T12">n</text:span></text:p>
      <text:p text:style-name="P26"><text:span text:style-name="T1">Sino =&gt; </text:span><text:span text:style-name="T6">a</text:span><text:span text:style-name="T12">n+1</text:span><text:span text:style-name="T1"> = </text:span><text:span text:style-name="T6">c</text:span><text:span text:style-name="T12">n</text:span></text:p>
      <text:p text:style-name="P26"><text:span text:style-name="T1">Calcular </text:span><text:span text:style-name="T6">err</text:span><text:span text:style-name="T1"> = </text:span><text:span text:style-name="T6">b</text:span><text:span text:style-name="T12">n</text:span><text:span text:style-name="T1"> - </text:span><text:span text:style-name="T6">a</text:span><text:span text:style-name="T12">n</text:span></text:p>
      <text:p text:style-name="P17"><text:span text:style-name="T6">l</text:span><text:span text:style-name="T1"> = </text:span><text:span text:style-name="T6">c</text:span><text:span text:style-name="T12">n</text:span></text:p>
      <text:p text:style-name="P16"><text:span text:style-name="T1"/></text:p>
      <text:p text:style-name="P24">Análisis del error</text:p>
      <text:p text:style-name="P17"><text:span text:style-name="T1">El valor de la </text:span><text:span text:style-name="T6">cota</text:span><text:span text:style-name="T1"> que se elije para decidir el final del procedimiento es el </text:span><text:span text:style-name="T6">eps</text:span><text:span text:style-name="T1"> del ordenador, a partir de aquí podemos saber el número de iteraciones que se deberán producir para encontrar el autovalor, pues gracias al </text:span><text:span text:style-name="T6">eps</text:span><text:span text:style-name="T1"> se tiene una medida del error:</text:span></text:p>
      <text:p text:style-name="P8"><text:span text:style-name="T1">(</text:span><text:span text:style-name="T6">b</text:span><text:span text:style-name="T8">0</text:span><text:span text:style-name="T1"> - </text:span><text:span text:style-name="T6">a</text:span><text:span text:style-name="T8">0</text:span><text:span text:style-name="T1">) * 2</text:span><text:span text:style-name="T7">-k</text:span><text:span text:style-name="T1"> = </text:span><text:span text:style-name="T6">eps</text:span></text:p>
      <text:p text:style-name="P18">siendo 'k' el número de iteraciones, entonces despejando 'k':</text:p>
      <text:p text:style-name="P16"><text:span text:style-name="T1"/></text:p>
      <text:p text:style-name="P16"><text:span text:style-name="T1"/></text:p>
      <text:p text:style-name="P24">Ejemplo</text:p>
      <text:p text:style-name="P17"><text:span text:style-name="T1">En el primer ejemplo retomamos el problema descrito en la </text:span><text:soft-page-break/><text:span text:style-name="T1">introducción que deriva de la resolución por el método FEM de la matriz de Helmholtz, en este caso las matrices son simétricas y de dimensión 18x18, y en el intervalo que se busca se debe encontrar la frecuencia de corte del modo E</text:span><text:span text:style-name="T8">01</text:span><text:span text:style-name="T1"> o del E</text:span><text:span text:style-name="T8">10</text:span><text:span text:style-name="T1">.</text:span></text:p>
      <text:p text:style-name="P16"><text:span text:style-name="T1"/></text:p>
      <text:p text:style-name="P16"><text:span text:style-name="T1">Extremo inferior </text:span><text:span text:style-name="T6">a</text:span><text:span text:style-name="T8">0</text:span><text:span text:style-name="T1"> = 9</text:span></text:p>
      <text:p text:style-name="P16"><text:span text:style-name="T1">Extremo superior </text:span><text:span text:style-name="T6">b</text:span><text:span text:style-name="T8">0</text:span><text:span text:style-name="T1"> = 11</text:span></text:p>
      <text:p text:style-name="P18">iter = 1 lambda = 10</text:p>
      <text:p text:style-name="P18">iter = 2 lambda = 10.5</text:p>
      <text:p text:style-name="P18">iter = 3 lambda = 10.25</text:p>
      <text:p text:style-name="P18">iter = 4 lambda = 10.375</text:p>
      <text:p text:style-name="P18">iter = 10 lambda = 10.380859375</text:p>
      <text:p text:style-name="P18">iter = 20 lambda = 10.381647109985352</text:p>
      <text:p text:style-name="P18">iter = 30 lambda = 10.381647115573287</text:p>
      <text:p text:style-name="P18">iter = 40 lambda = 10.381647117015746</text:p>
      <text:p text:style-name="P18">iter = 50 lambda = 10.381647117015694</text:p>
      <text:p text:style-name="P18">vap encontrado = 10.381647117015694</text:p>
      <text:p text:style-name="P16"><text:span text:style-name="T1"/></text:p>
      <text:p text:style-name="P17"><text:span text:style-name="T1">Aunque el número de iteraciones sea elevado, no debe asustarnos, ya que es debido en principio a que el </text:span><text:span text:style-name="T6">eps</text:span><text:span text:style-name="T1"> del ordenador es muy pequeño. Las iteraciones en este método son más rápidas que en el de la potencia inversa.</text:span></text:p>
      <text:p text:style-name="P20">En el segundo ejemplo las matrices tienen una dimensión de <text:soft-page-break/>44x44, e igualmente buscamos un valor cercano al del primer ejemplo.</text:p>
      <text:p text:style-name="P16"><text:span text:style-name="T1"/></text:p>
      <text:p text:style-name="P16"><text:span text:style-name="T1">Extremo inferior </text:span><text:span text:style-name="T6">a</text:span><text:span text:style-name="T8">0</text:span><text:span text:style-name="T1"> = 10</text:span></text:p>
      <text:p text:style-name="P16"><text:span text:style-name="T1">Extremo superior </text:span><text:span text:style-name="T6">b</text:span><text:span text:style-name="T8">0</text:span><text:span text:style-name="T1"> = 11</text:span></text:p>
      <text:p text:style-name="P18">iter = 1 lambda = 10.5</text:p>
      <text:p text:style-name="P18">iter = 2 lambda = 10.75</text:p>
      <text:p text:style-name="P18">iter = 3 lambda = 10.875</text:p>
      <text:p text:style-name="P18">iter = 4 lambda = 10.8125</text:p>
      <text:p text:style-name="P18">iter = 10 lambda = 10.7548828125</text:p>
      <text:p text:style-name="P18">iter = 20 lambda = 10.755366325378418</text:p>
      <text:p text:style-name="P18">iter = 30 lambda = 10.75536631513387</text:p>
      <text:p text:style-name="P18">iter = 40 lambda = 10.755366314561797</text:p>
      <text:p text:style-name="P18">iter = 47 lambda = 10.755366314561449</text:p>
      <text:p text:style-name="P18">iter = 48 lambda = 10.755366314561446</text:p>
      <text:p text:style-name="P18">iter = 49 lambda = 10.755366314561444</text:p>
      <text:p text:style-name="P18">vap encontrado = 10.755366314561444</text:p>
      <text:p text:style-name="P16"><text:span text:style-name="T1"/></text:p>
      <text:p text:style-name="P20">Como se observa, en ambos ejemplos el número de iteraciones es prácticamente el mismo, pues la dimensión de las matrices solo influye a la hora de acelerar una iteración.</text:p>
      <text:p text:style-name="P19">3.2 Selección de un grupo de autovalores</text:p>
      <text:p text:style-name="P16"><text:span text:style-name="T1"/></text:p>
      <text:p text:style-name="P22">3.2.1 Iteración en un subespacio</text:p>
      <text:p text:style-name="P16"><text:span text:style-name="T1"/></text:p>
      <text:p text:style-name="P20">Este método nos permite encontrar 'm' valores propios, donde 'm' es menor que la dimensión de las matrices, y sus correspondientes autovectores.</text:p>
      <text:p text:style-name="P16"><text:span text:style-name="T1"/></text:p>
      <text:p text:style-name="P24">Fundamento teórico</text:p>
      <text:p text:style-name="P20">Se plantea el problema de autovalores generalizados de la siguiente manera:</text:p>
      <text:p text:style-name="P16"><text:span text:style-name="T1"/></text:p>
      <text:p text:style-name="P16"><text:span text:style-name="T1">donde </text:span><text:span text:style-name="T4">A</text:span><text:span text:style-name="T1"> y </text:span><text:span text:style-name="T4">B</text:span><text:span text:style-name="T1"> son las matrices nxn, </text:span><text:span text:style-name="T4">X</text:span><text:span text:style-name="T1"> es la matriz nxm que contendrá los autovectores y </text:span><text:span text:style-name="T5">l</text:span><text:span text:style-name="T1"> será el vector de dimensión 'm' que contendrá los correspondientes autovalores.</text:span></text:p>
      <text:p text:style-name="P17"><text:span text:style-name="T1">El método de la iteración en un subespacio pretende hallar una matriz </text:span><text:span text:style-name="T4">R</text:span><text:span text:style-name="T1"> de dimensión nxm, que pueda aplicarse en forma de transformación de semejanza a las matrices </text:span><text:span text:style-name="T4">A</text:span><text:span text:style-name="T1"> y </text:span><text:span text:style-name="T4">B</text:span><text:span text:style-name="T1">, de esta forma se reduce la dimensión del problema de autovalores. Para calcular esta matriz </text:span><text:span text:style-name="T4">R</text:span><text:span text:style-name="T1"> se debe contar con una matriz </text:span><text:span text:style-name="T4">P</text:span><text:span text:style-name="T1"> que </text:span><text:soft-page-break/><text:span text:style-name="T1">estará formada por 'm' vectores prueba. El cálculo de la matriz que realiza la <text:s/>transformación de semejanza </text:span><text:span text:style-name="T4">R</text:span><text:span text:style-name="T1"> pasa por resolver el sistema de ecuaciones:</text:span></text:p>
      <text:p text:style-name="P8"><text:span text:style-name="T4">AR</text:span><text:span text:style-name="T1"> = </text:span><text:span text:style-name="T4">P</text:span></text:p>
      <text:p text:style-name="P16"><text:span text:style-name="T1">con la transformación de semejanza de las matrices </text:span><text:span text:style-name="T4">A</text:span><text:span text:style-name="T1"> y </text:span><text:span text:style-name="T4">B</text:span><text:span text:style-name="T1"> se obtiene las nuevas matrices </text:span><text:span text:style-name="T4">A</text:span><text:span text:style-name="T7">*</text:span><text:span text:style-name="T1"> y </text:span><text:span text:style-name="T4">B</text:span><text:span text:style-name="T7">*</text:span><text:span text:style-name="T1"> de dimensión mxm:</text:span></text:p>
      <text:p text:style-name="P8"><text:span text:style-name="T4">A</text:span><text:span text:style-name="T7">*</text:span><text:span text:style-name="T1"> = </text:span><text:span text:style-name="T4">R</text:span><text:span text:style-name="T9">t</text:span><text:span text:style-name="T4">AR</text:span></text:p>
      <text:p text:style-name="P8"><text:span text:style-name="T4">B</text:span><text:span text:style-name="T7">*</text:span><text:span text:style-name="T1"> = </text:span><text:span text:style-name="T4">R</text:span><text:span text:style-name="T9">t</text:span><text:span text:style-name="T4">BR</text:span></text:p>
      <text:p text:style-name="P18">ahora ya podemos resolver el problema de autovalores generalizados reducido mediante cualquier método que nos dé una solución total del problema:</text:p>
      <text:p text:style-name="P8"><text:span text:style-name="T4">A</text:span><text:span text:style-name="T7">*</text:span><text:span text:style-name="T5">y</text:span><text:span text:style-name="T1"> = </text:span><text:span text:style-name="T6">l</text:span><text:span text:style-name="T4">B</text:span><text:span text:style-name="T7">*</text:span><text:span text:style-name="T5">y</text:span></text:p>
      <text:p text:style-name="P16"><text:span text:style-name="T1">sabiendo que los vap's son los mismos que en el problema inicial. Este proceso debe iterarse hasta encontrar todos los </text:span><text:span text:style-name="T6">l</text:span><text:span text:style-name="T1"> con un error tolerable, para ello se deben obtener nuevos vectores de prueba:</text:span></text:p>
      <text:p text:style-name="P8"><text:span text:style-name="T4">P'</text:span><text:span text:style-name="T1"> = </text:span><text:span text:style-name="T4">BRY</text:span></text:p>
      <text:p text:style-name="P16"><text:span text:style-name="T1">donde </text:span><text:span text:style-name="T4">Y</text:span><text:span text:style-name="T1"> es la matriz de autovectores del problema reducido.</text:span></text:p>
      <text:p text:style-name="P20">Se puede saber que los autovectores del problema general se pueden hallar mediante:</text:p>
      <text:p text:style-name="P8"><text:span text:style-name="T4">X</text:span><text:span text:style-name="T1"> = </text:span><text:span text:style-name="T4">RY</text:span></text:p>
      <text:p text:style-name="P16"><text:span text:style-name="T1"/></text:p>
      <text:p text:style-name="P24">Algoritmo</text:p>
      <text:p text:style-name="P20"><text:soft-page-break/>El algoritmo que implementa la iteración en un subespacio soluciona de una forma parcial el problema, dando el número de autovalores que nos interesan:</text:p>
      <text:p text:style-name="P16"><text:span text:style-name="T1"/></text:p>
      <text:p text:style-name="P21"><text:span text:style-name="T1">Especificar matriz de vectores iniciales </text:span><text:span text:style-name="T4">P</text:span><text:span text:style-name="T8">0</text:span></text:p>
      <text:p text:style-name="P17"><text:span text:style-name="T1">Repetir hasta </text:span><text:span text:style-name="T6">err</text:span><text:span text:style-name="T1"> &lt; </text:span><text:span text:style-name="T6">cota</text:span></text:p>
      <text:p text:style-name="P26"><text:span text:style-name="T1">Resolver el sistema de ecuaciones </text:span><text:span text:style-name="T4">AR</text:span><text:span text:style-name="T1"> = </text:span><text:span text:style-name="T4">P</text:span></text:p>
      <text:p text:style-name="P27">Calcular las matrices reducidas</text:p>
      <text:p text:style-name="P8"><text:span text:style-name="T4">A</text:span><text:span text:style-name="T7">*</text:span><text:span text:style-name="T1"> = </text:span><text:span text:style-name="T4">R</text:span><text:span text:style-name="T9">t</text:span><text:span text:style-name="T4">AR</text:span><text:span text:style-name="T1"> = </text:span><text:span text:style-name="T4">R</text:span><text:span text:style-name="T9">t</text:span><text:span text:style-name="T4">P</text:span></text:p>
      <text:p text:style-name="P8"><text:span text:style-name="T4">B</text:span><text:span text:style-name="T7">*</text:span><text:span text:style-name="T1"> = </text:span><text:span text:style-name="T4">R</text:span><text:span text:style-name="T9">t</text:span><text:span text:style-name="T4">BR</text:span></text:p>
      <text:p text:style-name="P27">Resolver el problema de autovalores reducido</text:p>
      <text:p text:style-name="P8"><text:span text:style-name="T1">(</text:span><text:span text:style-name="T4">A</text:span><text:span text:style-name="T7">*</text:span><text:span text:style-name="T1"> - </text:span><text:span text:style-name="T6">l</text:span><text:span text:style-name="T8">i</text:span><text:span text:style-name="T4">B</text:span><text:span text:style-name="T7">*</text:span><text:span text:style-name="T1">)</text:span><text:span text:style-name="T4">Y</text:span><text:span text:style-name="T7">*</text:span><text:span text:style-name="T1"> = </text:span><text:span text:style-name="T4">0</text:span></text:p>
      <text:p text:style-name="P27">Calcular los autovectores aproximados del sistema original</text:p>
      <text:p text:style-name="P8"><text:span text:style-name="T4">X</text:span><text:span text:style-name="T7">*</text:span><text:span text:style-name="T1"> = </text:span><text:span text:style-name="T4">RY</text:span><text:span text:style-name="T9">*</text:span></text:p>
      <text:p text:style-name="P27">Calcular nueva matriz patrón</text:p>
      <text:p text:style-name="P8"><text:span text:style-name="T4">P</text:span><text:span text:style-name="T1"> = </text:span><text:span text:style-name="T4">BX</text:span><text:span text:style-name="T9">*</text:span></text:p>
      <text:p text:style-name="P26"><text:span text:style-name="T1">Calcular </text:span><text:span text:style-name="T6">err</text:span></text:p>
      <text:p text:style-name="P16"><text:span text:style-name="T1"/></text:p>
      <text:p text:style-name="P20">Para calcular el error relativo correspondiente al siguiente algoritmo lo realizaremos a partir de buscar el máximo error relativo de los autovalores que se vayan calculando:</text:p>
      <text:p text:style-name="P16"><text:span text:style-name="T1"/></text:p>
      <text:p text:style-name="P24">Ejemplo</text:p>
      <text:p text:style-name="P20">Para ilustrar el algoritmo de iteración en un subespacio se recurre a unas matrices más sencillas que las suministradas por el problema planteado en la introducción, en este caso la <text:soft-page-break/>dimensión de las matrices es 5x5 y m=3:</text:p>
      <text:p text:style-name="P16"><text:span text:style-name="T1"/></text:p>
      <text:p text:style-name="P18">iteración = 1</text:p>
      <text:p text:style-name="P18">lambda 0 = 1.0553288568038492</text:p>
      <text:p text:style-name="P18">lambda 1 = 0.47201513861754218</text:p>
      <text:p text:style-name="P18">lambda 2 = 0.77804322306932394</text:p>
      <text:p text:style-name="P18">iteración = 2</text:p>
      <text:p text:style-name="P18">lambda 0 = 1.0229849605738504</text:p>
      <text:p text:style-name="P18">lambda 1 = 0.71963142486466913</text:p>
      <text:p text:style-name="P18">lambda 2 = 0.44388416756950855</text:p>
      <text:p text:style-name="P18">iteración = 6</text:p>
      <text:p text:style-name="P18">lambda 0 = 0.96767544240386383</text:p>
      <text:p text:style-name="P18">lambda 1 = 0.66529681276900265</text:p>
      <text:p text:style-name="P18">lambda 2 = 0.43280020368687977</text:p>
      <text:p text:style-name="P16"><text:span text:style-name="T1"/></text:p>
      <text:p text:style-name="P20">Después de 6 iteraciones se han encontrado los 3 vap's:</text:p>
      <text:p text:style-name="P18">vap 0 = 0.96767544240386383</text:p>
      <text:p text:style-name="P18">vap 1 = 0.66529681276900265</text:p>
      <text:p text:style-name="P18">vap 2 = 0.43280020368687977</text:p>
      <text:p text:style-name="P19">3.3 Búsqueda de todos los autovalores</text:p>
      <text:p text:style-name="P16"><text:span text:style-name="T1"/></text:p>
      <text:p text:style-name="P22">3.3.1 QZ explítico</text:p>
      <text:p text:style-name="P16"><text:span text:style-name="T1"/></text:p>
      <text:p text:style-name="P17"><text:span text:style-name="T1">Transforma las matrices </text:span><text:span text:style-name="T4">A</text:span><text:span text:style-name="T1"> y </text:span><text:span text:style-name="T4">B</text:span><text:span text:style-name="T1"> a la forma canónica triangular mediantes trasformaciones unitarias de equivalencia, a partir de aquí permite calcular todos los autovalores. El término 'explícito' determina que el desplazamiento utilizado para acelerar el número de iteraciones se opera explícitamente sobre la matriz </text:span><text:span text:style-name="T4">A</text:span><text:span text:style-name="T1">.</text:span></text:p>
      <text:p text:style-name="P16"><text:span text:style-name="T1"/></text:p>
      <text:p text:style-name="P24">Fundamento teórico</text:p>
      <text:p text:style-name="P17"><text:span text:style-name="T1">El algoritmo QZ se fundamenta en el siguiente teorema: "Existen las matrices unitarias </text:span><text:span text:style-name="T4">Q</text:span><text:span text:style-name="T1"> y </text:span><text:span text:style-name="T4">Z</text:span><text:span text:style-name="T1"> tales que se cumple que </text:span><text:span text:style-name="T4">QAZ</text:span><text:span text:style-name="T1"> y </text:span><text:span text:style-name="T4">QBZ</text:span><text:span text:style-name="T1"> son ambas matrices triangulares superiores". </text:span></text:p>
      <text:p text:style-name="P20">Entonces se dice que los problemas:</text:p>
      <text:p text:style-name="P8"><text:span text:style-name="T4">QAZ</text:span><text:span text:style-name="T5">y</text:span><text:span text:style-name="T1"> = </text:span><text:span text:style-name="T6">l</text:span><text:span text:style-name="T4">QBZ</text:span><text:span text:style-name="T5">y</text:span></text:p>
      <text:p text:style-name="P18">y</text:p>
      <text:p text:style-name="P8"><text:span text:style-name="T4">A</text:span><text:span text:style-name="T5">x</text:span><text:span text:style-name="T1"> = </text:span><text:span text:style-name="T6">l</text:span><text:span text:style-name="T4">B</text:span><text:span text:style-name="T5">x</text:span></text:p>
      <text:p text:style-name="P16"><text:span text:style-name="T1">son unitariamente equivalentes. Los dos problema tienen los </text:span><text:soft-page-break/><text:span text:style-name="T1">mismos autovalores, y sus autovectores están relacionados por la ecuación </text:span><text:span text:style-name="T5">x</text:span><text:span text:style-name="T1"> = </text:span><text:span text:style-name="T4">Z</text:span><text:span text:style-name="T5">y</text:span><text:span text:style-name="T1">.</text:span></text:p>
      <text:p text:style-name="P20">La búsqueda de la solución total tiene cuatro etapas:</text:p>
      <text:p text:style-name="P17"><text:span text:style-name="T1">·1ª Etapa: Se trata de la reducción mediante el método de Householder, de una matriz llena a la estructura Hessenberg, </text:span><text:span text:style-name="T4">A</text:span><text:span text:style-name="T1"> se reduce a la forma Hessenberg superior al mismo tiempo </text:span><text:span text:style-name="T4">B</text:span><text:span text:style-name="T1"> se reduce a la forma triangular superior.</text:span></text:p>
      <text:p text:style-name="P17"><text:span text:style-name="T1">·2ª Etapa: De forma iterativa se trata de reducir la matriz </text:span><text:span text:style-name="T4">A</text:span><text:span text:style-name="T1"> a la forma cuasi-triangular, mediante una generalización del algoritmo QR, para el problema de autovalores estándar.</text:span></text:p>
      <text:p text:style-name="P17"><text:span text:style-name="T1">·3ª Etapa: Se obtienen los autovalores de la matriz </text:span><text:span text:style-name="T4">A</text:span><text:span text:style-name="T1"> cuasi-triangular y la matriz </text:span><text:span text:style-name="T4">B</text:span><text:span text:style-name="T1"> triangular.</text:span></text:p>
      <text:p text:style-name="P20">·4ª Etapa: Se obtienen los autovectores, bien del sistema cuasi-triangular, o bien de las matrices originales.</text:p>
      <text:p text:style-name="P17"><text:span text:style-name="T1">Se debe hacer notar que el algoritmo QZ no obtiene directamente todos los autovalores </text:span><text:span text:style-name="T6">l</text:span><text:span text:style-name="T1">, sino que lo que hace es generar los pares (</text:span><text:span text:style-name="T6">a</text:span><text:span text:style-name="T8">i</text:span><text:span text:style-name="T1">,</text:span><text:span text:style-name="T6">b</text:span><text:span text:style-name="T8">i</text:span><text:span text:style-name="T1">) pertenecientes a <text:s/>la diagonal principal de las matrices </text:span><text:span text:style-name="T4">QAZ</text:span><text:span text:style-name="T1"> y </text:span><text:span text:style-name="T4">QBZ</text:span><text:span text:style-name="T1"> que son triangulares superiores. La obtención de </text:span><text:span text:style-name="T6">l</text:span><text:span text:style-name="T1"> es gracias a la cociente </text:span><text:span text:style-name="T6">a</text:span><text:span text:style-name="T8">i</text:span><text:span text:style-name="T1">/</text:span><text:span text:style-name="T6">b</text:span><text:span text:style-name="T8">i</text:span><text:span text:style-name="T1">, pero aclarando que este paso corresponde a otra etapa del procedimiento general, en la cual se deben interpretar los autovalores en función de la singularidad de las matrices </text:span><text:span text:style-name="T4">A</text:span><text:span text:style-name="T1"> y </text:span><text:span text:style-name="T4">B</text:span><text:span text:style-name="T1">.</text:span></text:p>
      <text:p text:style-name="P20">La descripción de las etapas es:</text:p>
      <text:p text:style-name="P26"><text:soft-page-break/><text:span text:style-name="T1">·</text:span><text:span text:style-name="T10">Reducción a la forma Hessenberg-triangular:</text:span><text:span text:style-name="T1"> En el primer paso se determina una matriz ortogonal </text:span><text:span text:style-name="T4">U</text:span><text:span text:style-name="T1"> tal que </text:span><text:span text:style-name="T4">U</text:span><text:span text:style-name="T9">t</text:span><text:span text:style-name="T4">B</text:span><text:span text:style-name="T1"> tenga la estructura triangular superior, y para preservar los autovalores del problema se debe actualizar la matriz </text:span><text:span text:style-name="T4">A</text:span><text:span text:style-name="T1"> de la misma forma, es decir, </text:span><text:span text:style-name="T4">U</text:span><text:span text:style-name="T9">t</text:span><text:span text:style-name="T4">A</text:span><text:span text:style-name="T1">. Para obtener </text:span><text:span text:style-name="T4">U</text:span><text:span text:style-name="T1"> se recurre a los métodos de factorización de Gramm-Schmidt o de Householder si </text:span><text:span text:style-name="T4">B</text:span><text:span text:style-name="T1"> es no-singular, pero si </text:span><text:span text:style-name="T4">B</text:span><text:span text:style-name="T1"> es singular podemos utilizar matrices de rotación de Givens. Entonces quedarían las matrices </text:span><text:span text:style-name="T4">A</text:span><text:span text:style-name="T1"> y </text:span><text:span text:style-name="T4">B</text:span><text:span text:style-name="T1"> (en un ejemplo 5x5 ilustrativo de la evolución que sigue la estructura de dichas matrices) de la siguiente forma:</text:span></text:p>
      <text:p text:style-name="P16"><text:span text:style-name="T1"/></text:p>
      <text:p text:style-name="P17"><text:span text:style-name="T1">A continuación debemos reducir </text:span><text:span text:style-name="T4">A</text:span><text:span text:style-name="T1"> a la forma Hessenberg superior, pero conservando en todo momento lo estructura triangular de </text:span><text:span text:style-name="T4">B</text:span><text:span text:style-name="T1">, para ello se utilizan las matrices de rotación de Givens 2x2, que se encargan de eliminar los elementos oportunos. Se empieza por eliminar el elemento a</text:span><text:span text:style-name="T8">5,1</text:span><text:span text:style-name="T1"> premultiplicando las matrices </text:span><text:span text:style-name="T4">A</text:span><text:span text:style-name="T1"> y </text:span><text:span text:style-name="T4">B</text:span><text:span text:style-name="T1"> por la matriz de rotación de Givens en el plano 4-5 </text:span><text:span text:style-name="T4">Q</text:span><text:span text:style-name="T8">4,5</text:span><text:span text:style-name="T1">, y se obtiene:</text:span></text:p>
      <text:p text:style-name="P16"><text:span text:style-name="T1"/></text:p>
      <text:p text:style-name="P17"><text:span text:style-name="T1">El elemento b</text:span><text:span text:style-name="T8">5,4</text:span><text:span text:style-name="T1"> rompe ahora la estructura triangular de </text:span><text:span text:style-name="T4">B</text:span><text:span text:style-name="T1"> que debe restaurarse sin ningún problema postmultiplicando por la matriz de rotación de Givens en el plano 4-5 </text:span><text:span text:style-name="T4">Z</text:span><text:span text:style-name="T8">4,5</text:span><text:span text:style-name="T1">:</text:span></text:p>
      <text:p text:style-name="P25"><text:span text:style-name="T1"/></text:p>
      <text:p text:style-name="P17"><text:span text:style-name="T1">De esta se completa el proceso para la primera columna de la matriz </text:span><text:span text:style-name="T4">A</text:span><text:span text:style-name="T1">, anulando los elementos a</text:span><text:span text:style-name="T8">4,1</text:span><text:span text:style-name="T1"> y a</text:span><text:span text:style-name="T8">3,1</text:span><text:span text:style-name="T1"> siguiendo el orden marcado:</text:span></text:p>
      <text:p text:style-name="P16"><text:span text:style-name="T1"/></text:p>
      <text:p text:style-name="P16"><text:span text:style-name="T1"/></text:p>
      <text:p text:style-name="P16"><text:span text:style-name="T1"/></text:p>
      <text:p text:style-name="P16"><text:span text:style-name="T1"/></text:p>
      <text:p text:style-name="P25"><text:span text:style-name="T1"/></text:p>
      <text:p text:style-name="P17"><text:span text:style-name="T1">Este proceso debe aplicarse desde la columna 1 hasta la columna 'n-2', siguiendo el orden estricto a la hora de elegir los elementos que se anularán, de esta forma se consigue la estructura deseada de las matrices </text:span><text:span text:style-name="T4">A</text:span><text:span text:style-name="T1"> y </text:span><text:span text:style-name="T4">B</text:span><text:span text:style-name="T1">:</text:span></text:p>
      <text:p text:style-name="P16"><text:span text:style-name="T1"/></text:p>
      <text:p text:style-name="P17"><text:span text:style-name="T1">·</text:span><text:span text:style-name="T10">El paso QZ explícito:</text:span><text:span text:style-name="T1"> En esta sección se parte de que </text:span><text:span text:style-name="T4">A</text:span><text:span text:style-name="T1"> es una matriz Hessenberg superior y </text:span><text:span text:style-name="T4">B</text:span><text:span text:style-name="T1"> es triangular superior. Entonces se propone una técnica iterativa para reducir </text:span><text:span text:style-name="T4">A</text:span><text:span text:style-name="T1"> a la forma de triangular superior manteniendo la estructura tiangular de </text:span><text:span text:style-name="T4">B</text:span><text:span text:style-name="T1">. La idea es pretender que </text:span><text:span text:style-name="T4">B</text:span><text:span text:style-name="T1">, siendo no singular, reelaborar el algoritmo estándar QR para la matriz compuesta por </text:span><text:span text:style-name="T4">C</text:span><text:span text:style-name="T1">=</text:span><text:span text:style-name="T4">AB</text:span><text:span text:style-name="T7">-1</text:span><text:span text:style-name="T1">. Las manipulaciones sobre las matrices se interpretan como transformaciones de equivalencia unitarias sobre </text:span><text:span text:style-name="T4">A</text:span><text:span text:style-name="T1"> y </text:span><text:span text:style-name="T4">B</text:span><text:span text:style-name="T1">.</text:span></text:p>
      <text:p text:style-name="P17"><text:span text:style-name="T1">Supongamos que un paso del algoritmo QR con desplazamiento </text:span><text:span text:style-name="T6">s</text:span><text:span text:style-name="T1"> se aplica a </text:span><text:span text:style-name="T4">C</text:span><text:span text:style-name="T1">. Entonces </text:span><text:span text:style-name="T4">Q</text:span><text:span text:style-name="T1"> se determina como una transformación ortogonal tal que la matriz </text:span><text:span text:style-name="T4">R</text:span><text:span text:style-name="T1">:</text:span></text:p>
      <text:p text:style-name="P8"><text:span text:style-name="T4">R</text:span><text:span text:style-name="T1"> = </text:span><text:span text:style-name="T4">Q</text:span><text:span text:style-name="T1">(</text:span><text:span text:style-name="T4">C</text:span><text:span text:style-name="T1"> - </text:span><text:span text:style-name="T6">s</text:span><text:span text:style-name="T4">I</text:span><text:span text:style-name="T1">)</text:span></text:p>
      <text:p text:style-name="P16"><text:span text:style-name="T1">es triangular superior. Y en la siguiente iteración </text:span><text:span text:style-name="T4">C'</text:span><text:span text:style-name="T1"> se define como:</text:span></text:p>
      <text:p text:style-name="P8"><text:span text:style-name="T4">C'</text:span><text:span text:style-name="T1"> = </text:span><text:span text:style-name="T4">RQ</text:span><text:span text:style-name="T7">t</text:span><text:span text:style-name="T1"> + </text:span><text:span text:style-name="T6">s</text:span><text:span text:style-name="T4">I</text:span><text:span text:style-name="T1"> = </text:span><text:span text:style-name="T4">QCQ</text:span><text:span text:style-name="T7">t</text:span></text:p>
      <text:p text:style-name="P18">que como se puede comprobar es Hessenberg superior. Pues si hacemos:</text:p>
      <text:p text:style-name="P8"><text:soft-page-break/><text:span text:style-name="T4">A'</text:span><text:span text:style-name="T1"> = </text:span><text:span text:style-name="T4">QAZ</text:span><text:span text:style-name="T1">, </text:span><text:span text:style-name="T4">B'</text:span><text:span text:style-name="T1"> = </text:span><text:span text:style-name="T4">QBZ</text:span></text:p>
      <text:p text:style-name="P16"><text:span text:style-name="T1">donde </text:span><text:span text:style-name="T4">Z</text:span><text:span text:style-name="T1"> es al igual que </text:span><text:span text:style-name="T4">Q</text:span><text:span text:style-name="T1"> una matriz unitaria, entonces:</text:span></text:p>
      <text:p text:style-name="P8"><text:span text:style-name="T4">A'</text:span><text:span text:style-name="T4">B'</text:span><text:span text:style-name="T7">-1</text:span><text:span text:style-name="T1"> = </text:span><text:span text:style-name="T4">QAZZ</text:span><text:span text:style-name="T9">t</text:span><text:span text:style-name="T4">B</text:span><text:span text:style-name="T9">-1</text:span><text:span text:style-name="T4">Q</text:span><text:span text:style-name="T7">t</text:span><text:span text:style-name="T1"> = </text:span><text:span text:style-name="T4">QAB</text:span><text:span text:style-name="T9">-1</text:span><text:span text:style-name="T4">Q</text:span><text:span text:style-name="T7">t</text:span><text:span text:style-name="T1"> = </text:span><text:span text:style-name="T4">C'</text:span></text:p>
      <text:p text:style-name="P17"><text:span text:style-name="T1">La matriz </text:span><text:span text:style-name="T4">Z</text:span><text:span text:style-name="T1"> puede obtenerse de tal forma que </text:span><text:span text:style-name="T4">B'</text:span><text:span text:style-name="T1"> sea triangular superior. Entonces, como </text:span><text:span text:style-name="T4">A'</text:span><text:span text:style-name="T1">=</text:span><text:span text:style-name="T4">C'B'</text:span><text:span text:style-name="T1"> es el producto de una matriz Hessenberg y de una matriz triangular, queda claro que el resultado es una matriz Hessenberg. Esto asegura una buena distribución de ceros realizada por el paso QZ.</text:span></text:p>
      <text:p text:style-name="P17"><text:span text:style-name="T1">Ahora el problema se concentra en determinar </text:span><text:span text:style-name="T4">Q</text:span><text:span text:style-name="T1"> y </text:span><text:span text:style-name="T4">Z</text:span><text:span text:style-name="T1"> sin tener que calcular </text:span><text:span text:style-name="T4">C</text:span><text:span text:style-name="T1">=</text:span><text:span text:style-name="T4">AB</text:span><text:span text:style-name="T7">-1</text:span><text:span text:style-name="T1">:</text:span></text:p>
      <text:p text:style-name="P17"><text:span text:style-name="T1">Para determinar </text:span><text:span text:style-name="T4">Q</text:span><text:span text:style-name="T1"> se parte de la definición hecha de </text:span><text:span text:style-name="T4">C</text:span><text:span text:style-name="T1">, con lo que se obtiene:</text:span></text:p>
      <text:p text:style-name="P8"><text:span text:style-name="T4">Q</text:span><text:span text:style-name="T1">(</text:span><text:span text:style-name="T4">A</text:span><text:span text:style-name="T1"> - </text:span><text:span text:style-name="T6">s</text:span><text:span text:style-name="T4">B</text:span><text:span text:style-name="T1">) = </text:span><text:span text:style-name="T4">RB</text:span><text:span text:style-name="T1"> = </text:span><text:span text:style-name="T4">S</text:span></text:p>
      <text:p text:style-name="P16"><text:span text:style-name="T1">como </text:span><text:span text:style-name="T4">R</text:span><text:span text:style-name="T1"> y </text:span><text:span text:style-name="T4">B</text:span><text:span text:style-name="T1"> son triangulares superiores, entonces </text:span><text:span text:style-name="T4">S</text:span><text:span text:style-name="T1"> también lo es. Entonces </text:span><text:span text:style-name="T4">Q</text:span><text:span text:style-name="T1"> es una matriz unitaria que reduce (</text:span><text:span text:style-name="T4">A</text:span><text:span text:style-name="T1"> - </text:span><text:span text:style-name="T6">s</text:span><text:span text:style-name="T4">B</text:span><text:span text:style-name="T1">) a la forma triangular superior. Pudiendo expresar </text:span><text:span text:style-name="T4">Q</text:span><text:span text:style-name="T1"> de forma factorizada:</text:span></text:p>
      <text:p text:style-name="P8"><text:span text:style-name="T4">Q</text:span><text:span text:style-name="T1"> = </text:span><text:span text:style-name="T4">Q</text:span><text:span text:style-name="T8">n,n-1</text:span><text:span text:style-name="T4">Q</text:span><text:span text:style-name="T8">n-2,n-1</text:span><text:span text:style-name="T1">...</text:span><text:span text:style-name="T4">Q</text:span><text:span text:style-name="T8">1,2</text:span></text:p>
      <text:p text:style-name="P16"><text:span text:style-name="T1">donde </text:span><text:span text:style-name="T4">Q</text:span><text:span text:style-name="T8">k,k+1</text:span><text:span text:style-name="T1"> es una matriz de rotación de Givens en el plano k-k+1.</text:span></text:p>
      <text:p text:style-name="P17"><text:span text:style-name="T1">Para calcular </text:span><text:span text:style-name="T4">Z</text:span><text:span text:style-name="T1"> y que se conserve la equivalencia del problema debemos aplicar </text:span><text:span text:style-name="T4">Q</text:span><text:span text:style-name="T1"> en la forma factorizada </text:span><text:span text:style-name="T4">Q</text:span><text:span text:style-name="T8">k,k+1</text:span><text:span text:style-name="T1"> a la matriz </text:span><text:span text:style-name="T4">B</text:span><text:span text:style-name="T1"> y a cada paso determinar </text:span><text:span text:style-name="T4">Z</text:span><text:span text:style-name="T8">k,k+1</text:span><text:span text:style-name="T1">, por ejemplo, en una caso 5x5 ocurriría lo siguiente:</text:span></text:p>
      <text:p text:style-name="P16"><text:soft-page-break/><text:span text:style-name="T1"/></text:p>
      <text:p text:style-name="P17"><text:span text:style-name="T1">Ahora ha aparecido el elemento no nulo </text:span><text:span text:style-name="T6">b</text:span><text:span text:style-name="T8">2,1</text:span><text:span text:style-name="T1"> que deberá anularse con la matriz </text:span><text:span text:style-name="T4">Z</text:span><text:span text:style-name="T8">1,2</text:span><text:span text:style-name="T1">:</text:span></text:p>
      <text:p text:style-name="P18">#bdddddg'dd'bUNDERLINE UNDERLINE A~ =~ LEFT [ MATRIX { x&amp;x&amp;x&amp;x&amp;x # 0&amp;x&amp;x&amp;x&amp;x # 0&amp;x&amp;x&amp;x&amp;x # 0&amp;0&amp;x&amp;x&amp;x # 0&amp;0&amp;0&amp;x&amp;x } RIGHT ] ,~ UNDERLINE UNDERLINE B~ =~ UNDERLINE UNDERLINE B~ *~ { UNDERLINE UNDERLINE Z }_{1,2}~ =~ LEFT [ MATRIX { x&amp;x&amp;x&amp;x&amp;x # 0&amp;x&amp;x&amp;x&amp;x # 0&amp;0&amp;x&amp;x&amp;x # 0&amp;0&amp;0&amp;x&amp;x # 0&amp;0&amp;0&amp;0&amp;x} RIGHT ]x6X@KX@x6X@KX@x6X@KX@:vxwx(xxx;xxxNxxw}w(;N~::C</text:p>
      <text:p text:style-name="P18">C</text:p>
      <text:p text:style-name="P18">:</text:p>
      <text:p text:style-name="P29">v</text:p>
      <text:p text:style-name="P29">x</text:p>
      <text:p text:style-name="P29">wx</text:p>
      <text:p text:style-name="P29">(x</text:p>
      <text:p text:style-name="P29">x</text:p>
      <text:p text:style-name="P29">x</text:p>
      <text:p text:style-name="P29">;x</text:p>
      <text:p text:style-name="P29">x</text:p>
      <text:p text:style-name="P29">x</text:p>
      <text:p text:style-name="P29">Nx</text:p>
      <text:p text:style-name="P29">x</text:p>
      <text:p text:style-name="P29">w}w(;N~DAWxWxWxWxWxOxOxOxOxGxGxGxGx?x?x?x7x7xDBDBC</text:p>
      <text:p text:style-name="P18">DZ</text:p>
      <text:p text:style-name="P25"><text:span text:style-name="T1">Wx WxWxWxWx OxOxOxOxGxGxGx?x?x7x <text:s text:c="512"/>caso con las matrices </text:span><text:span text:style-name="T4">Z</text:span><text:span text:style-name="T8">k,k+1</text:span><text:span text:style-name="T1">, pues perdería su estructura triangular, repitiendo este proceso hasta conseguir que </text:span><text:span text:style-name="T4">A</text:span><text:span text:style-name="T1"> sea triangular y conservando </text:span><text:span text:style-name="T4">B</text:span><text:span text:style-name="T1"> también en la forma triangular obtenemos </text:span><text:span text:style-name="T4">Z</text:span><text:span text:style-name="T1">:</text:span></text:p>
      <text:p text:style-name="P8"><text:span text:style-name="T4">Z</text:span><text:span text:style-name="T1"> = </text:span><text:span text:style-name="T4">Z</text:span><text:span text:style-name="T8">1,2</text:span><text:span text:style-name="T4">Z</text:span><text:span text:style-name="T8">2,3</text:span><text:span text:style-name="T1">...</text:span><text:span text:style-name="T4">Z</text:span><text:span text:style-name="T8">n-1,n</text:span></text:p>
      <text:p text:style-name="P16"><text:span text:style-name="T1">donde </text:span><text:span text:style-name="T4">Z</text:span><text:span text:style-name="T8">k,k+1</text:span><text:span text:style-name="T1"> es una matriz de rotación de Givens en el plano k-k+1.</text:span></text:p>
      <text:p text:style-name="P17"><text:span text:style-name="T1">Ahora se está en condiciones de operar </text:span><text:span text:style-name="T4">Z</text:span><text:span text:style-name="T1"> sobre la matriz </text:span><text:span text:style-name="T4">A</text:span><text:span text:style-name="T1"> con estructura triangular:</text:span></text:p>
      <text:p text:style-name="P8"><text:span text:style-name="T4">QAZ</text:span><text:span text:style-name="T1"> = </text:span><text:span text:style-name="T4">SZ</text:span><text:span text:style-name="T1"> + </text:span><text:span text:style-name="T6">s</text:span><text:span text:style-name="T4">QBZ</text:span></text:p>
      <text:p text:style-name="P16"><text:span text:style-name="T1">donde se cumple que la matriz </text:span><text:span text:style-name="T4">QAZ</text:span><text:span text:style-name="T1"> tiene una estructura Hessenberg.</text:span></text:p>
      <text:p text:style-name="P17"><text:span text:style-name="T1">Acabamos de describir un paso QZ, pero si se aplica iterativamente con desplazamientos </text:span><text:span text:style-name="T6">s</text:span><text:span text:style-name="T8">1</text:span><text:span text:style-name="T1">, </text:span><text:span text:style-name="T6">s</text:span><text:span text:style-name="T8">2</text:span><text:span text:style-name="T1">,..., el resultado es una serie formada por las matrices </text:span><text:span text:style-name="T4">A</text:span><text:span text:style-name="T8">1</text:span><text:span text:style-name="T1">, </text:span><text:span text:style-name="T4">A</text:span><text:span text:style-name="T8">2</text:span><text:span text:style-name="T1">,... y </text:span><text:span text:style-name="T4">B</text:span><text:span text:style-name="T8">1</text:span><text:span text:style-name="T1">, </text:span><text:span text:style-name="T4">B</text:span><text:span text:style-name="T8">2</text:span><text:span text:style-name="T1">,... que satisfacen:</text:span></text:p>
      <text:p text:style-name="P8"><text:span text:style-name="T4">A</text:span><text:span text:style-name="T8">v+1</text:span><text:span text:style-name="T1"> = </text:span><text:span text:style-name="T4">Q</text:span><text:span text:style-name="T8">v</text:span><text:span text:style-name="T4">A</text:span><text:span text:style-name="T8">v</text:span><text:span text:style-name="T4">Z</text:span><text:span text:style-name="T8">v</text:span><text:span text:style-name="T1">, </text:span><text:span text:style-name="T4">B</text:span><text:span text:style-name="T8">v+1</text:span><text:span text:style-name="T1"> = </text:span><text:span text:style-name="T4">Q</text:span><text:span text:style-name="T8">v</text:span><text:span text:style-name="T4">B</text:span><text:span text:style-name="T8">v</text:span><text:span text:style-name="T4">Z</text:span><text:span text:style-name="T8">v</text:span></text:p>
      <text:p text:style-name="P17"><text:span text:style-name="T1">Las matrices </text:span><text:span text:style-name="T4">A</text:span><text:span text:style-name="T8">v</text:span><text:span text:style-name="T1"> son Hessenberg superior, y </text:span><text:span text:style-name="T4">B</text:span><text:span text:style-name="T8">v</text:span><text:span text:style-name="T1"> son triangulares superiores. Esto es equivalente a aplicar el algoritmo QR sobre la matriz </text:span><text:span text:style-name="T4">C</text:span><text:span text:style-name="T8">v</text:span><text:span text:style-name="T1">=</text:span><text:span text:style-name="T4">AB</text:span><text:span text:style-name="T7">-1</text:span><text:span text:style-name="T1">, y como </text:span><text:span text:style-name="T4">C</text:span><text:span text:style-name="T8">v</text:span><text:span text:style-name="T1"> tiende a ser triangular superior cuando 'v' tiende a infinito, entoces </text:span><text:span text:style-name="T4">A</text:span><text:span text:style-name="T8">v</text:span><text:span text:style-name="T1"> también tiende a la estructura triangular superior.</text:span></text:p>
      <text:p text:style-name="P20">Para acelerar el proceso en el caso de tratar con matrices <text:soft-page-break/>grandes debemos tener en cuenta dos aspectos:</text:p>
      <text:p text:style-name="P17"><text:span text:style-name="T1">El primero es elegir </text:span><text:span text:style-name="T6">s</text:span><text:span text:style-name="T8">v</text:span><text:span text:style-name="T1"> de tal forma que acelere el anulamiento de los elementos de la subdiagonal de </text:span><text:span text:style-name="T4">A</text:span><text:span text:style-name="T1">, para ello lo más conveniente es elegir </text:span><text:span text:style-name="T6">s</text:span><text:span text:style-name="T8">v</text:span><text:span text:style-name="T1"> de tal forma que sea un valor muy próximo a los valores propios de </text:span><text:span text:style-name="T4">C</text:span><text:span text:style-name="T1">.</text:span></text:p>
      <text:p text:style-name="P17"><text:span text:style-name="T1">El segundo es efectuar la deflación del problema siempre que se pueda, para de esta forma operar con matrices de dimensión menor. Se podrá efectuar una deflación cuando un elemento de la subdiagonal de </text:span><text:span text:style-name="T4">A</text:span><text:span text:style-name="T1"> sea nulo, en este caso el elemento </text:span><text:span text:style-name="T6">a</text:span><text:span text:style-name="T8">k+1,k</text:span><text:span text:style-name="T1">, y queda el problema dividido en dos problemas más sencillos:</text:span></text:p>
      <text:p text:style-name="P16"><text:span text:style-name="T1"/></text:p>
      <text:p text:style-name="P17"><text:span text:style-name="T1">A partir de aquí se procede a resolver los problemas </text:span><text:span text:style-name="T4">A</text:span><text:span text:style-name="T8">11</text:span><text:span text:style-name="T1">-</text:span><text:span text:style-name="T6">l</text:span><text:span text:style-name="T4">B</text:span><text:span text:style-name="T8">11</text:span><text:span text:style-name="T1"> de dimensión kxk, y </text:span><text:span text:style-name="T4">A</text:span><text:span text:style-name="T8">22</text:span><text:span text:style-name="T1">-</text:span><text:span text:style-name="T6">l</text:span><text:span text:style-name="T4">B</text:span><text:span text:style-name="T8">22</text:span><text:span text:style-name="T1"> de dimensión (n-k)x(n-k). Por otra parte también puede ocurrir que el elemento </text:span><text:span text:style-name="T6">b</text:span><text:span text:style-name="T8">kk</text:span><text:span text:style-name="T1"> se anule, entonces podemos anular el elemento </text:span><text:span text:style-name="T6">a</text:span><text:span text:style-name="T8">n,n-1</text:span><text:span text:style-name="T1"> y hacer una deflación del problema, tal como se ilustra en el siguiente ejemplo donde </text:span><text:span text:style-name="T6">b</text:span><text:span text:style-name="T8">33</text:span><text:span text:style-name="T1"> es nulo:</text:span></text:p>
      <text:p text:style-name="P16"><text:span text:style-name="T1"/></text:p>
      <text:p text:style-name="P17"><text:span text:style-name="T1">El cero en la diagonal de </text:span><text:span text:style-name="T4">B</text:span><text:span text:style-name="T1"> puede ser desplazado a la posición inferior de la diagonal mediante rotaciones de Givens, como sigue:</text:span></text:p>
      <text:p text:style-name="P16"><text:span text:style-name="T1"/></text:p>
      <text:p text:style-name="P16"><text:soft-page-break/><text:span text:style-name="T1"/></text:p>
      <text:p text:style-name="P16"><text:span text:style-name="T1"/></text:p>
      <text:p text:style-name="P16"><text:span text:style-name="T1"/></text:p>
      <text:p text:style-name="P18">#b@ddddd5dd*b</text:p>
      <text:p text:style-name="P18">YUNDERLINE UNDERLINE A~ =~ UNDERLINE UNDERLINE A~ *~ { UNDERLINE UNDERLINE Z}_{3,4}~ =~ LEFT [ MATRIX { x&amp;x&amp;x&amp;x&amp;x # x&amp;x&amp;x&amp;x&amp;x # 0&amp;x&amp;x&amp;x&amp;x # 0&amp;0&amp;x&amp;x&amp;x # 0&amp;0&amp;0&amp;x'&amp;x } RIGHT ] ,~ UNDERLINE UNDERLINE B~ =~ UNDERLINE UNDERLINE B~ *~ { UNDERLINE UNDERLINE Z }_{3,4}~ =~ LEFT [ MATRIX { x&amp;x&amp;x&amp;x&amp;x # 0&amp;x&amp;x&amp;x&amp;x # 0&amp;0&amp;x&amp;x&amp;x # 0&amp;0&amp;0&amp;0&amp;x # 0&amp;0&amp;0&amp;0&amp;0} RIGHT ]x6X@KX@x6X@KX@x6X@KX@,H,HR,RHvxwx(xxx;xxxNxxwc</text:p>
      <text:p text:style-name="P18">}c</text:p>
      <text:p text:style-name="P18">c</text:p>
      <text:p text:style-name="P18">wc</text:p>
      <text:p text:style-name="P18">(c</text:p>
      <text:p text:style-name="P18">c</text:p>
      <text:p text:style-name="P18">c</text:p>
      <text:p text:style-name="P18">;c</text:p>
      <text:p text:style-name="P18">c</text:p>
      <text:p text:style-name="P18">c</text:p>
      <text:p text:style-name="P18">Nc</text:p>
      <text:p text:style-name="P18">c</text:p>
      <text:p text:style-name="P18">~m ,m H <text:s/>, <text:s/>H­,­H=#v=x=x=6x=x=x=Ix=x=-x=\x= x= w#}6I-\ <text:s/>~RARARRZ <text:soft-page-break/>sxsx <text:s text:c="511"/></text:p>
      <text:p text:style-name="P29">MxRRRNy=</text:p>
      <text:p text:style-name="P29">R RmR3,j4 c0 [0[0 707070</text:p>
      <text:p text:style-name="P18">R,%3u,4h]0hU0QU0hM0QM0:M0#M0hE0QE0:E0#E <text:s text:c="511"/>6X@KX@x6X@KX@x6X@KX@::RR:vxwx(xxx;xxxNxxw)</text:p>
      <text:p text:style-name="P18">})</text:p>
      <text:p text:style-name="P18">)</text:p>
      <text:p text:style-name="P18">w)</text:p>
      <text:p text:style-name="P18">()</text:p>
      <text:p text:style-name="P18">)</text:p>
      <text:p text:style-name="P18">)</text:p>
      <text:p text:style-name="P18">;)</text:p>
      <text:p text:style-name="P18">)</text:p>
      <text:p text:style-name="P18">)</text:p>
      <text:p text:style-name="P18">N)</text:p>
      <text:p text:style-name="P18">)</text:p>
      <text:p text:style-name="P18">~3 3 :</text:p>
      <text:p text:style-name="P29">:ss:vxwx(xxx;xxxNxxwJ}JJwJ(JJJ;JJJNJJ~DADARDZ WxWxWxWxWx OxOxOxOxOxGxGxGxGx?x?x?x7x3 DB</text:p>
      <text:p text:style-name="P29">DBsDZ.WxWxWxWxWxOxOxOxOxGxGxGx?x?xDDD</text:p>
      <text:p text:style-name="P29">D D3D4,j5 G0 ?0?0 70707070c</text:p>
      <text:p text:style-name="P18">D,4;,5.O0.G0G0.?0?0?0.7070707070</text:p>
      <text:p text:style-name="P16"><text:span text:style-name="T1"/></text:p>
      <text:p text:style-name="P16"><text:span text:style-name="T1"/></text:p>
      <text:p text:style-name="P16"><text:span text:style-name="T1"/></text:p>
      <text:p text:style-name="P16"><text:span text:style-name="T1"/></text:p>
      <text:p text:style-name="P20">Ahora ya se puede trabajar con una matriz de dimensión (n-1)x(n-1), teniendo en cuenta que el autovalor que se encontrará cuando se de este tipo de deflación será infinito.</text:p>
      <text:p text:style-name="P16"><text:span text:style-name="T1"/></text:p>
      <text:p text:style-name="P17"><text:span text:style-name="T1">·</text:span><text:span text:style-name="T10">Obtención de autovalores:</text:span><text:span text:style-name="T1"> La obtención finalmente de la estructura cuasi-triangular de </text:span><text:span text:style-name="T4">A</text:span><text:span text:style-name="T1"> y de </text:span><text:span text:style-name="T4">B</text:span><text:span text:style-name="T1"> como triangular permite descomponer el problema en subproblemas mucho más sencillos de resolver de dimensión 1x1 y 2x2. Los autovalores de los subproblemas 1x1 son los cocientes de los correspondientes elementos de la diagonal de </text:span><text:span text:style-name="T4">A</text:span><text:span text:style-name="T1"> y </text:span><text:span text:style-name="T4">B</text:span><text:span text:style-name="T1">, es decir:</text:span></text:p>
      <text:p text:style-name="P8"><text:span text:style-name="T6">l</text:span><text:span text:style-name="T8">i</text:span><text:span text:style-name="T1"> = </text:span><text:span text:style-name="T6">a</text:span><text:span text:style-name="T8">ii</text:span><text:span text:style-name="T1"> / </text:span><text:span text:style-name="T6">b</text:span><text:span text:style-name="T8">ii</text:span></text:p>
      <text:p text:style-name="P20">En el caso de los autovalores de los subproblemas en 2x2, estos pueden resolverse de forma directa mediante el uso de una ecuación cuadrática, donde el resultado pueden ser valores reales o complejos conjugados, se trataría de resolver:</text:p>
      <text:p text:style-name="P16"><text:span text:style-name="T1"/></text:p>
      <text:p text:style-name="P17"><text:span text:style-name="T1">·</text:span><text:span text:style-name="T10">Obtencióm de autovectores:</text:span><text:span text:style-name="T1"> La obtención de autovectores se </text:span><text:soft-page-break/><text:span text:style-name="T1">efectuará siguiendo en algoritmo de la iteración inversa tal como se explica en el apartado 3.5 del proyecto, sobre las matrices </text:span><text:span text:style-name="T4">A</text:span><text:span text:style-name="T1"> y </text:span><text:span text:style-name="T4">B</text:span><text:span text:style-name="T1"> originales. En cual caso el coste de la acumulación de la matriz </text:span><text:span text:style-name="T4">Z</text:span><text:span text:style-name="T1"> se puede ahorrar, o bien, se puede trabajar con las matrices </text:span><text:span text:style-name="T4">QAZ</text:span><text:span text:style-name="T1"> y </text:span><text:span text:style-name="T4">QBZ</text:span><text:span text:style-name="T1">, lo que supondría un ahorro a la hora de solucionar el sistema de ecuaciones que plantea la iteración inversa.</text:span></text:p>
      <text:p text:style-name="P16"><text:span text:style-name="T1"/></text:p>
      <text:p text:style-name="P24">Algoritmo</text:p>
      <text:p text:style-name="P20">El método QZ explícito exige aplicar varios algoritmos.</text:p>
      <text:p text:style-name="P17"><text:span text:style-name="T1">El primero de ellos se trata de conseguir que la matriz </text:span><text:span text:style-name="T4">A</text:span><text:span text:style-name="T1"> adquiera una estructura Hessenberg superior a la vez que mantiene en </text:span><text:span text:style-name="T4">B</text:span><text:span text:style-name="T1"> la estructura de matriz triangular superior, teniendo como prerrequisito que </text:span><text:span text:style-name="T4">B</text:span><text:span text:style-name="T1"> sea ya una matriz triangular, entonces habremos modificado </text:span><text:span text:style-name="T4">A</text:span><text:span text:style-name="T1">=</text:span><text:span text:style-name="T4">Q</text:span><text:span text:style-name="T9">t</text:span><text:span text:style-name="T4">A</text:span><text:span text:style-name="T1"> para conservar la equivalencia del problema original. El algoritmo es:</text:span></text:p>
      <text:p text:style-name="P16"><text:span text:style-name="T1"/></text:p>
      <text:p text:style-name="P30">Para j = 1 hasta (n-2)</text:p>
      <text:p text:style-name="P27">Para i = n hasta (j+1) paso -1</text:p>
      <text:p text:style-name="P28"><text:span text:style-name="T1">Busca Givens </text:span><text:span text:style-name="T4">Q</text:span><text:span text:style-name="T8">i,j</text:span><text:span text:style-name="T1"> │ </text:span><text:span text:style-name="T4">Q</text:span><text:span text:style-name="T8">i,j</text:span><text:span text:style-name="T1">(</text:span><text:span text:style-name="T6">a</text:span><text:span text:style-name="T8">i-1,j</text:span><text:span text:style-name="T1">,</text:span><text:span text:style-name="T6">a</text:span><text:span text:style-name="T8">i,j</text:span><text:span text:style-name="T1">)</text:span><text:span text:style-name="T7">t</text:span><text:span text:style-name="T1"> = (x,0)</text:span><text:span text:style-name="T7">t</text:span></text:p>
      <text:p text:style-name="P28"><text:span text:style-name="T4">A</text:span><text:span text:style-name="T1"> = diag(</text:span><text:span text:style-name="T4">I</text:span><text:span text:style-name="T8">i-2</text:span><text:span text:style-name="T1">,</text:span><text:span text:style-name="T4">Q</text:span><text:span text:style-name="T8">ij</text:span><text:span text:style-name="T1">,</text:span><text:span text:style-name="T4">I</text:span><text:span text:style-name="T8">n-i</text:span><text:span text:style-name="T1">)</text:span><text:span text:style-name="T4">A</text:span></text:p>
      <text:p text:style-name="P28"><text:span text:style-name="T4">B</text:span><text:span text:style-name="T1"> = diag(</text:span><text:span text:style-name="T4">I</text:span><text:span text:style-name="T8">i-2</text:span><text:span text:style-name="T1">,</text:span><text:span text:style-name="T4">Q</text:span><text:span text:style-name="T8">ij</text:span><text:span text:style-name="T1">,</text:span><text:span text:style-name="T4">I</text:span><text:span text:style-name="T8">n-i</text:span><text:span text:style-name="T1">)</text:span><text:span text:style-name="T4">B</text:span></text:p>
      <text:p text:style-name="P28"><text:span text:style-name="T4">Q</text:span><text:span text:style-name="T1"> = diag(</text:span><text:span text:style-name="T4">I</text:span><text:span text:style-name="T8">i-2</text:span><text:span text:style-name="T1">,</text:span><text:span text:style-name="T4">Q</text:span><text:span text:style-name="T8">ij</text:span><text:span text:style-name="T1">,</text:span><text:span text:style-name="T4">I</text:span><text:span text:style-name="T8">n-i</text:span><text:span text:style-name="T1">)</text:span><text:span text:style-name="T4">Q</text:span></text:p>
      <text:p text:style-name="P28"><text:span text:style-name="T1">Busca Givens </text:span><text:span text:style-name="T4">Z</text:span><text:span text:style-name="T8">ij</text:span><text:span text:style-name="T1"> │ (</text:span><text:span text:style-name="T4">b</text:span><text:span text:style-name="T8">i,i-1</text:span><text:span text:style-name="T1">,</text:span><text:span text:style-name="T4">b</text:span><text:span text:style-name="T8">i,i</text:span><text:span text:style-name="T1">)</text:span><text:span text:style-name="T4">Z</text:span><text:span text:style-name="T8">ij</text:span><text:span text:style-name="T1"> = (0,x)</text:span></text:p>
      <text:p text:style-name="P28"><text:span text:style-name="T4">A</text:span><text:span text:style-name="T1"> = </text:span><text:span text:style-name="T4">A</text:span><text:span text:style-name="T1">diag(</text:span><text:span text:style-name="T4">I</text:span><text:span text:style-name="T8">i-2</text:span><text:span text:style-name="T1">,</text:span><text:span text:style-name="T4">Z</text:span><text:span text:style-name="T8">ij</text:span><text:span text:style-name="T1">,</text:span><text:span text:style-name="T4">I</text:span><text:span text:style-name="T8">n-i</text:span><text:span text:style-name="T1">)</text:span></text:p>
      <text:p text:style-name="P28"><text:span text:style-name="T4">B</text:span><text:span text:style-name="T1"> = </text:span><text:span text:style-name="T4">B</text:span><text:span text:style-name="T1">diag(</text:span><text:span text:style-name="T4">I</text:span><text:span text:style-name="T8">i-2</text:span><text:span text:style-name="T1">,</text:span><text:span text:style-name="T4">Z</text:span><text:span text:style-name="T8">ij</text:span><text:span text:style-name="T1">,</text:span><text:span text:style-name="T4">I</text:span><text:span text:style-name="T8">n-i</text:span><text:span text:style-name="T1">)</text:span></text:p>
      <text:p text:style-name="P28"><text:span text:style-name="T4">Z</text:span><text:span text:style-name="T1"> = </text:span><text:span text:style-name="T4">Z</text:span><text:span text:style-name="T1">diag(</text:span><text:span text:style-name="T4">I</text:span><text:span text:style-name="T8">i-2</text:span><text:span text:style-name="T1">,</text:span><text:span text:style-name="T4">Z</text:span><text:span text:style-name="T8">ij</text:span><text:span text:style-name="T1">,</text:span><text:span text:style-name="T4">I</text:span><text:span text:style-name="T8">n-i</text:span><text:span text:style-name="T1">)</text:span></text:p>
      <text:p text:style-name="P16"><text:span text:style-name="T1"/></text:p>
      <text:p text:style-name="P17"><text:span text:style-name="T1">En este algoritmo los pasos 'iv' y 'viii' pueden suprimirse si no es necesario acumular las matrices </text:span><text:span text:style-name="T4">Q</text:span><text:span text:style-name="T1"> y </text:span><text:span text:style-name="T4">Z</text:span><text:span text:style-name="T1">, pues suponen un gasto computacional de 7n</text:span><text:span text:style-name="T7">3</text:span><text:span text:style-name="T1"> flops, y en tal caso el resto del algoritmo consumiría 8n</text:span><text:span text:style-name="T7">3</text:span><text:span text:style-name="T1"> flops.</text:span></text:p>
      <text:p text:style-name="P20">El algoritmo que se puede idear para resolver un paso del método QZ explícito, el cual se deberá iterar sometido a una serie de condiciones expuestas en al algoritmo general, es el siguiente:</text:p>
      <text:p text:style-name="P16"><text:span text:style-name="T1"/></text:p>
      <text:p text:style-name="P17"><text:span text:style-name="T1">Determinar </text:span><text:span text:style-name="T4">Q</text:span><text:span text:style-name="T1"> = </text:span><text:span text:style-name="T4">Q</text:span><text:span text:style-name="T8">n-1</text:span><text:span text:style-name="T1"> </text:span><text:span text:style-name="T4">Q</text:span><text:span text:style-name="T8">n-2</text:span><text:span text:style-name="T1"> ... </text:span><text:span text:style-name="T4">Q</text:span><text:span text:style-name="T8">1</text:span><text:span text:style-name="T1"> (</text:span><text:span text:style-name="T4">Q</text:span><text:span text:style-name="T8">i</text:span><text:span text:style-name="T1"> es una matriz de rotación de Givens) │ </text:span><text:span text:style-name="T4">S</text:span><text:span text:style-name="T1"> = </text:span><text:span text:style-name="T4">Q</text:span><text:span text:style-name="T1">(</text:span><text:span text:style-name="T4">A</text:span><text:span text:style-name="T1"> - </text:span><text:span text:style-name="T6">s</text:span><text:span text:style-name="T4">B</text:span><text:span text:style-name="T1">) sea triangular superior.</text:span></text:p>
      <text:p text:style-name="P17"><text:span text:style-name="T1">Determinar </text:span><text:span text:style-name="T4">Z</text:span><text:span text:style-name="T1"> = </text:span><text:span text:style-name="T4">Z</text:span><text:span text:style-name="T8">1</text:span><text:span text:style-name="T1"> </text:span><text:span text:style-name="T4">Z</text:span><text:span text:style-name="T13">2</text:span><text:span text:style-name="T1"> ... </text:span><text:span text:style-name="T4">Z</text:span><text:span text:style-name="T8">n-1</text:span><text:span text:style-name="T1"> (</text:span><text:span text:style-name="T4">Z</text:span><text:span text:style-name="T8">i</text:span><text:span text:style-name="T1"> es una matriz de rotación de </text:span><text:soft-page-break/><text:span text:style-name="T1">Givens) │ </text:span><text:span text:style-name="T4">B'</text:span><text:span text:style-name="T1"> = </text:span><text:span text:style-name="T4">QBZ</text:span><text:span text:style-name="T1"> sea triangular superior.</text:span></text:p>
      <text:p text:style-name="P17"><text:span text:style-name="T1">Calcular </text:span><text:span text:style-name="T4">A'</text:span><text:span text:style-name="T1"> = </text:span><text:span text:style-name="T4">SZ</text:span><text:span text:style-name="T1"> + </text:span><text:span text:style-name="T6">s</text:span><text:span text:style-name="T4">B'</text:span></text:p>
      <text:p text:style-name="P16"><text:span text:style-name="T1"/></text:p>
      <text:p text:style-name="P17"><text:span text:style-name="T1">Un algoritmo que nos puede sirve para implementar de forma completa el método QZ, es decir, hasta conseguir que </text:span><text:span text:style-name="T4">A</text:span><text:span text:style-name="T1"> sea una matriz cuasi-triangular, el cual utiliza la recursividad a fin de ahorrar espacio de memoria ocupado por las submatrices, es el siguiente:</text:span></text:p>
      <text:p text:style-name="P30">La dimensión es DIM, extremo inferior INF y extremo superior SUP.</text:p>
      <text:p text:style-name="P20">Mientras DIM &gt; 2</text:p>
      <text:p text:style-name="P26"><text:span text:style-name="T1">Si </text:span><text:span text:style-name="T6">b</text:span><text:span text:style-name="T8">ii</text:span><text:span text:style-name="T1"> = 0.0</text:span></text:p>
      <text:p text:style-name="P28"><text:span text:style-name="T1">Deflación por cero en </text:span><text:span text:style-name="T4">B</text:span><text:span text:style-name="T1">.</text:span></text:p>
      <text:p text:style-name="P31">DIM--</text:p>
      <text:p text:style-name="P26"><text:span text:style-name="T1">Si </text:span><text:span text:style-name="T6">a</text:span><text:span text:style-name="T8">i,i-1</text:span><text:span text:style-name="T1"> &lt; </text:span><text:span text:style-name="T6">eps</text:span><text:span text:style-name="T1">(│</text:span><text:span text:style-name="T6">a</text:span><text:span text:style-name="T8">ii</text:span><text:span text:style-name="T1">│ + │</text:span><text:span text:style-name="T6">a</text:span><text:span text:style-name="T8">i-1,i-1</text:span><text:span text:style-name="T1">│)</text:span></text:p>
      <text:p text:style-name="P31">QZ explícito entre i y SUP.(Recursividad)</text:p>
      <text:p text:style-name="P31">SUP = i</text:p>
      <text:p text:style-name="P27">Ejecutar algoritmo del paso QZ.</text:p>
      <text:p text:style-name="P16"><text:span text:style-name="T1"/></text:p>
      <text:p text:style-name="P24">Análisis del error</text:p>
      <text:p text:style-name="P17"><text:span text:style-name="T1">Las matrices finales </text:span><text:span text:style-name="T4">T</text:span><text:span text:style-name="T1"> y </text:span><text:span text:style-name="T4">S</text:span><text:span text:style-name="T1"> calculadas en una computadora donde las operaciones en coma flotante provocan errores cumplen las ecuaciones:</text:span></text:p>
      <text:p text:style-name="P8"><text:span text:style-name="T4">T</text:span><text:span text:style-name="T1"> = </text:span><text:span text:style-name="T4">Q</text:span><text:span text:style-name="T1">(</text:span><text:span text:style-name="T4">A</text:span><text:span text:style-name="T1"> + </text:span><text:span text:style-name="T4">E</text:span><text:span text:style-name="T1">)</text:span><text:span text:style-name="T4">Z</text:span></text:p>
      <text:p text:style-name="P8"><text:span text:style-name="T4">S</text:span><text:span text:style-name="T1"> = </text:span><text:span text:style-name="T4">Q</text:span><text:span text:style-name="T1">(</text:span><text:span text:style-name="T4">B</text:span><text:span text:style-name="T1"> + </text:span><text:span text:style-name="T4">F</text:span><text:span text:style-name="T1">)</text:span><text:span text:style-name="T4">Z</text:span></text:p>
      <text:p text:style-name="P16"><text:span text:style-name="T1">donde las matrices </text:span><text:span text:style-name="T4">E</text:span><text:span text:style-name="T1"> y </text:span><text:span text:style-name="T4">F</text:span><text:span text:style-name="T1"> reflejan el error cometido al final del método QZ, se puede demostrar que si </text:span><text:span text:style-name="T4">Q</text:span><text:span text:style-name="T1"> y </text:span><text:span text:style-name="T4">Z</text:span><text:span text:style-name="T1"> son exactamente ortogonales, entonces:</text:span></text:p>
      <text:p text:style-name="P8"><text:span text:style-name="T1">║</text:span><text:span text:style-name="T4">E</text:span><text:span text:style-name="T1">║</text:span><text:span text:style-name="T8">2</text:span><text:span text:style-name="T1"> = </text:span><text:span text:style-name="T6">eps</text:span><text:span text:style-name="T1"> * ║</text:span><text:span text:style-name="T4">A</text:span><text:span text:style-name="T1">║</text:span><text:span text:style-name="T8">2</text:span></text:p>
      <text:p text:style-name="P8"><text:span text:style-name="T1">║</text:span><text:span text:style-name="T4">F</text:span><text:span text:style-name="T1">║</text:span><text:span text:style-name="T8">2</text:span><text:span text:style-name="T1"> = </text:span><text:span text:style-name="T6">eps</text:span><text:span text:style-name="T1"> * ║</text:span><text:span text:style-name="T4">B</text:span><text:span text:style-name="T1">║</text:span><text:span text:style-name="T8">2</text:span></text:p>
      <text:p text:style-name="P17"><text:span text:style-name="T1">Las anteriores expresiones nos pueden dar una idea de que </text:span><text:soft-page-break/><text:span text:style-name="T1">cuanto mayor sea la norma de las matrices que forman el enunciado del problema de autovalores generalizado </text:span><text:span text:style-name="T4">A</text:span><text:span text:style-name="T1"> y </text:span><text:span text:style-name="T4">B</text:span><text:span text:style-name="T1">, menor será la precisión que se conseguirá en los autovalores.</text:span></text:p>
      <text:p text:style-name="P16"><text:span text:style-name="T1"/></text:p>
      <text:p text:style-name="P24">Ejemplo</text:p>
      <text:p text:style-name="P20">El primer ejemplo con el que se ilustra el método QZ explícito se corresponde con el problema planteado en la introducción que resuelve la ecuación de Helmholtz con el método de elementos finitos utilizando 18 elementos, por ello la dimensión del problema es de 18x18.</text:p>
      <text:p text:style-name="P17"><text:span text:style-name="T1">En las trazas de las rutinas que implementan el método QZ se observa que para anular el elemento </text:span><text:span text:style-name="T6">a</text:span><text:span text:style-name="T8">k,k-1</text:span><text:span text:style-name="T1"> se debe iterar el paso QZ:</text:span></text:p>
      <text:p text:style-name="P16"><text:span text:style-name="T1"/></text:p>
      <text:p text:style-name="P18">QZ explícito en la submatriz (inf = 0,sup = 18)</text:p>
      <text:p text:style-name="P18">A17,16 = -4.6726507084062124e-26 en 6 iteraciones.</text:p>
      <text:p text:style-name="P18">A16,15 = 4.7042222940758527e-19 en 6 iteraciones.</text:p>
      <text:p text:style-name="P18">A15,14 = 2.8780415139475773e-19 en 4 iteraciones.</text:p>
      <text:p text:style-name="P18">A14,13 = -1.1213704527721432e-21 en 3 iteraciones.</text:p>
      <text:p text:style-name="P18">A13,12 = 9.1015087478387275e-26 en 7 iteraciones.</text:p>
      <text:p text:style-name="P18">A12,11 = 2.7346621102756352e-17 en 3 iteraciones.</text:p>
      <text:p text:style-name="P18">A11,10 = 1.1651492976626537e-20 en 4 iteraciones.</text:p>
      <text:p text:style-name="P18">A10,9 = 0.0 en 5 iteraciones.</text:p>
      <text:p text:style-name="P18"><text:soft-page-break/>A9,8 = -1.1537605455881551e-19 en 4 iteraciones.</text:p>
      <text:p text:style-name="P18">A8,7 = -6.9369651110496124e-18 en 5 iteraciones.</text:p>
      <text:p text:style-name="P18">A7,6 = 0.0 en 3 iteraciones.</text:p>
      <text:p text:style-name="P18">A6,5 = -1.053845922203584e-19 en 3 iteraciones.</text:p>
      <text:p text:style-name="P18">A5,4 = -1.2848429908148473e-21 en 3 iteraciones.</text:p>
      <text:p text:style-name="P18">A4,3 = 0.0 en 4 iteraciones.</text:p>
      <text:p text:style-name="P18">A3,2 = 6.4096944930839743e-18 en 4 iteraciones.</text:p>
      <text:p text:style-name="P18">A2,1 = -1.5517517215271941e-17 en 3 iterciones.</text:p>
      <text:p text:style-name="P16"><text:span text:style-name="T1"/></text:p>
      <text:p text:style-name="P20">Y el vector autovalores que se obtienen es:</text:p>
      <text:p text:style-name="P18">328.574920883</text:p>
      <text:p text:style-name="P18">290.445445404</text:p>
      <text:p text:style-name="P18">268.230497096</text:p>
      <text:p text:style-name="P18">211.774748213</text:p>
      <text:p text:style-name="P18">194.737309784</text:p>
      <text:p text:style-name="P18">170.630267074</text:p>
      <text:p text:style-name="P18">3.09454587416e-06</text:p>
      <text:p text:style-name="P18">11.612265381</text:p>
      <text:p text:style-name="P18">10.381647117</text:p>
      <text:p text:style-name="P18">24.6861947627</text:p>
      <text:p text:style-name="P18">140.183891332</text:p>
      <text:p text:style-name="P18">128.668746312</text:p>
      <text:p text:style-name="P18">116.645774849</text:p>
      <text:p text:style-name="P18"><text:soft-page-break/>110.175856007</text:p>
      <text:p text:style-name="P18">47.3240451118</text:p>
      <text:p text:style-name="P18">51.5460647547</text:p>
      <text:p text:style-name="P18">62.2102726065</text:p>
      <text:p text:style-name="P18">75.7114963745</text:p>
      <text:p text:style-name="P17"><text:span text:style-name="T1">Se puede observar que también se encuentra el autovalor correspondiente con el modo E</text:span><text:span text:style-name="T8">01</text:span><text:span text:style-name="T1"> o E</text:span><text:span text:style-name="T8">10</text:span><text:span text:style-name="T1">, y que ya se había calculado anteriormente, </text:span><text:span text:style-name="T6">l</text:span><text:span text:style-name="T1"> = 10.3816</text:span></text:p>
      <text:p text:style-name="P32">3.3.2 QZ implícito</text:p>
      <text:p text:style-name="P16"><text:span text:style-name="T1"/></text:p>
      <text:p text:style-name="P17"><text:span text:style-name="T1">Este método sigue la idea del QZ explícito, pero a la hora de determinar el desplazamiento utilizado para acelerar el número de iteraciones aprovecha el método desarrollado por el matemático Francis, que implícitamente aplica el desplazamiento sobre las matrices unitarias </text:span><text:span text:style-name="T4">Q</text:span><text:span text:style-name="T1"> y </text:span><text:span text:style-name="T4">Z</text:span><text:span text:style-name="T1">.</text:span></text:p>
      <text:p text:style-name="P16"><text:span text:style-name="T1"/></text:p>
      <text:p text:style-name="P24">Fundamento teórico</text:p>
      <text:p text:style-name="P17"><text:span text:style-name="T1">Los pasos seguidos por el método QZ implícito son los mismos que por el método QZ explícito, la única diferencia es que a la hora de realiar el paso QZ donde se producen las iteraciones para conseguir anular los elementos de la subdiagonal inferior de la matriz </text:span><text:span text:style-name="T4">A</text:span><text:span text:style-name="T1"> Hessenberg, el cálculo empleado sigue un fundamento teórico un poco más complejo que el anterior, detallado a continuación:</text:span></text:p>
      <text:p text:style-name="P17"><text:span text:style-name="T1">Para el método QZ implícito el matemático Francis se basó en el siguiente teorema: "Si </text:span><text:span text:style-name="T4">AQ</text:span><text:span text:style-name="T13">1</text:span><text:span text:style-name="T1">=</text:span><text:span text:style-name="T4">Q</text:span><text:span text:style-name="T13">1</text:span><text:span text:style-name="T4">H</text:span><text:span text:style-name="T13">1</text:span><text:span text:style-name="T1"> y </text:span><text:span text:style-name="T4">AQ</text:span><text:span text:style-name="T13">2</text:span><text:span text:style-name="T1">=</text:span><text:span text:style-name="T4">Q</text:span><text:span text:style-name="T13">2</text:span><text:span text:style-name="T4">H</text:span><text:span text:style-name="T13">2</text:span><text:span text:style-name="T1">, donde </text:span><text:span text:style-name="T4">Q</text:span><text:span text:style-name="T13">i</text:span><text:span text:style-name="T1"> son matrices unitarias y </text:span><text:span text:style-name="T4">H</text:span><text:span text:style-name="T13">i</text:span><text:span text:style-name="T1"> son matrices Hessenberg superior, y si </text:span><text:span text:style-name="T4">Q</text:span><text:span text:style-name="T13">1</text:span><text:span text:style-name="T1"> y </text:span><text:span text:style-name="T4">Q</text:span><text:span text:style-name="T13">2</text:span><text:span text:style-name="T1"> tienen la primera columna idéntica, en <text:s text:c="512"/>primera columna de la anterior ecuación matricial queda:</text:span></text:p>
      <text:p text:style-name="P8"><text:span text:style-name="T4">A</text:span><text:span text:style-name="T5">q</text:span><text:span text:style-name="T14">1</text:span><text:span text:style-name="T1"> = </text:span><text:span text:style-name="T6">h</text:span><text:span text:style-name="T12">11</text:span><text:span text:style-name="T5">q</text:span><text:span text:style-name="T14">1</text:span><text:span text:style-name="T1"> + </text:span><text:span text:style-name="T6">h</text:span><text:span text:style-name="T12">21</text:span><text:span text:style-name="T5">q</text:span><text:span text:style-name="T14">2</text:span></text:p>
      <text:p text:style-name="P16"><text:span text:style-name="T1">como </text:span><text:span text:style-name="T4">Q</text:span><text:span text:style-name="T1"> es unitaria:</text:span></text:p>
      <text:p text:style-name="P8"><text:soft-page-break/><text:span text:style-name="T6">h</text:span><text:span text:style-name="T12">11</text:span><text:span text:style-name="T1"> = </text:span><text:span text:style-name="T5">q</text:span><text:span text:style-name="T14">1</text:span><text:span text:style-name="T15">h</text:span><text:span text:style-name="T4">A</text:span><text:span text:style-name="T5">q</text:span><text:span text:style-name="T14">1</text:span><text:span text:style-name="T1">, </text:span><text:span text:style-name="T6">h</text:span><text:span text:style-name="T12">21</text:span><text:span text:style-name="T5">q</text:span><text:span text:style-name="T14">2</text:span><text:span text:style-name="T1"> = </text:span><text:span text:style-name="T4">A</text:span><text:span text:style-name="T5">q</text:span><text:span text:style-name="T14">1</text:span><text:span text:style-name="T1"> - </text:span><text:span text:style-name="T6">h</text:span><text:span text:style-name="T12">11</text:span><text:span text:style-name="T5">q</text:span><text:span text:style-name="T14">1</text:span></text:p>
      <text:p text:style-name="P16"><text:span text:style-name="T1">la primera ecuación nos da </text:span><text:span text:style-name="T6">h</text:span><text:span text:style-name="T12">11</text:span><text:span text:style-name="T1"> y la segunda nos da:</text:span></text:p>
      <text:p text:style-name="P8"><text:span text:style-name="T1">│</text:span><text:span text:style-name="T6">h</text:span><text:span text:style-name="T12">21</text:span><text:span text:style-name="T1">│ = ║ <text:s text:c="512"/>de computar un doble desplazamiento con un solo paso del método QZ. Entonces los problemas surgidos de la teoría anterior son:</text:span></text:p>
      <text:p text:style-name="P17"><text:span text:style-name="T1">·Determinar la primera columna de </text:span><text:span text:style-name="T4">Q</text:span><text:span text:style-name="T1">.</text:span></text:p>
      <text:p text:style-name="P17"><text:span text:style-name="T1">·Determinar las matrices </text:span><text:span text:style-name="T4">Q</text:span><text:span text:style-name="T1"> y </text:span><text:span text:style-name="T4">Z</text:span><text:span text:style-name="T1">, de tal modo que </text:span><text:span text:style-name="T4">QAZ</text:span><text:span text:style-name="T1"> sea Hessenberg superior y </text:span><text:span text:style-name="T4">QBZ</text:span><text:span text:style-name="T1"> sea triangular superior.</text:span></text:p>
      <text:p text:style-name="P17"><text:span text:style-name="T1">Para determinar la primera columna de </text:span><text:span text:style-name="T4">Q</text:span><text:span text:style-name="T1"> a partir de la primera columna de la matriz </text:span><text:span text:style-name="T4">C</text:span><text:span text:style-name="T1"> que llevará implícito el doble desplazamiento y las matrices </text:span><text:span text:style-name="T4">A</text:span><text:span text:style-name="T1"> y </text:span><text:span text:style-name="T4">B</text:span><text:span text:style-name="T9">-1</text:span><text:span text:style-name="T1">, se harán los siguientes cálculos:</text:span></text:p>
      <text:p text:style-name="P8"><text:span text:style-name="T4">C</text:span><text:span text:style-name="T1"> = (</text:span><text:span text:style-name="T4">AB</text:span><text:span text:style-name="T9">-1</text:span><text:span text:style-name="T1"> - </text:span><text:span text:style-name="T6">s</text:span><text:span text:style-name="T12">1</text:span><text:span text:style-name="T4">I</text:span><text:span text:style-name="T1">)(</text:span><text:span text:style-name="T4">AB</text:span><text:span text:style-name="T9">-1</text:span><text:span text:style-name="T1"> - </text:span><text:span text:style-name="T6">s</text:span><text:span text:style-name="T12">2</text:span><text:span text:style-name="T4">I</text:span><text:span text:style-name="T1">)</text:span></text:p>
      <text:p text:style-name="P17"><text:span text:style-name="T1">Se obtendrá así </text:span><text:span text:style-name="T6">s</text:span><text:span text:style-name="T12">1</text:span><text:span text:style-name="T1"> y </text:span><text:span text:style-name="T6">s</text:span><text:span text:style-name="T12">2</text:span><text:span text:style-name="T1">, que es aconsejable que sean los autovalores de las submatrices inferiores 2x2 de </text:span><text:span text:style-name="T4">A</text:span><text:span text:style-name="T1"> y </text:span><text:span text:style-name="T4">B</text:span><text:span text:style-name="T1">:</text:span></text:p>
      <text:p text:style-name="P25"><text:span text:style-name="T1"/></text:p>
      <text:p text:style-name="P17"><text:span text:style-name="T1">No es necesario calcular la primera columna de </text:span><text:span text:style-name="T4">C</text:span><text:span text:style-name="T1"> sino que lo que en realidad se necesita es la primera columna de </text:span><text:span text:style-name="T4">A</text:span><text:span text:style-name="T1">. Para calcularla se utilizarán lar fórmulas (m=n-1):</text:span></text:p>
      <text:p text:style-name="P16"><text:span text:style-name="T1"/></text:p>
      <text:p text:style-name="P16"><text:span text:style-name="T1"/></text:p>
      <text:p text:style-name="P16"><text:span text:style-name="T1"/></text:p>
      <text:p text:style-name="P17"><text:span text:style-name="T1">Para calcular las matrices </text:span><text:span text:style-name="T4">Q</text:span><text:span text:style-name="T1"> y </text:span><text:span text:style-name="T4">Z</text:span><text:span text:style-name="T1">, se realiza un juego muy parecido al del método QZ explícito con desplazamiento simple, la descripción de un paso QZ en el método implícito es la siguiente, para un ejemplo 5x5:</text:span></text:p>
      <text:p text:style-name="P17"><text:span text:style-name="T1">Hallar un matriz </text:span><text:span text:style-name="T4">Q</text:span><text:span text:style-name="T13">0</text:span><text:span text:style-name="T1"> que anule los elementos </text:span><text:span text:style-name="T6">a</text:span><text:span text:style-name="T8">20</text:span><text:span text:style-name="T1"> y </text:span><text:span text:style-name="T6">a</text:span><text:span text:style-name="T8">30</text:span><text:span text:style-name="T1"> calculados con las fórmulas anteriores, normalmente será una matriz de Householder, y las matrices </text:span><text:span text:style-name="T4">A</text:span><text:span text:style-name="T1"> y </text:span><text:span text:style-name="T4">B</text:span><text:span text:style-name="T1"> tomarán la estructura:</text:span></text:p>
      <text:p text:style-name="P25"><text:span text:style-name="T1"/></text:p>
      <text:p text:style-name="P17"><text:span text:style-name="T1">Ahora debe restaurarse la matriz </text:span><text:span text:style-name="T4">B</text:span><text:span text:style-name="T1"> a su forma triangular superior mediante dos postmultiplicaciones por las matrices </text:span><text:span text:style-name="T4">Z</text:span><text:span text:style-name="T13">01</text:span><text:span text:style-name="T1"> y </text:span><text:span text:style-name="T4">Z</text:span><text:span text:style-name="T13">02</text:span><text:span text:style-name="T1">, que a su vez modificarán </text:span><text:span text:style-name="T4">A</text:span><text:span text:style-name="T1">. En el ejemplo 5x5 los pasos descritos son:</text:span></text:p>
      <text:p text:style-name="P16"><text:span text:style-name="T1"/></text:p>
      <text:p text:style-name="P16"><text:span text:style-name="T1"/></text:p>
      <text:p text:style-name="P17"><text:span text:style-name="T1">Ahora debe volver la matriz </text:span><text:span text:style-name="T4">A</text:span><text:span text:style-name="T1"> a su estructura Hessenberg superior, pero solo la primera columna, para ello debe premultiplicarse por la matriz </text:span><text:span text:style-name="T4">Q</text:span><text:span text:style-name="T13">1</text:span><text:span text:style-name="T1">, y se obtiene una estructura:</text:span></text:p>
      <text:p text:style-name="P25"><text:span text:style-name="T1"/></text:p>
      <text:p text:style-name="P16"><text:span text:style-name="T1"/></text:p>
      <text:p text:style-name="P17"><text:span text:style-name="T1">Volviendo a realizar el paso donde se debe postmultiplicar doblemente por matrices </text:span><text:span text:style-name="T4">Z</text:span><text:span text:style-name="T13">11</text:span><text:span text:style-name="T1"> y </text:span><text:span text:style-name="T4">Z</text:span><text:span text:style-name="T13">12</text:span><text:span text:style-name="T1"> para restaurar la estructura triangular de </text:span><text:span text:style-name="T4">B</text:span><text:span text:style-name="T1">, se obteniene:</text:span></text:p>
      <text:p text:style-name="P16"><text:span text:style-name="T1"/></text:p>
      <text:p text:style-name="P16"><text:span text:style-name="T1"/></text:p>
      <text:p text:style-name="P17"><text:span text:style-name="T1">Siguiendo sucesivamente estos pasos hasta que conseguir tener una estructura final donde la matriz </text:span><text:span text:style-name="T4">A</text:span><text:span text:style-name="T1"> sea Hessenberg superior, y la matriz </text:span><text:span text:style-name="T4">B</text:span><text:span text:style-name="T1"> sea triangular superior.</text:span></text:p>
      <text:p text:style-name="P17"><text:span text:style-name="T1">De esta forma se habrá realizado el paso QZ implícito con doble desplazamiento, el cual al igual que en el paso QZ explícito, debe iterarse hasta que obtener un elemento de la subdiagonal inferior de </text:span><text:span text:style-name="T4">A</text:span><text:span text:style-name="T1"> que podamos despreciar, y de este modo poder reducir la dimensión de la matriz y trabajar con un problema más sencillo.</text:span></text:p>
      <text:p text:style-name="P16"><text:span text:style-name="T1"/></text:p>
      <text:p text:style-name="P24">Algoritmo</text:p>
      <text:p text:style-name="P20">La diferencia entre el método QZ explícito y el implícito como ya se ha hecho constar solo radica en la ejecución del paso QZ. Por ello aquí solo está detallado el algoritmo que implementa dicho paso:</text:p>
      <text:p text:style-name="P16"><text:span text:style-name="T1"/></text:p>
      <text:p text:style-name="P17"><text:soft-page-break/><text:span text:style-name="T1">Calcular </text:span><text:span text:style-name="T6">x</text:span><text:span text:style-name="T1"> = </text:span><text:span text:style-name="T6">a10</text:span><text:span text:style-name="T1">, </text:span><text:span text:style-name="T6">y</text:span><text:span text:style-name="T1"> = </text:span><text:span text:style-name="T6">a20</text:span><text:span text:style-name="T1">, </text:span><text:span text:style-name="T6">z</text:span><text:span text:style-name="T1"> = </text:span><text:span text:style-name="T6">a30</text:span><text:span text:style-name="T1">.</text:span></text:p>
      <text:p text:style-name="P20">Para k = 1 hasta n-2</text:p>
      <text:p text:style-name="P26"><text:span text:style-name="T1">Buscar Householder </text:span><text:span text:style-name="T4">Q</text:span><text:span text:style-name="T13">k</text:span><text:span text:style-name="T1"> │ </text:span><text:span text:style-name="T4">Q</text:span><text:span text:style-name="T13">k</text:span><text:span text:style-name="T1">(</text:span><text:span text:style-name="T6">x</text:span><text:span text:style-name="T1">,</text:span><text:span text:style-name="T6">y</text:span><text:span text:style-name="T1">,</text:span><text:span text:style-name="T6">z</text:span><text:span text:style-name="T1">)</text:span><text:span text:style-name="T7">t</text:span><text:span text:style-name="T1"> = (x,0,0)</text:span><text:span text:style-name="T7">t</text:span></text:p>
      <text:p text:style-name="P26"><text:span text:style-name="T4">A</text:span><text:span text:style-name="T1"> = diag(</text:span><text:span text:style-name="T4">I</text:span><text:span text:style-name="T13">k-1</text:span><text:span text:style-name="T1">,</text:span><text:span text:style-name="T4">Q</text:span><text:span text:style-name="T13">k</text:span><text:span text:style-name="T1">,</text:span><text:span text:style-name="T4">I</text:span><text:span text:style-name="T13">n-k-2</text:span><text:span text:style-name="T1">)</text:span><text:span text:style-name="T4">A</text:span></text:p>
      <text:p text:style-name="P26"><text:span text:style-name="T4">B</text:span><text:span text:style-name="T1"> = diag(</text:span><text:span text:style-name="T4">I</text:span><text:span text:style-name="T13">k-1</text:span><text:span text:style-name="T1">,</text:span><text:span text:style-name="T4">Q</text:span><text:span text:style-name="T13">k</text:span><text:span text:style-name="T1">,</text:span><text:span text:style-name="T4">I</text:span><text:span text:style-name="T13">n-k-2</text:span><text:span text:style-name="T1">)</text:span><text:span text:style-name="T4">B</text:span></text:p>
      <text:p text:style-name="P26"><text:span text:style-name="T4">Q</text:span><text:span text:style-name="T1"> = diag(</text:span><text:span text:style-name="T4">I</text:span><text:span text:style-name="T13">k-1</text:span><text:span text:style-name="T1">,</text:span><text:span text:style-name="T4">Q</text:span><text:span text:style-name="T13">k</text:span><text:span text:style-name="T1">,</text:span><text:span text:style-name="T4">I</text:span><text:span text:style-name="T13">n-k-2</text:span><text:span text:style-name="T1">)</text:span><text:span text:style-name="T4">Q</text:span></text:p>
      <text:p text:style-name="P26"><text:span text:style-name="T1">Buscar Householder </text:span><text:span text:style-name="T4">Z</text:span><text:span text:style-name="T13">k1</text:span><text:span text:style-name="T1"> │ </text:span></text:p>
      <text:p text:style-name="P28"><text:span text:style-name="T1">(</text:span><text:span text:style-name="T6">b</text:span><text:span text:style-name="T12">k+2,k</text:span><text:span text:style-name="T1">,</text:span><text:span text:style-name="T6">b</text:span><text:span text:style-name="T12">k+2,k+1</text:span><text:span text:style-name="T1">,</text:span><text:span text:style-name="T6">b</text:span><text:span text:style-name="T12">k+2,k+2</text:span><text:span text:style-name="T1">)</text:span><text:span text:style-name="T4">Z</text:span><text:span text:style-name="T13">k1</text:span><text:span text:style-name="T1"> = (0,0,x)</text:span></text:p>
      <text:p text:style-name="P26"><text:span text:style-name="T4">A</text:span><text:span text:style-name="T1"> = </text:span><text:span text:style-name="T4">A</text:span><text:span text:style-name="T1">diag(</text:span><text:span text:style-name="T4">I</text:span><text:span text:style-name="T13">k-1</text:span><text:span text:style-name="T1">,</text:span><text:span text:style-name="T4">Z</text:span><text:span text:style-name="T13">k1</text:span><text:span text:style-name="T1">,</text:span><text:span text:style-name="T4">I</text:span><text:span text:style-name="T13">n-k-2</text:span><text:span text:style-name="T1">)</text:span></text:p>
      <text:p text:style-name="P26"><text:span text:style-name="T4">B</text:span><text:span text:style-name="T1"> = </text:span><text:span text:style-name="T4">B</text:span><text:span text:style-name="T1">diag(</text:span><text:span text:style-name="T4">I</text:span><text:span text:style-name="T13">k-1</text:span><text:span text:style-name="T1">,</text:span><text:span text:style-name="T4">Z</text:span><text:span text:style-name="T13">k1</text:span><text:span text:style-name="T1">,</text:span><text:span text:style-name="T4">I</text:span><text:span text:style-name="T13">n-k-2</text:span><text:span text:style-name="T1">)</text:span></text:p>
      <text:p text:style-name="P26"><text:span text:style-name="T1"><text:s text:c="511"/></text:span><text:span text:style-name="T4">I</text:span><text:span text:style-name="T13">n-k-1</text:span><text:span text:style-name="T1">)</text:span></text:p>
      <text:p text:style-name="P26"><text:span text:style-name="T4">Z</text:span><text:span text:style-name="T1"> = </text:span><text:span text:style-name="T4">Z</text:span><text:span text:style-name="T1">diag(</text:span><text:span text:style-name="T4">I</text:span><text:span text:style-name="T13">k-1</text:span><text:span text:style-name="T1">,</text:span><text:span text:style-name="T4">Z</text:span><text:span text:style-name="T13">k2</text:span><text:span text:style-name="T1">,</text:span><text:span text:style-name="T4">I</text:span><text:span text:style-name="T13">n-k-1</text:span><text:span text:style-name="T1">)</text:span></text:p>
      <text:p text:style-name="P26"><text:span text:style-name="T6">x</text:span><text:span text:style-name="T1"> = </text:span><text:span text:style-name="T6">a</text:span><text:span text:style-name="T12">k+1,k</text:span><text:span text:style-name="T1">, </text:span><text:span text:style-name="T6">y</text:span><text:span text:style-name="T1"> = </text:span><text:span text:style-name="T6">a</text:span><text:span text:style-name="T12">k+2,k</text:span></text:p>
      <text:p text:style-name="P26"><text:span text:style-name="T1">Si k &lt; n-2 entonces </text:span><text:span text:style-name="T6">z</text:span><text:span text:style-name="T1"> = </text:span><text:span text:style-name="T6">a</text:span><text:span text:style-name="T12">k+3,k</text:span></text:p>
      <text:p text:style-name="P17"><text:span text:style-name="T1">Buscar Householder </text:span><text:span text:style-name="T4">Q</text:span><text:span text:style-name="T13">n-1</text:span><text:span text:style-name="T1"> │ </text:span><text:span text:style-name="T4">Q</text:span><text:span text:style-name="T13">n-1</text:span><text:span text:style-name="T1">(</text:span><text:span text:style-name="T6">x</text:span><text:span text:style-name="T1">,</text:span><text:span text:style-name="T6">y</text:span><text:span text:style-name="T1">)</text:span><text:span text:style-name="T7">t</text:span><text:span text:style-name="T1"> = (x,0)</text:span><text:span text:style-name="T7">t</text:span></text:p>
      <text:p text:style-name="P17"><text:span text:style-name="T4">A</text:span><text:span text:style-name="T1"> = diag(</text:span><text:span text:style-name="T4">I</text:span><text:span text:style-name="T13">n-2</text:span><text:span text:style-name="T1">,</text:span><text:span text:style-name="T4">Q</text:span><text:span text:style-name="T13">n-1</text:span><text:span text:style-name="T1">)</text:span><text:span text:style-name="T4">A</text:span></text:p>
      <text:p text:style-name="P17"><text:span text:style-name="T4">B</text:span><text:span text:style-name="T1"> = diag(</text:span><text:span text:style-name="T4">I</text:span><text:span text:style-name="T13">n-2</text:span><text:span text:style-name="T1">,</text:span><text:span text:style-name="T4">Q</text:span><text:span text:style-name="T13">n-1</text:span><text:span text:style-name="T1">)</text:span><text:span text:style-name="T4">B</text:span></text:p>
      <text:p text:style-name="P17"><text:span text:style-name="T4">Q</text:span><text:span text:style-name="T1"> = diag(</text:span><text:span text:style-name="T4">I</text:span><text:span text:style-name="T13">n-2</text:span><text:span text:style-name="T1">,</text:span><text:span text:style-name="T4">Q</text:span><text:span text:style-name="T13">n-1</text:span><text:span text:style-name="T1">)</text:span><text:span text:style-name="T4">Q</text:span></text:p>
      <text:p text:style-name="P17"><text:span text:style-name="T1">Buscar Householder </text:span><text:span text:style-name="T4">Z</text:span><text:span text:style-name="T13">n-1</text:span><text:span text:style-name="T1"> │ (</text:span><text:span text:style-name="T6">b</text:span><text:span text:style-name="T12">n,n-1</text:span><text:span text:style-name="T1">,</text:span><text:span text:style-name="T6">b</text:span><text:span text:style-name="T12">n,n</text:span><text:span text:style-name="T1">)</text:span><text:span text:style-name="T4">Z</text:span><text:span text:style-name="T13">n-1</text:span><text:span text:style-name="T1"> = (0,x)</text:span></text:p>
      <text:p text:style-name="P17"><text:span text:style-name="T4">A</text:span><text:span text:style-name="T1"> = </text:span><text:span text:style-name="T4">A</text:span><text:span text:style-name="T1">diag(</text:span><text:span text:style-name="T4">I</text:span><text:span text:style-name="T13">n-2</text:span><text:span text:style-name="T1">,</text:span><text:span text:style-name="T4">Z</text:span><text:span text:style-name="T13">n-1</text:span><text:span text:style-name="T1">)</text:span></text:p>
      <text:p text:style-name="P17"><text:span text:style-name="T4">B</text:span><text:span text:style-name="T1"> = </text:span><text:span text:style-name="T4">B</text:span><text:span text:style-name="T1">diag(</text:span><text:span text:style-name="T4">I</text:span><text:span text:style-name="T13">n-2</text:span><text:span text:style-name="T1">,</text:span><text:span text:style-name="T4">Z</text:span><text:span text:style-name="T13">n-1</text:span><text:span text:style-name="T1">)</text:span></text:p>
      <text:p text:style-name="P17"><text:span text:style-name="T4">Z</text:span><text:span text:style-name="T1"> = </text:span><text:span text:style-name="T4">Z</text:span><text:span text:style-name="T1">diag(</text:span><text:span text:style-name="T4">I</text:span><text:span text:style-name="T13">n-2</text:span><text:span text:style-name="T1">,</text:span><text:span text:style-name="T4">Z</text:span><text:span text:style-name="T13">n-1</text:span><text:span text:style-name="T1">)</text:span></text:p>
      <text:p text:style-name="P16"><text:soft-page-break/><text:span text:style-name="T1"/></text:p>
      <text:p text:style-name="P17"><text:span text:style-name="T1">Se puede ver que es un algoritmo donde se deben realizar un número muy elevado de cálculos, pues si lo ejecutándolo todo completo se realizan 43n</text:span><text:span text:style-name="T7">2</text:span><text:span text:style-name="T1"> flops, mientras que si se ejecuta sin acumular las matrices </text:span><text:span text:style-name="T4">Q</text:span><text:span text:style-name="T1"> y </text:span><text:span text:style-name="T4">Z</text:span><text:span text:style-name="T1">, se reduce la cifra de operaciones a 22n</text:span><text:span text:style-name="T7">2</text:span><text:span text:style-name="T1">.</text:span></text:p>
      <text:p text:style-name="P16"><text:span text:style-name="T1"/></text:p>
      <text:p text:style-name="P24">Análisis del error</text:p>
      <text:p text:style-name="P20">El analísis del error es el mismo que se hace en el apartado 3.3.1 al explicar el método QZ explícito.</text:p>
      <text:p text:style-name="P19">3.4 Búsqueda de autovectores</text:p>
      <text:p text:style-name="P16"><text:span text:style-name="T1"/></text:p>
      <text:p text:style-name="P20">Los métodos de la bisección, el QZ y el LZ sólo calculan los autovalores del sistema, para calcular los autovectores necesitamos implementar una rutina adicional que calcula los vep's mediante iteración inversa.</text:p>
      <text:p text:style-name="P16"><text:span text:style-name="T1"/></text:p>
      <text:p text:style-name="P24">Fundamento teórico</text:p>
      <text:p text:style-name="P20">El método de la iteración inversa para encontrar los vectores propios de un problemas de vaṕs generalizado parte de la siguiente ecuación:</text:p>
      <text:p text:style-name="P8"><text:span text:style-name="T1">(</text:span><text:span text:style-name="T4">A</text:span><text:span text:style-name="T1"> - </text:span><text:span text:style-name="T6">l</text:span><text:span text:style-name="T4">B</text:span><text:span text:style-name="T1">)</text:span><text:span text:style-name="T5">x</text:span><text:span text:style-name="T8">i</text:span><text:span text:style-name="T1"> = </text:span><text:span text:style-name="T4">B</text:span><text:span text:style-name="T5">y</text:span><text:span text:style-name="T8">i</text:span></text:p>
      <text:p text:style-name="P16"><text:span text:style-name="T1">donde debe imponerse un vector inicial </text:span><text:span text:style-name="T5">y</text:span><text:span text:style-name="T8">0</text:span><text:span text:style-name="T1"> para conseguir un vector aproximado </text:span><text:span text:style-name="T5">x</text:span><text:span text:style-name="T8">i</text:span><text:span text:style-name="T1">. Para que el método converja en un número de iteraciones aceptable, se debe procurar que el vap </text:span><text:span text:style-name="T6">l</text:span><text:span text:style-name="T1"> posea un error mínimo con respecto a un vap real del problema.</text:span></text:p>
      <text:p text:style-name="P17"><text:span text:style-name="T1">Para poder obtener un nuevo vector de prueba </text:span><text:span text:style-name="T5">y</text:span><text:span text:style-name="T8">i+1</text:span><text:span text:style-name="T1">:</text:span></text:p>
      <text:p text:style-name="P8"><text:span text:style-name="T5">y</text:span><text:span text:style-name="T8">i+1</text:span><text:span text:style-name="T1"> = </text:span><text:span text:style-name="T5">x</text:span><text:span text:style-name="T8">i</text:span><text:span text:style-name="T1"> / ║</text:span><text:span text:style-name="T5">x</text:span><text:span text:style-name="T8">i</text:span><text:span text:style-name="T1">║</text:span></text:p>
      <text:p text:style-name="P16"><text:span text:style-name="T1">de esta forma conforme 'i' tienda a infinito, </text:span><text:span text:style-name="T5">x</text:span><text:span text:style-name="T8">i</text:span><text:span text:style-name="T1"> se irá convergiendo hacia el autovector correspondiente al valor propio </text:span><text:span text:style-name="T6">l</text:span><text:span text:style-name="T1">.</text:span></text:p>
      <text:p text:style-name="P16"><text:span text:style-name="T1"/></text:p>
      <text:p text:style-name="P24"><text:soft-page-break/>Algoritmo</text:p>
      <text:p text:style-name="P20">El algoritmo para calcular los autovectores de un problema a partir de los autovalores ya calculados es el siguiente:</text:p>
      <text:p text:style-name="P30">Para i = 1 hasta 'n'</text:p>
      <text:p text:style-name="P26"><text:span text:style-name="T1">Elegir el vector inicial </text:span><text:span text:style-name="T5">x</text:span><text:span text:style-name="T8">0</text:span></text:p>
      <text:p text:style-name="P26"><text:span text:style-name="T1">Repetir hasta </text:span><text:span text:style-name="T6">err</text:span><text:span text:style-name="T1"> &lt; </text:span><text:span text:style-name="T6">cota</text:span></text:p>
      <text:p text:style-name="P31">Resolver el sistema de ecuaciones</text:p>
      <text:p text:style-name="P8"><text:span text:style-name="T1">(</text:span><text:span text:style-name="T4">A</text:span><text:span text:style-name="T1"> - </text:span><text:span text:style-name="T6">l</text:span><text:span text:style-name="T12">i</text:span><text:span text:style-name="T4">B</text:span><text:span text:style-name="T1">)</text:span><text:span text:style-name="T5">x</text:span><text:span text:style-name="T8">i</text:span><text:span text:style-name="T1"> = </text:span><text:span text:style-name="T4">B</text:span><text:span text:style-name="T5">x</text:span><text:span text:style-name="T8">i-1</text:span></text:p>
      <text:p text:style-name="P28"><text:span text:style-name="T1">Normalizar </text:span><text:span text:style-name="T5">x</text:span><text:span text:style-name="T8">i</text:span></text:p>
      <text:p text:style-name="P28"><text:span text:style-name="T1">Calcular </text:span><text:span text:style-name="T6">err</text:span></text:p>
      <text:p text:style-name="P16"><text:span text:style-name="T1"/></text:p>
      <text:p text:style-name="P20">Para calcular el error en los autovectores se emplea la siguiente expresión, en la cual se puede escoger la norma del error más satisfactoria, normalmente la euclidiana o la del máximo:</text:p>
      <text:p text:style-name="P16"><text:span text:style-name="T1"/></text:p>
      <text:p text:style-name="P24">Análisis del error</text:p>
      <text:p text:style-name="P17"><text:span text:style-name="T1">Para analizar el error debe ponerse la condición que </text:span><text:span text:style-name="T4">B</text:span><text:span text:style-name="T1"> es no singular. Se utiliza la expresión que calcula el residuo del problema de autovalores generalizado:</text:span></text:p>
      <text:p text:style-name="P8"><text:span text:style-name="T5">r</text:span><text:span text:style-name="T1"> = (</text:span><text:span text:style-name="T4">A</text:span><text:span text:style-name="T1"> - </text:span><text:span text:style-name="T6">l</text:span><text:span text:style-name="T4">B</text:span><text:span text:style-name="T1">)</text:span><text:span text:style-name="T5">x</text:span></text:p>
      <text:p text:style-name="P16"><text:span text:style-name="T1">donde </text:span><text:span text:style-name="T5">x</text:span><text:span text:style-name="T1"> es el autovector que hemos encontrado. Si se obtiene la norma matricial del máximo en ambas partes de la ecuación:</text:span></text:p>
      <text:p text:style-name="P8"><text:span text:style-name="T1">║</text:span><text:span text:style-name="T5">r</text:span><text:span text:style-name="T1">║</text:span><text:span text:style-name="T8">máx</text:span><text:span text:style-name="T1"> &lt; </text:span><text:span text:style-name="T6">c</text:span><text:span text:style-name="T1">*</text:span><text:span text:style-name="T6">eps</text:span><text:span text:style-name="T1">*║</text:span><text:span text:style-name="T4">B</text:span><text:span text:style-name="T9">-1</text:span><text:span text:style-name="T4">A</text:span><text:span text:style-name="T1">║</text:span><text:span text:style-name="T8">máx</text:span></text:p>
      <text:p text:style-name="P16"><text:span text:style-name="T1">donde </text:span><text:span text:style-name="T6">c</text:span><text:span text:style-name="T1"> es una constante próxima a la unidad. Entonces se puede decir que el par autovalor </text:span><text:span text:style-name="T6">l</text:span><text:span text:style-name="T1"> y autovector </text:span><text:span text:style-name="T5">x</text:span><text:span text:style-name="T1"> corresponden </text:span><text:soft-page-break/><text:span text:style-name="T1">exactamente al problema de vaṕs generalizado:</text:span></text:p>
      <text:p text:style-name="P8"><text:span text:style-name="T1">(</text:span><text:span text:style-name="T4">B</text:span><text:span text:style-name="T9">-1</text:span><text:span text:style-name="T4">A</text:span><text:span text:style-name="T1"> + </text:span><text:span text:style-name="T4">E</text:span><text:span text:style-name="T1">)</text:span><text:span text:style-name="T5">x</text:span><text:span text:style-name="T1"> = </text:span><text:span text:style-name="T6">l</text:span><text:span text:style-name="T5">x</text:span></text:p>
      <text:p text:style-name="P18">entonces se daría una idea del error de la forma:</text:p>
      <text:p text:style-name="P8"><text:span text:style-name="T6">e</text:span><text:span text:style-name="T1"> = ║</text:span><text:span text:style-name="T4">E</text:span><text:span text:style-name="T1">║ / ║</text:span><text:span text:style-name="T4">B</text:span><text:span text:style-name="T9">-1</text:span><text:span text:style-name="T4">A</text:span><text:span text:style-name="T1">║</text:span></text:p>
      <text:p text:style-name="P16"><text:span text:style-name="T1"/></text:p>
      <text:p text:style-name="P24">Ejemplo</text:p>
      <text:p text:style-name="P20">El número de iteraciones seguidas para calcular todos los autovectores del ejemplo del cual hemos calculado los autovalores para probar el QZ explícito es:</text:p>
      <text:p text:style-name="P18">Vector 0 encontrado en 2 iteraciones.</text:p>
      <text:p text:style-name="P18">Vector 1 encontrado en 2 iteraciones.</text:p>
      <text:p text:style-name="P18">Vector 2 encontrado en 2 iteraciones.</text:p>
      <text:p text:style-name="P18">Vector 3 encontrado en 2 iteraciones.</text:p>
      <text:p text:style-name="P18">Vector 4 encontrado en 2 iteraciones.</text:p>
      <text:p text:style-name="P18">Vector 5 encontrado en 2 iteraciones.</text:p>
      <text:p text:style-name="P18">Vector 6 encontrado en 2 iteraciones.</text:p>
      <text:p text:style-name="P18">Vector 7 encontrado en 2 iteraciones.</text:p>
      <text:p text:style-name="P18">Vector 8 encontrado en 2 iteraciones.</text:p>
      <text:p text:style-name="P18">Vector 9 encontrado en 2 iteraciones.</text:p>
      <text:p text:style-name="P18">Vector 10 encontrado en 2 iteraciones.</text:p>
      <text:p text:style-name="P18">Vector 11 encontrado en 2 iteraciones.</text:p>
      <text:p text:style-name="P18">Vector 12 encontrado en 2 iteraciones.</text:p>
      <text:p text:style-name="P18">Vector 13 encontrado en 2 iteraciones.</text:p>
      <text:p text:style-name="P18"><text:soft-page-break/>Vector 14 encontrado en 2 iteraciones.</text:p>
      <text:p text:style-name="P18">Vector 15 encontrado en 2 iteraciones.</text:p>
      <text:p text:style-name="P18">Vector 16 encontrado en 2 iteraciones.</text:p>
      <text:p text:style-name="P18">Vector 17 encontrado en 2 iteraciones.</text:p>
      <text:p text:style-name="P20">Podemos observar que todos los autovectores son encontrados en 2 iteraciones, gracias a que los autovalores son muy próximos a los vap's reales. Una muestra del autovector encontrado es el que se corresponde con el vap 3.094e-6 es:</text:p>
      <text:p text:style-name="P18">0.23570227070570132,0.23570227070570132,0.23570227070570132,0.</text:p>
      <text:p text:style-name="P18">23570227070570132,0.23570227070570132,0.23570227070570132,0.23</text:p>
      <text:p text:style-name="P18">570227070570132,0.23570227070570132,0.23570227070570132,0.2357</text:p>
      <text:p text:style-name="P18">0227070570132,0.23570227070570132,0.23570227070570132,0.235702</text:p>
      <text:p text:style-name="P18">27070570132,0.23570227070570132,0.23570227070570132,0.23570227</text:p>
      <text:p text:style-name="P18">070570132,0.23570227070570132,0.23570227070570132.</text:p>
      <text:p text:style-name="P17"><text:span text:style-name="T1">donde x</text:span><text:span text:style-name="T8">i</text:span><text:span text:style-name="T1"> = 1 / √18.</text:span></text:p>
      <text:p text:style-name="P33">4. CONCLUSIONES</text:p>
      <text:p text:style-name="P16"><text:span text:style-name="T1"/></text:p>
      <text:p text:style-name="P15">4.1 Conclusiones</text:p>
      <text:p text:style-name="P16"><text:span text:style-name="T1"/></text:p>
      <text:p text:style-name="P20">·Una conclusión derivada a partir de la experiencia haciendo cálculos de autovalores, es que se debe tener una idea aproximada del resultado que se obtendrá. Esto es necesario debido a que al trabajar con matrices cuya dimensión es grande, los errores en los vaṕs y los veṕs van a ir aumentando, a medida que agrandamos la dimensión del problema. Este aumento del error conlleva las siguientes consecuencias:</text:p>
      <text:p text:style-name="P27">··Los autovalores próximos entre sí pueden llegar a solaparse, confundiéndose entonces el resultado interpretado como un autovalor multiple.</text:p>
      <text:p text:style-name="P27">··Se produce una conpensación de errores entre los valores propios y sus vectores, y debido a que los vep's se expresan normalizados el error relativo puede ser excesivo.</text:p>
      <text:p text:style-name="P17"><text:span text:style-name="T1">·Una perspectiva que liga con la idea de conocer </text:span><text:span text:style-name="T10">a priori</text:span><text:span text:style-name="T1"> de conocer aproximadamente los resultados se pone de manifiesto a la hora de emplear los métodos de la potencia inversa y de la </text:span><text:soft-page-break/><text:span text:style-name="T1">bisección, pues para que estos métodos den resultados considerados satisfactorios, es preciso trabajar en torno al vap que queremos hallar. Por ello se pueden emplear como métodos de refinamiento, sobretodo el de la bisección.</text:span></text:p>
      <text:p text:style-name="P20">·Confrontando los métodos de la potencia inversa y de la bisección, se obtiene sin lugar a dudas un resultado mucho más satisfactorio en éste último, derivado del hecho que efectúa menos operaciones en coma flotante y el proceso es más sencillo.</text:p>
      <text:p text:style-name="P20">·A la hora de dar una solución parcial del problema, las pruebas que hemos efectuado con el método de la iteración en un subespacio no ha dado resultados satisfactorios, pues solo en algunas matrices y con ciertas condiciones favorables (escogiendo un número 'm' adecuado) se ha conseguido dar un resultado aceptable.</text:p>
      <text:p text:style-name="P20">·El método que ha dado sin duda un gran acierto ha sido el QZ, pues gracias a él se pueden resolver problemas de autovalores de matrices relativamente mal condicionadas, esto es debido a que el cálculo de un nuevo autovalor, no depende de los autovalores anteriores.</text:p>
      <text:p text:style-name="P17"><text:span text:style-name="T1">·En el método QZ podemos elegir entre conseguir las matrices </text:span><text:span text:style-name="T4">Q</text:span><text:span text:style-name="T1"> y </text:span><text:span text:style-name="T4">Z</text:span><text:span text:style-name="T1"> para obtener las matrices </text:span><text:span text:style-name="T4">T</text:span><text:span text:style-name="T1"> y </text:span><text:span text:style-name="T4">S</text:span><text:span text:style-name="T1">:</text:span></text:p>
      <text:p text:style-name="P8"><text:span text:style-name="T4">T</text:span><text:span text:style-name="T1"> = </text:span><text:span text:style-name="T4">QAZ</text:span><text:span text:style-name="T1">, </text:span><text:span text:style-name="T4">S</text:span><text:span text:style-name="T1"> = </text:span><text:span text:style-name="T4">QBZ</text:span></text:p>
      <text:p text:style-name="P16"><text:span text:style-name="T1">siendo </text:span><text:span text:style-name="T4">T</text:span><text:span text:style-name="T1"> una matriz triangular cuasi triangular y </text:span><text:span text:style-name="T4">S</text:span><text:span text:style-name="T1"> una matriz </text:span><text:soft-page-break/><text:span text:style-name="T1">triangular. O bien, simplemente conseguir las matrices </text:span><text:span text:style-name="T4">T</text:span><text:span text:style-name="T1"> y </text:span><text:span text:style-name="T4">S</text:span><text:span text:style-name="T1"> como el límite de serie de matrices:</text:span></text:p>
      <text:p text:style-name="P16"><text:span text:style-name="T1"/></text:p>
      <text:p text:style-name="P17"><text:span text:style-name="T1">La elección entre conseguir las matrices </text:span><text:span text:style-name="T4">T</text:span><text:span text:style-name="T1"> y </text:span><text:span text:style-name="T4">S</text:span><text:span text:style-name="T1"> calculando </text:span><text:span text:style-name="T4">Q</text:span><text:span text:style-name="T1"> y </text:span><text:span text:style-name="T4">Z</text:span><text:span text:style-name="T1"> o bien mediante las series </text:span><text:span text:style-name="T4">A</text:span><text:span text:style-name="T8">i</text:span><text:span text:style-name="T1"> y </text:span><text:span text:style-name="T4">B</text:span><text:span text:style-name="T8">i</text:span><text:span text:style-name="T1"> se hace en función de la forma en que se obtendrán los autovectores. Si se elige calcular </text:span><text:span text:style-name="T4">Q</text:span><text:span text:style-name="T1"> y </text:span><text:span text:style-name="T4">Z</text:span><text:span text:style-name="T1"> entonces el coste computacional será alto al aplicar el método QZ, pero será mínimo al aplicar la iteración inversa para calcular los veṕs. Si se elige emplear el método QZ sobre </text:span><text:span text:style-name="T4">A</text:span><text:span text:style-name="T8">i</text:span><text:span text:style-name="T1"> y </text:span><text:span text:style-name="T4">B</text:span><text:span text:style-name="T8">i</text:span><text:span text:style-name="T1">, el coste computacional es menor en este apartado, pero a la hora de calcular los veṕs el número de operaciones será mucho mayor debido a que se tienen que aplicar las matrices originales </text:span><text:span text:style-name="T4">A</text:span><text:span text:style-name="T1"> y </text:span><text:span text:style-name="T4">B</text:span><text:span text:style-name="T1">, que son matrices llenas. Lo que debemos mirar entonces es el coste computacional total, que dependerá sobre todo de la dimensión del problema.</text:span></text:p>
      <text:p text:style-name="P20">·Las rutinas que componen la parte práctica del proyecto están pensadas para formar parte de una librería matemática en lenguaje C que resuelva el problema de autovalores generalizados, por ello, a la hora de utilizar esta librería se puede incluir en un programa que resuelva un problema más general, por ejemplo: la resolución de la ecuación de Helmholtz por el método de elementos finitos. Para llamar a la librería lo más conveniente es utilizar una rutina que haga de interfície <text:soft-page-break/>entre ambos problemas.</text:p>
      <text:p text:style-name="P16"><text:span text:style-name="T1"/></text:p>
      <text:p text:style-name="P15">4.2 Lineas futuras</text:p>
      <text:p text:style-name="P16"><text:span text:style-name="T1"/></text:p>
      <text:p text:style-name="P20">·La primera línea a desarrollar una vez presentado el presente proyecto es el de ampliar el número de métodos que resueven el problema de vap's generalizado. Pues la librería de rutinas presentadas solo implementa los métodos más cercanos a la teoría matricial actual, pero hay mucha más bibliografía donde se desarrollan métodos distintos, y también mejoras importantes sobre los métodos presentados.</text:p>
      <text:p text:style-name="P20">·Los métodos ya expuestos pueden ser mejorados, ya que en un principio el código implementado está pensado para matrices sin propiedades definidas. Si se piensa en matrices que tengan propiedades comunes, por ejemplo, matrices muy mal condicionadas, se puede implementar una rutina basada en los métodos ya desarrollados que se aplique cuando se cumplan una propiedad concreta.</text:p>
      <text:p text:style-name="P20">·A la hora de trabajar en cálculo numérico siempre se debe buscar reducir el tiempo de cálculo y el espacio de memoria del ordenador, esto se puede conseguir por una parte aumentando la tolerancia al error de las rutinas, pero es más elegante ofrecer <text:soft-page-break/>rutinas especializadas en trabajar con diferentes estructuras de matrices. Esta solución aunque aumente el código de la librería ofrece una gran ventaja a la hora de ejecutar los diferentes métodos, pues reduce el espacio de memoria ocupada por las matrices, y en consecuencia la velocidad.</text:p>
      <text:p text:style-name="P34">5. BIBLIOGRAFÍA</text:p>
      <text:p text:style-name="P16"><text:span text:style-name="T1"/></text:p>
      <text:p text:style-name="P18">[1] "The Algebraic Eigenvalue Problem", J. H. Wilkinson. Oxford Clarendon Press.</text:p>
      <text:p text:style-name="P16"><text:span text:style-name="T1"/></text:p>
      <text:p text:style-name="P18">[2] "Matrix Computations", G. H. Golub &amp; C. F. van Loan. Johns Hopkins University Press.</text:p>
      <text:p text:style-name="P16"><text:span text:style-name="T1"/></text:p>
      <text:p text:style-name="P18">[3] "Eines Bàsiques de Càlcul Numèric", A. Aubanell, A. Benseny &amp; A. Delshams. Manuals de la Universitat Autònoma de Barcelona.</text:p>
      <text:p text:style-name="P16"><text:span text:style-name="T1"/></text:p>
      <text:p text:style-name="P18">[4] "An Analysis of the Finite Element Method", Strang &amp; Fix. Prentice-Hall.</text:p>
      <text:p text:style-name="P16"><text:span text:style-name="T1"/></text:p>
      <text:p text:style-name="P18">[5] "The Finite Element Method, Linear Static &amp; Dinamic Finite Element Analysis", T.J. Hugues. Prentice-Hall International.</text:p>
      <text:p text:style-name="P16"><text:span text:style-name="T1"/></text:p>
      <text:p text:style-name="P18">[6] "An Algorithm for Generalized Matrix Eigenvalue Problems", G. B. Moler &amp; G. W. Stewart. SIAM Journal Numerical Analysis. Vol. 10. Pag. 241-25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Courier" svg:font-family="Courier"/>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ourier" fo:font-size="12pt" fo:font-style="italic" style:text-underline-style="solid" style:text-underline-width="auto" style:text-underline-color="font-color" style:font-name-asian="Courier" style:font-size-asian="12pt" style:font-style-asian="italic" style:font-name-complex="Courier" style:font-size-complex="12pt" style:font-style-complex="italic"/>
    </style:style>
    <style:style style:name="MP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ourier" fo:font-size="12pt" style:text-underline-style="solid" style:text-underline-width="auto" style:text-underline-color="font-color" style:font-name-asian="Courier" style:font-size-asian="12pt" style:font-name-complex="Courier" style:font-size-complex="12pt"/>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4">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5">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M2" style:page-layout-name="Mpm3" draw:style-name="Mdp1">
      <style:header>
        <text:p text:style-name="MP1">El Problema de Autovalores generalizado <text:s text:c="23"/></text:p>
      </style:header>
      <style:footer>
        <text:p text:style-name="MP2"><text:s text:c="61"/></text:p>
      </style:footer>
    </style:master-page>
    <style:master-page style:name="PM3" style:page-layout-name="Mpm4" draw:style-name="Mdp1">
      <style:footer>
        <text:p text:style-name="MP2"><text:s text:c="61"/></text:p>
      </style:footer>
    </style:master-page>
    <style:master-page style:name="PM4" style:page-layout-name="Mpm3" draw:style-name="Mdp1">
      <style:header>
        <text:p text:style-name="MP1">Métodos de resolución <text:s text:c="41"/></text:p>
      </style:header>
      <style:footer>
        <text:p text:style-name="MP2"><text:s text:c="61"/></text:p>
      </style:footer>
    </style:master-page>
    <style:master-page style:name="PM5" style:page-layout-name="Mpm3" draw:style-name="Mdp1">
      <style:header>
        <text:p text:style-name="MP1">Conclusiones <text:s text:c="50"/></text:p>
      </style:header>
      <style:footer>
        <text:p text:style-name="MP2"><text:s text:c="61"/></text:p>
      </style:footer>
    </style:master-page>
    <style:master-page style:name="PM6" style:page-layout-name="Mpm3" draw:style-name="Mdp1">
      <style:header>
        <text:p text:style-name="MP1">Bibliografía <text:s text:c="50"/></text:p>
      </style:header>
      <style:footer>
        <text:p text:style-name="MP2"><text:s text:c="61"/></text:p>
      </style:footer>
    </style:master-page>
    <style:master-page style:name="Endnote" style:page-layout-name="Mpm5"/>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3.2$MacOSX_X86_64 LibreOffice_project/48a6bac9e7e268aeb4c3483fcf825c94556d9f92</meta:generator>
    <meta:document-statistic meta:table-count="0" meta:image-count="0" meta:object-count="0" meta:page-count="90" meta:paragraph-count="654" meta:word-count="8402" meta:character-count="54213" meta:non-whitespace-character-count="41832"/>
  </office:meta>
</office:document-meta>
</file>